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Liberation Serif2" svg:font-family="'Liberation Serif'" style:font-pitch="variable"/>
    <style:font-face style:name="Mangal2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3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7044a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9d290" style:letter-kerning="true" style:font-name-asian="メイリオ1" style:font-size-asian="11pt" style:font-style-asian="normal" style:font-weight-asian="normal" style:text-emphasize="none"/>
    </style:style>
    <style:style style:name="P6" style:family="paragraph" style:parent-style-name="Text_20_body">
      <style:paragraph-properties fo:break-before="page">
        <style:tab-stops>
          <style:tab-stop style:position="348.41pt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dfc24" style:letter-kerning="true" style:font-name-asian="メイリオ1" style:font-size-asian="11pt" style:font-style-asian="normal" style:font-weight-asian="normal" style:text-emphasize="none"/>
    </style:style>
    <style:style style:name="P7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8" style:family="paragraph" style:parent-style-name="Standard">
      <style:paragraph-properties fo:break-before="page">
        <style:tab-stops>
          <style:tab-stop style:position="0pt"/>
          <style:tab-stop style:position="39.86pt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9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10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7caea" style:letter-kerning="true" style:font-name-asian="メイリオ1" style:font-size-asian="11pt" style:font-style-asian="normal" style:font-weight-asian="normal" style:text-emphasize="none"/>
    </style:style>
    <style:style style:name="P11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3bcc9" style:letter-kerning="true" style:font-name-asian="メイリオ1" style:font-size-asian="11pt" style:font-style-asian="normal" style:font-weight-asian="normal" style:text-emphasize="none"/>
    </style:style>
    <style:style style:name="P12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94814" style:letter-kerning="true" style:font-name-asian="メイリオ1" style:font-size-asian="11pt" style:font-style-asian="normal" style:font-weight-asian="normal" style:text-emphasize="none"/>
    </style:style>
    <style:style style:name="P13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8578e" style:letter-kerning="true" style:font-name-asian="メイリオ1" style:font-size-asian="11pt" style:font-style-asian="normal" style:font-weight-asian="normal" style:text-emphasize="none"/>
    </style:style>
    <style:style style:name="P14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8e1fbc" style:letter-kerning="true" style:font-name-asian="メイリオ1" style:font-size-asian="11pt" style:font-style-asian="normal" style:font-weight-asian="normal" style:text-emphasize="none"/>
    </style:style>
    <style:style style:name="P15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91737d" style:letter-kerning="true" style:font-name-asian="メイリオ1" style:font-size-asian="11pt" style:font-style-asian="normal" style:font-weight-asian="normal" style:text-emphasize="none"/>
    </style:style>
    <style:style style:name="P16" style:family="paragraph" style:parent-style-name="_3f__3f_">
      <style:paragraph-properties fo:margin-left="0pt" fo:margin-right="0pt" fo:margin-top="0pt" fo:margin-bottom="0pt" loext:contextual-spacing="false" style:line-height-at-least="10.01pt" fo:text-indent="0pt" style:auto-text-indent="false"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7" style:family="paragraph" style:parent-style-name="_3f__3f_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8" style:family="paragraph" style:parent-style-name="Standard">
      <style:text-properties fo:font-size="20pt" officeooo:paragraph-rsid="0143570c" style:font-name-asian="ＭＳ 明朝" style:font-size-asian="20pt" style:language-asian="ja" style:country-asian="JP" style:font-size-complex="20pt"/>
    </style:style>
    <style:style style:name="P19" style:family="paragraph" style:parent-style-name="表紙見出し">
      <style:paragraph-properties fo:text-align="start" style:justify-single-word="false"/>
      <style:text-properties fo:font-size="20pt" officeooo:paragraph-rsid="0143570c" style:font-name-asian="ＭＳ 明朝" style:font-size-asian="20pt" style:font-size-complex="20pt"/>
    </style:style>
    <style:style style:name="P20" style:family="paragraph" style:parent-style-name="表紙タイトル">
      <style:text-properties fo:font-size="20pt" fo:font-weight="bold" officeooo:paragraph-rsid="0143570c" style:font-name-asian="ＭＳ 明朝" style:font-size-asian="20pt" style:font-weight-asian="bold" style:font-size-complex="20pt" style:font-weight-complex="bold"/>
    </style:style>
    <style:style style:name="P21" style:family="paragraph" style:parent-style-name="表紙タイトル">
      <style:text-properties fo:font-size="20pt" fo:font-weight="bold" officeooo:rsid="0143570c" officeooo:paragraph-rsid="0143570c" style:font-name-asian="ＭＳ 明朝" style:font-size-asian="20pt" style:font-weight-asian="bold" style:font-size-complex="20pt" style:font-weight-complex="bold"/>
    </style:style>
    <style:style style:name="P22" style:family="paragraph" style:parent-style-name="表紙タイトル">
      <style:paragraph-properties fo:text-align="end" style:justify-single-word="false"/>
      <style:text-properties fo:font-size="12pt" officeooo:paragraph-rsid="0143570c" style:font-name-asian="ＭＳ 明朝" style:font-size-asian="12pt" style:font-size-complex="12pt"/>
    </style:style>
    <style:style style:name="P23" style:family="paragraph" style:parent-style-name="表紙タイトル">
      <style:text-properties fo:font-size="12pt" officeooo:paragraph-rsid="0143570c" style:font-name-asian="ＭＳ 明朝" style:font-size-asian="12pt" style:font-size-complex="12pt"/>
    </style:style>
    <style:style style:name="P24" style:family="paragraph" style:parent-style-name="表紙タイトル" style:master-page-name="Standard">
      <style:paragraph-properties fo:text-align="end" style:justify-single-word="false" style:page-number="1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3570c" style:letter-kerning="true" style:font-name-asian="メイリオ1" style:font-size-asian="11pt" style:font-style-asian="normal" style:font-weight-asian="normal" style:text-emphasize="none"/>
    </style:style>
    <style:style style:name="P25" style:family="paragraph" style:parent-style-name="表紙見出し" style:master-page-name="First_20_Page">
      <style:paragraph-properties fo:text-align="start" style:justify-single-word="false" style:page-number="1"/>
      <style:text-properties fo:font-size="12pt" officeooo:paragraph-rsid="0143570c" style:font-name-asian="ＭＳ 明朝" style:font-size-asian="12pt" style:font-size-complex="12pt"/>
    </style:style>
    <style:style style:name="P26" style:family="paragraph">
      <style:text-properties style:font-name="ＭＳ Ｐゴシック" fo:font-size="12pt" style:font-name-asian="ＭＳ Ｐゴシック" style:font-size-asian="12pt" style:font-size-complex="12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ＭＳ Ｐゴシック1" fo:font-size="9pt" style:font-size-asian="9pt" style:font-size-complex="9pt"/>
    </style:style>
    <style:style style:name="P30" style:family="paragraph">
      <style:paragraph-properties fo:margin-left="0pt" fo:margin-right="0pt" fo:margin-top="0pt" fo:margin-bottom="0pt" fo:line-height="100%" fo:text-align="center" fo:text-indent="0pt"/>
    </style:style>
    <style:style style:name="P31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9pt" style:font-name-asian="ＭＳ Ｐゴシック" style:font-size-asian="9pt" style:font-size-complex="9pt"/>
    </style:style>
    <style:style style:name="P32" style:family="paragraph">
      <style:paragraph-properties fo:margin-left="11.34pt" fo:margin-right="0pt" fo:text-align="center" fo:text-indent="0pt"/>
    </style:style>
    <style:style style:name="P33" style:family="paragraph">
      <style:paragraph-properties fo:margin-left="11.34pt" fo:margin-right="0pt" fo:line-height="100%" fo:text-align="center" fo:text-indent="0pt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34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35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36" style:family="paragraph">
      <style:text-properties style:font-name="ＭＳ Ｐゴシック" fo:font-size="9pt" style:font-size-asian="9pt" style:font-size-complex="9pt"/>
    </style:style>
    <style:style style:name="P37" style:family="paragraph">
      <style:paragraph-properties fo:margin-left="36.85pt" fo:margin-right="0pt" fo:text-indent="-36.43pt"/>
    </style:style>
    <style:style style:name="P38" style:family="paragraph">
      <style:paragraph-properties fo:margin-left="33.99pt" fo:margin-right="0pt" fo:text-indent="-33.62pt"/>
    </style:style>
    <style:style style:name="P39" style:family="paragraph">
      <style:paragraph-properties fo:margin-left="25.51pt" fo:margin-right="0pt" fo:text-indent="0pt"/>
    </style:style>
    <style:style style:name="P40" style:family="paragraph">
      <style:paragraph-properties fo:margin-left="22.71pt" fo:margin-right="0pt" fo:text-indent="-28.12pt"/>
    </style:style>
    <style:style style:name="P41" style:family="paragraph">
      <style:text-properties style:font-name="ＭＳ Ｐゴシック1" fo:font-size="9pt" style:font-name-asian="ＭＳ Ｐゴシック1" style:font-size-asian="9pt" style:font-size-complex="9pt"/>
    </style:style>
    <style:style style:name="P42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10pt" style:font-name-asian="ＭＳ Ｐゴシック1" style:font-size-asian="10pt" style:font-size-complex="10pt"/>
    </style:style>
    <style:style style:name="P43" style:family="paragraph">
      <style:paragraph-properties fo:text-align="center"/>
      <style:text-properties style:font-name="メイリオ1" fo:font-size="9pt" style:font-name-asian="ＭＳ Ｐゴシック1" style:font-size-asian="9pt" style:font-size-complex="9pt"/>
    </style:style>
    <style:style style:name="P44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9pt" style:font-name-asian="ＭＳ Ｐゴシック1" style:font-size-asian="9pt" style:font-size-complex="9pt"/>
    </style:style>
    <style:style style:name="P45" style:family="paragraph">
      <style:paragraph-properties fo:margin-left="28.35pt" fo:margin-right="0pt" fo:text-indent="-28.12pt"/>
    </style:style>
    <style:style style:name="P46" style:family="paragraph">
      <style:paragraph-properties fo:margin-left="25.51pt" fo:margin-right="0pt" fo:text-indent="-25.29pt"/>
    </style:style>
    <style:style style:name="P47" style:family="paragraph">
      <style:paragraph-properties fo:margin-left="28.35pt" fo:margin-right="0pt" fo:text-indent="-28.03pt"/>
    </style:style>
    <style:style style:name="P48" style:family="paragraph">
      <style:paragraph-properties fo:text-align="center"/>
      <style:text-properties style:font-name="メイリオ1"/>
    </style:style>
    <style:style style:name="P49" style:family="paragraph">
      <style:paragraph-properties fo:line-height="100%" fo:text-align="center" style:text-autospace="none"/>
    </style:style>
    <style:style style:name="P50" style:family="paragraph">
      <style:paragraph-properties fo:line-height="100%" fo:text-align="center" style:text-autospace="none"/>
      <style:text-properties fo:color="#3f7f5f" style:font-name="ＭＳ Ｐゴシック1" fo:font-size="9pt" style:font-name-asian="ＭＳ Ｐゴシック1" style:font-size-asian="9pt" style:font-name-complex="Monaco" style:font-size-complex="9pt"/>
    </style:style>
    <style:style style:name="P51" style:family="paragraph">
      <style:paragraph-properties fo:line-height="100%" fo:text-align="center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52" style:family="paragraph">
      <style:paragraph-properties fo:margin-left="31.21pt" fo:margin-right="0pt" fo:text-indent="-30.93pt"/>
    </style:style>
    <style:style style:name="P53" style:family="paragraph">
      <style:paragraph-properties fo:text-align="center" style:text-autospace="none"/>
    </style:style>
    <style:style style:name="P54" style:family="paragraph">
      <style:paragraph-properties fo:line-height="100%"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55" style:family="paragraph">
      <style:paragraph-properties fo:margin-left="36.85pt" fo:margin-right="0pt" fo:text-indent="-36.51pt"/>
    </style:style>
    <style:style style:name="P56" style:family="paragraph">
      <style:text-properties style:font-name="ＭＳ Ｐゴシック1" fo:font-size="10pt" style:font-size-asian="10pt" style:font-size-complex="10pt"/>
    </style:style>
    <style:style style:name="P57" style:family="paragraph">
      <style:paragraph-properties fo:margin-left="33.99pt" fo:margin-right="0pt" fo:text-indent="-2.61pt"/>
    </style:style>
    <style:style style:name="P58" style:family="paragraph">
      <style:paragraph-properties fo:margin-left="0pt" fo:margin-right="0pt" fo:text-indent="2.86pt"/>
    </style:style>
    <style:style style:name="P59" style:family="paragraph">
      <style:paragraph-properties fo:margin-left="36.85pt" fo:margin-right="0pt" fo:text-indent="0pt"/>
    </style:style>
    <style:style style:name="P60" style:family="paragraph">
      <style:paragraph-properties fo:margin-left="33.99pt" fo:margin-right="0pt" fo:text-indent="0pt"/>
    </style:style>
    <style:style style:name="P61" style:family="paragraph">
      <style:text-properties style:font-name="ＭＳ Ｐゴシック1" fo:font-size="9pt" style:font-name-asian="メイリオ1" style:font-size-asian="9pt" style:font-size-complex="9pt"/>
    </style:style>
    <style:style style:name="P62" style:family="paragraph">
      <style:paragraph-properties fo:margin-left="28.35pt" fo:margin-right="0pt" fo:text-indent="0pt"/>
    </style:style>
    <style:style style:name="P63" style:family="paragraph">
      <style:paragraph-properties fo:margin-left="31.21pt" fo:margin-right="0pt" fo:text-indent="-28.12pt"/>
    </style:style>
    <style:style style:name="P64" style:family="paragraph">
      <style:paragraph-properties fo:margin-left="22.71pt" fo:margin-right="0pt" fo:text-indent="-36.51pt"/>
    </style:style>
    <style:style style:name="P65" style:family="paragraph">
      <style:paragraph-properties fo:margin-left="22.71pt" fo:margin-right="0pt" fo:text-indent="-22.48pt"/>
    </style:style>
    <style:style style:name="P66" style:family="paragraph">
      <style:paragraph-properties fo:margin-left="19.84pt" fo:margin-right="0pt" fo:text-indent="-16.72pt"/>
    </style:style>
    <style:style style:name="P67" style:family="paragraph">
      <style:paragraph-properties fo:margin-left="19.84pt" fo:margin-right="0pt" fo:text-indent="0pt"/>
    </style:style>
    <style:style style:name="P68" style:family="paragraph">
      <style:paragraph-properties fo:margin-left="22.71pt" fo:margin-right="0pt" fo:text-indent="0pt"/>
    </style:style>
    <style:style style:name="P69" style:family="paragraph">
      <style:paragraph-properties fo:margin-left="36.85pt" fo:margin-right="0pt" fo:text-indent="-36.37pt"/>
    </style:style>
    <style:style style:name="P70" style:family="paragraph">
      <style:paragraph-properties fo:margin-left="33.99pt" fo:margin-right="0pt" fo:text-indent="-33.53pt"/>
    </style:style>
    <style:style style:name="P71" style:family="paragraph">
      <style:paragraph-properties fo:margin-left="28.35pt" fo:margin-right="0pt" fo:text-indent="-27.98pt"/>
    </style:style>
    <style:style style:name="P72" style:family="paragraph">
      <style:paragraph-properties fo:margin-left="28.35pt" fo:margin-right="0pt" fo:text-indent="-36.51pt"/>
    </style:style>
    <style:style style:name="P73" style:family="paragraph">
      <style:text-properties fo:font-size="12pt"/>
    </style:style>
    <style:style style:name="P74" style:family="paragraph">
      <style:paragraph-properties fo:margin-left="28.35pt" fo:margin-right="0pt" fo:text-indent="-2.61pt"/>
    </style:style>
    <style:style style:name="P75" style:family="paragraph">
      <style:paragraph-properties fo:margin-left="28.35pt" fo:margin-right="0pt" fo:text-indent="-28.18pt"/>
    </style:style>
    <style:style style:name="P76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77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P78" style:family="paragraph">
      <style:paragraph-properties fo:margin-left="42.49pt" fo:margin-right="0pt" fo:text-indent="-39.46pt"/>
    </style:style>
    <style:style style:name="P79" style:family="paragraph">
      <style:paragraph-properties fo:margin-left="36.85pt" fo:margin-right="0pt" fo:text-indent="-33.68pt"/>
    </style:style>
    <style:style style:name="P80" style:family="paragraph">
      <style:paragraph-properties fo:margin-left="31.21pt" fo:margin-right="0pt" fo:text-indent="0pt"/>
    </style:style>
    <style:style style:name="P81" style:family="paragraph">
      <style:paragraph-properties fo:margin-left="31.21pt" fo:margin-right="0pt" fo:line-height="100%" fo:text-align="center" fo:text-indent="0pt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82" style:family="paragraph">
      <style:paragraph-properties fo:margin-left="25.51pt" fo:margin-right="0pt" fo:text-indent="-25.43pt"/>
    </style:style>
    <style:style style:name="P83" style:family="paragraph">
      <style:paragraph-properties fo:margin-left="28.35pt" fo:margin-right="0pt" fo:text-indent="-28.23pt"/>
    </style:style>
    <style:style style:name="P84" style:family="paragraph">
      <style:text-properties fo:font-size="9pt" style:font-name-asian="ＭＳ Ｐゴシック1" style:font-size-asian="9pt" style:font-size-complex="9pt"/>
    </style:style>
    <style:style style:name="P85" style:family="paragraph">
      <style:text-properties fo:font-size="9pt" style:font-size-asian="9pt" style:font-size-complex="9pt"/>
    </style:style>
    <style:style style:name="T1" style:family="text">
      <style:text-properties style:font-name="メイリオ1" fo:font-size="11pt" style:font-name-asian="メイリオ1" style:font-size-asian="11pt" style:font-size-complex="11pt"/>
    </style:style>
    <style:style style:name="T2" style:family="text">
      <style:text-properties style:font-name="ＭＳ Ｐゴシック1" fo:font-size="9pt" style:font-size-asian="9pt" style:font-size-complex="9pt"/>
    </style:style>
    <style:style style:name="T3" style:family="text">
      <style:text-properties style:font-name="ＭＳ Ｐゴシック1" fo:font-size="9pt" style:font-name-asian="ＭＳ Ｐゴシック" style:font-size-asian="9pt" style:font-size-complex="9pt"/>
    </style:style>
    <style:style style:name="T4" style:family="text">
      <style:text-properties style:font-name="ＭＳ Ｐゴシック1" fo:font-size="9pt" style:font-name-asian="メイリオ1" style:font-size-asian="9pt" style:font-size-complex="9pt"/>
    </style:style>
    <style:style style:name="T5" style:family="text">
      <style:text-properties style:font-name="ＭＳ Ｐゴシック1" fo:font-size="10pt" style:font-name-asian="ＭＳ Ｐゴシック1" style:font-size-asian="10pt" style:font-size-complex="10pt"/>
    </style:style>
    <style:style style:name="T6" style:family="text">
      <style:text-properties style:font-name="ＭＳ Ｐゴシック" fo:font-size="9pt" style:font-size-asian="9pt" style:font-size-complex="9pt"/>
    </style:style>
    <style:style style:name="T7" style:family="text">
      <style:text-properties style:font-name="ＭＳ Ｐゴシック1" fo:font-size="9pt" style:font-name-asian="ＭＳ Ｐゴシック1" style:font-size-asian="9pt" style:font-size-complex="9pt"/>
    </style:style>
    <style:style style:name="T8" style:family="text">
      <style:text-properties fo:font-variant="normal" fo:text-transform="none"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9" style:family="text">
      <style:text-properties style:font-name="メイリオ1" fo:font-size="9pt" style:font-name-asian="ＭＳ Ｐゴシック1" style:font-size-asian="9pt" style:font-size-complex="9pt"/>
    </style:style>
    <style:style style:name="T10" style:family="text">
      <style:text-properties fo:font-variant="normal" fo:text-transform="none"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11" style:family="text">
      <style:text-properties style:font-name="メイリオ1"/>
    </style:style>
    <style:style style:name="T12" style:family="text"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T13" style:family="text">
      <style:text-properties fo:font-size="9pt" style:font-name-asian="ＭＳ Ｐゴシック1" style:font-size-asian="9pt" style:font-size-complex="9pt"/>
    </style:style>
    <style:style style:name="T14" style:family="text">
      <style:text-properties fo:color="#000000" style:font-name="Monaco" fo:font-size="9pt" style:font-name-asian="ＭＳ Ｐゴシック1" style:font-size-asian="9pt" style:font-name-complex="Monaco" style:font-size-complex="9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257.41pt" style:run-through="foreground"/>
    </style:style>
    <style:style style:name="gr3" style:family="graphic">
      <style:graphic-properties svg:stroke-color="#000000" draw:marker-end="Arrow" draw:marker-end-width="5.64pt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0.04pt" fo:min-width="19.36pt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35.6pt" fo:min-width="86.71pt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44.6pt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35.6pt" fo:min-width="86.74pt" style:run-through="foreground"/>
    </style:style>
    <style:style style:name="gr10" style:family="graphic">
      <style:graphic-properties svg:stroke-color="#000000" draw:marker-end="Arrow" draw:marker-end-width="5.64pt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17.74pt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70.5pt" fo:min-width="136.94pt" style:run-through="foreground"/>
    </style:style>
    <style:style style:name="gr13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end="Arrow" draw:fill="none" draw:fill-color="#ffffff" fo:min-height="16.75pt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70.5pt" fo:min-width="136.94pt" style:run-through="foreground"/>
    </style:style>
    <style:style style:name="gr16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7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-width="5.64pt" draw:fill="solid" draw:fill-color="#ffffff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-width="5.64pt" draw:fill="none" draw:fill-color="#ffffff" fo:min-height="348.21pt" style:run-through="foreground"/>
    </style:style>
    <style:style style:name="gr20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20.01pt" fo:min-width="20.44pt" style:run-through="foreground"/>
    </style:style>
    <style:style style:name="gr21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16.7pt" fo:min-width="19.16pt" style:run-through="foreground"/>
    </style:style>
    <style:style style:name="gr22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52.7pt" fo:min-width="142.7pt" style:run-through="foreground"/>
    </style:style>
    <style:style style:name="gr23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35.6pt" fo:min-width="87.7pt" style:run-through="foreground"/>
    </style:style>
    <style:style style:name="gr24" style:family="graphic">
      <style:graphic-properties draw:stroke="none" svg:stroke-color="#000000" draw:marker-end-width="5.64pt" draw:fill="none" draw:fill-color="#ffffff" fo:min-height="17.74pt" style:run-through="foreground"/>
    </style:style>
    <style:style style:name="gr25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52.7pt" fo:min-width="103.8pt" style:run-through="foreground"/>
    </style:style>
    <style:style style:name="gr26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15.85pt" fo:min-width="18.65pt" style:run-through="foreground"/>
    </style:style>
    <style:style style:name="gr27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20.04pt" fo:min-width="19.84pt" style:run-through="foreground"/>
    </style:style>
    <style:style style:name="gr28" style:family="graphic">
      <style:graphic-properties draw:stroke="none" svg:stroke-color="#000000" draw:marker-end="Arrow" draw:fill="none" draw:fill-color="#ffffff" fo:min-height="265.01pt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72.91pt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35.6pt" fo:min-width="87.7pt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1pt" fo:min-width="109.36pt" style:run-through="foreground"/>
    </style:style>
    <style:style style:name="gr32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27.36pt" style:run-through="foreground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17.21pt" fo:min-width="95.24pt" style:run-through="foreground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35.6pt" fo:min-width="82.4pt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17.21pt" fo:min-width="95.1pt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26.96pt" style:run-through="fore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3pt" fo:min-width="128.35pt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73.31pt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69.4pt" style:run-through="foreground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70.5pt" fo:min-width="139.66pt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50.29pt" fo:min-width="139.66pt" style:run-through="foreground"/>
    </style:style>
    <style:style style:name="gr42" style:family="graphic">
      <style:graphic-properties draw:stroke="none" svg:stroke-color="#000000" draw:marker-end="Arrow" draw:fill="none" draw:fill-color="#ffffff" fo:min-height="11.96pt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55.19pt" fo:min-width="139.66pt" style:run-through="foreground"/>
    </style:style>
    <style:style style:name="gr44" style:family="graphic">
      <style:graphic-properties draw:stroke="none" svg:stroke-color="#000000" draw:marker-end="Arrow" draw:fill="none" draw:fill-color="#ffffff" fo:min-height="13.1pt" style:run-through="foreground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51.79pt" fo:min-width="170.59pt" style:run-through="foreground"/>
    </style:style>
    <style:style style:name="gr46" style:family="graphic">
      <style:graphic-properties draw:stroke="none" svg:stroke-color="#000000" draw:fill="none" draw:fill-color="#ffffff" fo:min-height="82.66pt" style:run-through="fore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05.7pt" style:run-through="foreground"/>
    </style:style>
    <style:style style:name="gr48" style:family="graphic">
      <style:graphic-properties svg:stroke-color="#000000" draw:fill="solid" draw:fill-color="#ffffff" draw:textarea-horizontal-align="justify" draw:textarea-vertical-align="middle" draw:auto-grow-height="false" fo:min-height="70.5pt" fo:min-width="132.66pt" style:run-through="fore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36.4pt" fo:min-width="152.11pt" style:run-through="foreground"/>
    </style:style>
    <style:style style:name="gr50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46pt" fo:min-width="152.19pt" style:run-through="foreground"/>
    </style:style>
    <style:style style:name="gr51" style:family="graphic">
      <style:graphic-properties draw:stroke="none" svg:stroke-color="#000000" draw:marker-end="Arrow" draw:fill="none" draw:fill-color="#ffffff" fo:min-height="236.69pt" style:run-through="foreground"/>
    </style:style>
    <style:style style:name="gr52" style:family="graphic">
      <style:graphic-properties svg:stroke-color="#000000" draw:marker-end="Arrow" draw:fill="solid" draw:fill-color="#ffffff" draw:textarea-horizontal-align="justify" draw:textarea-vertical-align="middle" draw:auto-grow-height="false" fo:min-height="38.95pt" fo:min-width="116.76pt" style:run-through="foreground"/>
    </style:style>
    <style:style style:name="gr53" style:family="graphic">
      <style:graphic-properties svg:stroke-color="#000000" draw:marker-end="Arrow" draw:fill="solid" draw:fill-color="#ffffff" draw:textarea-horizontal-align="justify" draw:textarea-vertical-align="middle" draw:auto-grow-height="false" fo:min-height="46.06pt" fo:min-width="116.76pt" style:run-through="foreground"/>
    </style:style>
    <style:style style:name="gr54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35pt" fo:min-width="169.8pt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4pt" fo:min-width="169.54pt" style:run-through="foreground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34.5pt" fo:min-width="170.59pt" style:run-through="foreground"/>
    </style:style>
    <style:style style:name="gr57" style:family="graphic">
      <style:graphic-properties draw:stroke="none" svg:stroke-color="#000000" draw:fill="none" draw:fill-color="#ffffff" fo:min-height="35.35pt" style:run-through="foreground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69.51pt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8pt" fo:min-width="74.24pt" style:run-through="foreground"/>
    </style:style>
    <style:style style:name="gr60" style:family="graphic">
      <style:graphic-properties svg:stroke-color="#000000" draw:fill="solid" draw:fill-color="#ffffff" draw:textarea-horizontal-align="justify" draw:textarea-vertical-align="middle" draw:auto-grow-height="false" fo:min-height="36.74pt" fo:min-width="170.59pt" style:run-through="foreground"/>
    </style:style>
    <style:style style:name="gr61" style:family="graphic">
      <style:graphic-properties draw:stroke="none" svg:stroke-color="#000000" draw:fill="none" draw:fill-color="#ffffff" fo:min-height="37.64pt" style:run-through="foreground"/>
    </style:style>
    <style:style style:name="gr62" style:family="graphic">
      <style:graphic-properties svg:stroke-color="#000000" draw:fill="solid" draw:fill-color="#ffffff" draw:textarea-horizontal-align="justify" draw:textarea-vertical-align="middle" draw:auto-grow-height="false" fo:min-height="38.1pt" fo:min-width="61.91pt" style:run-through="foreground"/>
    </style:style>
    <style:style style:name="gr63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96pt" fo:min-width="127.36pt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70.7pt" fo:min-width="96.75pt" style:run-through="foreground"/>
    </style:style>
    <style:style style:name="gr65" style:family="graphic">
      <style:graphic-properties draw:stroke="none" svg:stroke-color="#000000" draw:marker-end="Arrow" draw:fill="none" draw:fill-color="#ffffff" fo:min-height="9.55pt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48.05pt" fo:min-width="96.75pt" style:run-through="foreground"/>
    </style:style>
    <style:style style:name="gr67" style:family="graphic">
      <style:graphic-properties draw:stroke="none" svg:stroke-color="#000000" draw:marker-end="Arrow" draw:fill="none" draw:fill-color="#ffffff" fo:min-height="9.04pt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5pt" fo:min-width="123.85pt" style:run-through="foreground"/>
    </style:style>
    <style:style style:name="gr69" style:family="graphic">
      <style:graphic-properties svg:stroke-color="#000000" draw:fill="solid" draw:fill-color="#ffffff" draw:textarea-horizontal-align="justify" draw:textarea-vertical-align="middle" draw:auto-grow-height="false" fo:min-height="58.14pt" fo:min-width="96.75pt" style:run-through="foreground"/>
    </style:style>
    <style:style style:name="gr70" style:family="graphic">
      <style:graphic-properties draw:stroke="none" svg:stroke-color="#000000" draw:marker-end="Arrow" draw:fill="none" draw:fill-color="#ffffff" fo:min-height="91.16pt" style:run-through="foreground"/>
    </style:style>
    <style:style style:name="gr71" style:family="graphic">
      <style:graphic-properties draw:stroke="none" svg:stroke-color="#000000" draw:marker-end="Arrow" draw:fill="none" draw:fill-color="#ffffff" fo:min-height="165.74pt" style:run-through="foreground"/>
    </style:style>
    <style:style style:name="gr72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35pt" fo:min-width="172.91pt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50.46pt" fo:min-width="139.69pt" style:run-through="foreground"/>
    </style:style>
    <style:style style:name="gr74" style:family="graphic">
      <style:graphic-properties svg:stroke-color="#000000" draw:marker-end="Arrow" draw:fill="solid" draw:fill-color="#ffffff" draw:textarea-horizontal-align="justify" draw:textarea-vertical-align="middle" draw:auto-grow-height="false" fo:min-height="23.16pt" fo:min-width="169.4pt" style:run-through="foreground"/>
    </style:style>
    <style:style style:name="gr75" style:family="graphic">
      <style:graphic-properties draw:stroke="none" svg:stroke-color="#000000" draw:marker-end="Arrow" draw:fill="none" draw:fill-color="#ffffff" fo:min-height="159.14pt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66pt" fo:min-width="169.4pt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56pt" fo:min-width="169.4pt" style:run-through="foreground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13.41pt" fo:min-width="95.1pt" style:run-through="foreground"/>
    </style:style>
    <style:style style:name="gr79" style:family="graphic">
      <style:graphic-properties svg:stroke-color="#000000" draw:fill="solid" draw:fill-color="#ffffff" draw:textarea-horizontal-align="justify" draw:textarea-vertical-align="middle" draw:auto-grow-height="false" fo:min-height="47.85pt" fo:min-width="139.75pt" style:run-through="foreground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41.75pt" fo:min-width="170.59pt" style:run-through="foreground"/>
    </style:style>
    <style:style style:name="gr81" style:family="graphic">
      <style:graphic-properties draw:stroke="none" svg:stroke-color="#000000" draw:fill="none" draw:fill-color="#ffffff" fo:min-height="51.11pt" style:run-through="foreground"/>
    </style:style>
    <style:style style:name="gr82" style:family="graphic">
      <style:graphic-properties svg:stroke-color="#000000" draw:fill="solid" draw:fill-color="#ffffff" draw:textarea-horizontal-align="justify" draw:textarea-vertical-align="middle" draw:auto-grow-height="false" fo:min-height="70.55pt" fo:min-width="137pt" style:run-through="foreground"/>
    </style:style>
    <style:style style:name="gr83" style:family="graphic">
      <style:graphic-properties draw:stroke="none" svg:stroke-color="#000000" draw:marker-end="Arrow" draw:fill="none" draw:fill-color="#ffffff" fo:min-height="9.5pt" style:run-through="foreground"/>
    </style:style>
    <style:style style:name="gr84" style:family="graphic">
      <style:graphic-properties svg:stroke-color="#000000" draw:fill="solid" draw:fill-color="#ffffff" draw:textarea-horizontal-align="justify" draw:textarea-vertical-align="middle" draw:auto-grow-height="false" fo:min-height="45.35pt" fo:min-width="170.59pt" style:run-through="foreground"/>
    </style:style>
    <style:style style:name="gr85" style:family="graphic">
      <style:graphic-properties draw:stroke="none" svg:stroke-color="#000000" draw:fill="none" draw:fill-color="#ffffff" fo:min-height="55.56pt" style:run-through="foreground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29.06pt" fo:min-width="109.64pt" style:run-through="foreground"/>
    </style:style>
    <style:style style:name="gr87" style:family="graphic">
      <style:graphic-properties draw:stroke="none" svg:stroke-color="#000000" draw:marker-end="Arrow" draw:fill="none" draw:fill-color="#ffffff" fo:min-height="183.29pt" style:run-through="foreground"/>
    </style:style>
    <style:style style:name="gr8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4pt" fo:min-width="102.7pt" style:run-through="foreground"/>
    </style:style>
    <style:style style:name="gr8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02.61pt" style:run-through="foreground"/>
    </style:style>
    <style:style style:name="gr90" style:family="graphic">
      <style:graphic-properties draw:stroke="none" svg:stroke-color="#000000" draw:marker-end="Arrow" draw:fill="none" draw:fill-color="#ffffff" fo:min-height="204.55pt" style:run-through="foreground"/>
    </style:style>
    <style:style style:name="gr91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77.84pt" style:run-through="foreground"/>
    </style:style>
    <style:style style:name="gr92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59.14pt" style:run-through="foreground"/>
    </style:style>
    <style:style style:name="gr93" style:family="graphic">
      <style:graphic-properties svg:stroke-color="#000000" draw:fill="solid" draw:fill-color="#ffffff" draw:textarea-horizontal-align="justify" draw:textarea-vertical-align="middle" draw:auto-grow-height="false" fo:min-height="35.66pt" fo:min-width="82.49pt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88.44pt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41.1pt" fo:min-width="127.36pt" style:run-through="foreground"/>
    </style:style>
    <style:style style:name="gr96" style:family="graphic">
      <style:graphic-properties svg:stroke-color="#000000" draw:fill="solid" draw:fill-color="#ffffff" draw:textarea-horizontal-align="justify" draw:textarea-vertical-align="middle" draw:auto-grow-height="false" fo:min-height="35.55pt" fo:min-width="145.05pt" style:run-through="foreground"/>
    </style:style>
    <style:style style:name="gr97" style:family="graphic">
      <style:graphic-properties draw:stroke="none" svg:stroke-color="#000000" draw:fill="none" draw:fill-color="#ffffff" fo:min-height="27.04pt" style:run-through="foreground"/>
    </style:style>
    <style:style style:name="gr98" style:family="graphic">
      <style:graphic-properties svg:stroke-color="#000000" draw:fill="solid" draw:fill-color="#ffffff" draw:textarea-horizontal-align="justify" draw:textarea-vertical-align="middle" draw:auto-grow-height="false" fo:min-height="17.21pt" fo:min-width="81.24pt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44.99pt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16.25pt" style:run-through="foreground"/>
    </style:style>
    <style:style style:name="gr101" style:family="graphic">
      <style:graphic-properties svg:stroke-color="#000000" draw:fill="solid" draw:fill-color="#ffffff" draw:textarea-horizontal-align="justify" draw:textarea-vertical-align="middle" draw:auto-grow-height="false" fo:min-height="40.59pt" fo:min-width="170.59pt" style:run-through="foreground"/>
    </style:style>
    <style:style style:name="gr102" style:family="graphic">
      <style:graphic-properties draw:stroke="none" svg:stroke-color="#000000" draw:fill="none" draw:fill-color="#ffffff" fo:min-height="58.34pt" style:run-through="foreground"/>
    </style:style>
    <style:style style:name="gr103" style:family="graphic">
      <style:graphic-properties svg:stroke-color="#000000" draw:fill="solid" draw:fill-color="#ffffff" draw:textarea-horizontal-align="justify" draw:textarea-vertical-align="middle" draw:auto-grow-height="false" fo:min-height="17.21pt" fo:min-width="93.15pt" style:run-through="foreground"/>
    </style:style>
    <style:style style:name="gr104" style:family="graphic">
      <style:graphic-properties svg:stroke-color="#000000" draw:fill="solid" draw:fill-color="#ffffff" draw:textarea-horizontal-align="justify" draw:textarea-vertical-align="middle" draw:auto-grow-height="false" fo:min-height="49.29pt" fo:min-width="170.59pt" style:run-through="foreground"/>
    </style:style>
    <style:style style:name="gr105" style:family="graphic">
      <style:graphic-properties draw:stroke="none" svg:stroke-color="#000000" draw:fill="none" draw:fill-color="#ffffff" fo:min-height="76.05pt" style:run-through="foreground"/>
    </style:style>
    <style:style style:name="gr106" style:family="graphic">
      <style:graphic-properties draw:stroke="none" svg:stroke-color="#000000" draw:marker-end="Arrow" draw:fill="none" draw:fill-color="#ffffff" fo:min-height="257.41pt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7" style:family="graphic">
      <style:graphic-properties svg:stroke-color="#000000" draw:marker-end="Arrow" draw:marker-end-width="5.64pt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8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9" style:family="graphic">
      <style:graphic-properties svg:stroke-color="#000000" draw:fill="solid" draw:fill-color="#ffffff" draw:textarea-horizontal-align="justify" draw:textarea-vertical-align="middle" draw:auto-grow-height="false" fo:min-height="20.04pt" fo:min-width="19.36pt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10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11" style:family="graphic">
      <style:graphic-properties svg:stroke-color="#000000" draw:fill="solid" draw:fill-color="#ffffff" draw:textarea-horizontal-align="justify" draw:textarea-vertical-align="middle" draw:auto-grow-height="false" fo:min-height="62.84pt" fo:min-width="139.66pt" style:run-through="foreground"/>
    </style:style>
    <style:style style:name="gr112" style:family="graphic">
      <style:graphic-properties draw:stroke="none" svg:stroke-color="#000000" draw:marker-end="Arrow" draw:fill="none" draw:fill-color="#ffffff" fo:min-height="14.91pt" style:run-through="foreground"/>
    </style:style>
    <style:style style:name="gr113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76pt" fo:min-width="169.4pt" style:run-through="foreground"/>
    </style:style>
    <style:style style:name="gr114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65pt" fo:min-width="169.4pt" style:run-through="foreground"/>
    </style:style>
    <style:style style:name="gr115" style:family="graphic">
      <style:graphic-properties svg:stroke-color="#000000" draw:fill="solid" draw:fill-color="#ffffff" draw:textarea-horizontal-align="justify" draw:textarea-vertical-align="middle" draw:auto-grow-height="false" fo:min-height="67.95pt" fo:min-width="139.66pt" style:run-through="foreground"/>
    </style:style>
    <style:style style:name="gr116" style:family="graphic">
      <style:graphic-properties draw:stroke="none" svg:stroke-color="#000000" draw:marker-end="Arrow" draw:fill="none" draw:fill-color="#ffffff" fo:min-height="16.16pt" style:run-through="foreground"/>
    </style:style>
    <style:style style:name="gr117" style:family="graphic">
      <style:graphic-properties svg:stroke-color="#000000" draw:fill="solid" draw:fill-color="#ffffff" draw:textarea-horizontal-align="justify" draw:textarea-vertical-align="middle" draw:auto-grow-height="false" fo:min-height="35.6pt" fo:min-width="82.4pt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18" style:family="graphic">
      <style:graphic-properties svg:stroke-color="#000000" draw:marker-end="Arrow" draw:marker-end-width="5.64pt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1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44.6pt" style:run-through="foreground"/>
    </style:style>
    <style:style style:name="gr120" style:family="graphic">
      <style:graphic-properties svg:stroke-color="#000000" draw:fill="solid" draw:fill-color="#ffffff" draw:textarea-horizontal-align="justify" draw:textarea-vertical-align="middle" draw:auto-grow-height="false" fo:min-height="37.5pt" fo:min-width="167.05pt" style:run-through="foreground"/>
    </style:style>
    <style:style style:name="gr121" style:family="graphic">
      <style:graphic-properties draw:stroke="none" svg:stroke-color="#000000" draw:fill="none" draw:fill-color="#ffffff" fo:min-height="40.56pt" style:run-through="foreground"/>
    </style:style>
    <style:style style:name="gr122" style:family="graphic">
      <style:graphic-properties svg:stroke-color="#000000" draw:fill="solid" draw:fill-color="#ffffff" draw:textarea-horizontal-align="justify" draw:textarea-vertical-align="middle" draw:auto-grow-height="false" fo:min-height="35.66pt" fo:min-width="86.74pt" style:run-through="foreground"/>
    </style:style>
    <style:style style:name="gr123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91pt" fo:min-width="129.29pt" style:run-through="foreground"/>
    </style:style>
    <style:style style:name="gr124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8pt" fo:min-width="129.29pt" style:run-through="foreground"/>
    </style:style>
    <style:style style:name="gr125" style:family="graphic">
      <style:graphic-properties svg:stroke-color="#000000" draw:marker-end="Arrow" draw:marker-end-width="5.64pt" draw:fill="solid" draw:fill-color="#ffffff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26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19pt" fo:min-width="129.29pt" style:run-through="foreground"/>
    </style:style>
    <style:style style:name="gr127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05pt" fo:min-width="129.29pt" style:run-through="foreground"/>
    </style:style>
    <style:style style:name="gr128" style:family="graphic">
      <style:graphic-properties draw:stroke="none" svg:stroke-color="#000000" draw:marker-end="Arrow" draw:fill="none" draw:fill-color="#ffffff" fo:min-height="261.04pt" style:run-through="foreground"/>
    </style:style>
    <style:style style:name="gr1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36pt" fo:min-width="108.79pt" style:run-through="foreground"/>
    </style:style>
    <style:style style:name="gr130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25pt" fo:min-width="108.79pt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01pt" fo:min-width="129.29pt" style:run-through="foreground"/>
    </style:style>
    <style:style style:name="gr132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45pt" fo:min-width="129.29pt" style:run-through="foreground"/>
    </style:style>
    <style:style style:name="gr133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7pt" fo:min-width="129.29pt" style:run-through="foreground"/>
    </style:style>
    <style:style style:name="gr134" style:family="graphic">
      <style:graphic-properties svg:stroke-color="#000000" draw:marker-end="Arrow" draw:fill="solid" draw:fill-color="#ffffff" draw:textarea-horizontal-align="justify" draw:textarea-vertical-align="middle" draw:auto-grow-height="false" fo:min-height="12.95pt" fo:min-width="129.29pt" style:run-through="foreground"/>
    </style:style>
    <style:style style:name="gr135" style:family="graphic">
      <style:graphic-properties svg:stroke-color="#000000" draw:marker-end="Arrow" draw:marker-end-width="5.61pt" draw:textarea-horizontal-align="center" draw:textarea-vertical-align="middle" style:run-through="foreground"/>
    </style:style>
    <style:style style:name="gr136" style:family="graphic">
      <style:graphic-properties svg:stroke-color="#000000" draw:marker-end="Arrow" draw:fill="solid" draw:fill-color="#ffffff" draw:textarea-horizontal-align="justify" draw:textarea-vertical-align="middle" draw:auto-grow-height="false" fo:min-height="22.85pt" fo:min-width="129.29pt" style:run-through="foreground"/>
    </style:style>
    <style:style style:name="gr137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4pt" fo:min-width="129.29pt" style:run-through="foreground"/>
    </style:style>
    <style:style style:name="gr138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94pt" fo:min-width="129.29pt" style:run-through="foreground"/>
    </style:style>
    <style:style style:name="gr139" style:family="graphic">
      <style:graphic-properties svg:stroke-color="#000000" draw:marker-end="Arrow" draw:fill="solid" draw:fill-color="#ffffff" draw:textarea-horizontal-align="justify" draw:textarea-vertical-align="middle" draw:auto-grow-height="false" fo:min-height="22.99pt" fo:min-width="129.29pt" style:run-through="foreground"/>
    </style:style>
    <style:style style:name="gr140" style:family="graphic">
      <style:graphic-properties svg:stroke-color="#000000" draw:fill="solid" draw:fill-color="#ffffff" draw:textarea-horizontal-align="justify" draw:textarea-vertical-align="middle" draw:auto-grow-height="false" fo:min-height="63.21pt" fo:min-width="170.59pt" style:run-through="foreground"/>
    </style:style>
    <style:style style:name="gr141" style:family="graphic">
      <style:graphic-properties draw:stroke="none" svg:stroke-color="#000000" draw:fill="none" draw:fill-color="#ffffff" fo:min-height="58.56pt" style:run-through="foreground"/>
    </style:style>
    <style:style style:name="gr142" style:family="graphic">
      <style:graphic-properties svg:stroke-color="#000000" draw:fill="solid" draw:fill-color="#ffffff" draw:textarea-horizontal-align="justify" draw:textarea-vertical-align="middle" draw:auto-grow-height="false" fo:min-height="17.21pt" fo:min-width="93.26pt" style:run-through="foreground"/>
    </style:style>
    <style:style style:name="gr143" style:family="graphic">
      <style:graphic-properties svg:stroke-color="#000000" draw:marker-end="Arrow" draw:fill="solid" draw:fill-color="#ffffff" draw:textarea-horizontal-align="justify" draw:textarea-vertical-align="middle" draw:auto-grow-height="false" fo:min-height="45.44pt" fo:min-width="138.84pt" style:run-through="foreground"/>
    </style:style>
    <style:style style:name="gr144" style:family="graphic">
      <style:graphic-properties svg:stroke-color="#000000" draw:marker-end="Arrow" draw:fill="solid" draw:fill-color="#ffffff" draw:textarea-horizontal-align="justify" draw:textarea-vertical-align="middle" draw:auto-grow-height="false" fo:min-height="22.96pt" fo:min-width="138.84pt" style:run-through="foreground"/>
    </style:style>
    <style:style style:name="gr145" style:family="graphic">
      <style:graphic-properties draw:stroke="none" svg:stroke-color="#000000" draw:fill="none" draw:fill-color="#ffffff" fo:min-height="17.74pt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46" style:family="graphic">
      <style:graphic-properties svg:stroke-color="#000000" draw:fill="solid" draw:fill-color="#ffffff" draw:textarea-horizontal-align="justify" draw:textarea-vertical-align="middle" draw:auto-grow-height="false" fo:min-height="72.54pt" fo:min-width="170.59pt" style:run-through="foreground"/>
    </style:style>
    <style:style style:name="gr147" style:family="graphic">
      <style:graphic-properties draw:stroke="none" svg:stroke-color="#000000" draw:fill="none" draw:fill-color="#ffffff" fo:min-height="72.06pt" style:run-through="foreground"/>
    </style:style>
    <style:style style:name="gr148" style:family="graphic">
      <style:graphic-properties svg:stroke-color="#000000" draw:fill="solid" draw:fill-color="#ffffff" draw:textarea-horizontal-align="justify" draw:textarea-vertical-align="middle" draw:auto-grow-height="false" fo:min-height="46.2pt" fo:min-width="170.59pt" style:run-through="foreground"/>
    </style:style>
    <style:style style:name="gr149" style:family="graphic">
      <style:graphic-properties draw:stroke="none" svg:stroke-color="#000000" draw:fill="none" draw:fill-color="#ffffff" fo:min-height="45.04pt" style:run-through="foreground"/>
    </style:style>
    <style:style style:name="gr150" style:family="graphic">
      <style:graphic-properties svg:stroke-color="#000000" draw:marker-end="Arrow" draw:fill="solid" draw:fill-color="#ffffff" draw:textarea-horizontal-align="justify" draw:textarea-vertical-align="middle" draw:auto-grow-height="false" fo:min-height="23.41pt" fo:min-width="129.29pt" style:run-through="foreground"/>
    </style:style>
    <style:style style:name="gr151" style:family="graphic">
      <style:graphic-properties svg:stroke-color="#000000" draw:marker-end="Arrow" draw:fill="solid" draw:fill-color="#ffffff" draw:textarea-horizontal-align="justify" draw:textarea-vertical-align="middle" draw:auto-grow-height="false" fo:min-height="29.79pt" fo:min-width="129.29pt" style:run-through="foreground"/>
    </style:style>
    <style:style style:name="gr152" style:family="graphic">
      <style:graphic-properties svg:stroke-color="#000000" draw:marker-end="Arrow" draw:fill="solid" draw:fill-color="#ffffff" draw:textarea-horizontal-align="justify" draw:textarea-vertical-align="middle" draw:auto-grow-height="false" fo:min-height="15.19pt" fo:min-width="129.29pt" style:run-through="foreground"/>
    </style:style>
    <style:style style:name="gr153" style:family="graphic">
      <style:graphic-properties svg:stroke-color="#000000" draw:marker-end="Arrow" draw:fill="solid" draw:fill-color="#ffffff" draw:textarea-horizontal-align="justify" draw:textarea-vertical-align="middle" draw:auto-grow-height="false" fo:min-height="15.19pt" fo:min-width="137.54pt" style:run-through="foreground"/>
    </style:style>
    <style:style style:name="gr154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4pt" fo:min-width="137.54pt" style:run-through="foreground"/>
    </style:style>
    <style:style style:name="gr155" style:family="graphic">
      <style:graphic-properties svg:stroke-color="#000000" draw:fill="solid" draw:fill-color="#ffffff" draw:textarea-horizontal-align="justify" draw:textarea-vertical-align="middle" draw:auto-grow-height="false" fo:min-height="56.81pt" fo:min-width="170.59pt" style:run-through="foreground"/>
    </style:style>
    <style:style style:name="gr156" style:family="graphic">
      <style:graphic-properties draw:stroke="none" svg:stroke-color="#000000" draw:fill="none" draw:fill-color="#ffffff" fo:min-height="36.06pt" style:run-through="foreground"/>
    </style:style>
    <style:style style:name="gr157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44pt" fo:min-width="137.54pt" style:run-through="foreground"/>
    </style:style>
    <style:style style:name="gr158" style:family="graphic">
      <style:graphic-properties svg:stroke-color="#000000" draw:marker-end="Arrow" draw:fill="solid" draw:fill-color="#ffffff" draw:textarea-horizontal-align="justify" draw:textarea-vertical-align="middle" draw:auto-grow-height="false" fo:min-height="23.05pt" fo:min-width="137.54pt" style:run-through="foreground"/>
    </style:style>
    <style:style style:name="gr159" style:family="graphic">
      <style:graphic-properties svg:stroke-color="#000000" draw:marker-end="Arrow" draw:fill="solid" draw:fill-color="#ffffff" draw:textarea-horizontal-align="justify" draw:textarea-vertical-align="middle" draw:auto-grow-height="false" fo:min-height="35.29pt" fo:min-width="129.29pt" style:run-through="foreground"/>
    </style:style>
    <style:style style:name="gr160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21pt" fo:min-width="129.29pt" style:run-through="foreground"/>
    </style:style>
    <style:style style:name="gr161" style:family="graphic">
      <style:graphic-properties svg:stroke-color="#000000" draw:fill="none" draw:textarea-horizontal-align="justify" draw:textarea-vertical-align="middle" draw:auto-grow-height="false" fo:min-height="32.29pt" fo:min-width="78.09pt" style:run-through="foreground"/>
    </style:style>
    <style:style style:name="gr162" style:family="graphic">
      <style:graphic-properties draw:stroke="none" svg:stroke-color="#000000" draw:fill="none" draw:fill-color="#ffffff" fo:min-height="30.56pt" style:run-through="foreground"/>
    </style:style>
    <style:style style:name="gr163" style:family="graphic">
      <style:graphic-properties svg:stroke-color="#000000" draw:marker-end="Arrow" draw:fill="solid" draw:fill-color="#ffffff" draw:textarea-horizontal-align="justify" draw:textarea-vertical-align="middle" draw:auto-grow-height="false" fo:min-height="14.51pt" fo:min-width="129.29pt" style:run-through="foreground"/>
    </style:style>
    <style:style style:name="gr164" style:family="graphic">
      <style:graphic-properties svg:stroke-color="#000000" draw:marker-end="Arrow" draw:marker-end-width="6.6pt" draw:textarea-horizontal-align="center" draw:textarea-vertical-align="middle" style:run-through="foreground"/>
    </style:style>
    <style:style style:name="gr165" style:family="graphic">
      <style:graphic-properties draw:stroke="none" svg:stroke-color="#000000" draw:fill="none" draw:fill-color="#ffffff" fo:min-height="20.0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6" style:family="graphic">
      <style:graphic-properties draw:stroke="none" svg:stroke-color="#000000" draw:fill="none" draw:fill-color="#ffffff" fo:min-height="13.8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7" style:family="graphic">
      <style:graphic-properties svg:stroke-color="#000000" draw:marker-end="Arrow" draw:fill="solid" draw:fill-color="#ffffff" draw:textarea-horizontal-align="justify" draw:textarea-vertical-align="middle" draw:auto-grow-height="false" fo:min-height="13.69pt" fo:min-width="129.29pt" style:run-through="foreground"/>
    </style:style>
    <style:style style:name="gr168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8pt" fo:min-width="129.29pt" style:run-through="foreground"/>
    </style:style>
    <style:style style:name="gr169" style:family="graphic">
      <style:graphic-properties svg:stroke-color="#000000" draw:fill="none" draw:textarea-horizontal-align="justify" draw:textarea-vertical-align="middle" draw:auto-grow-height="false" fo:min-height="39pt" fo:min-width="78.09pt" style:run-through="foreground"/>
    </style:style>
    <style:style style:name="gr170" style:family="graphic">
      <style:graphic-properties draw:stroke="none" svg:stroke-color="#000000" draw:fill="none" draw:fill-color="#ffffff" fo:min-height="56.1pt" style:run-through="foreground"/>
    </style:style>
    <style:style style:name="gr171" style:family="graphic">
      <style:graphic-properties draw:stroke="none" svg:stroke-color="#000000" draw:fill="none" draw:fill-color="#ffffff" fo:min-height="20.01pt" style:run-through="foreground"/>
    </style:style>
    <style:style style:name="gr172" style:family="graphic">
      <style:graphic-properties draw:stroke="none" svg:stroke-color="#000000" draw:fill="none" draw:fill-color="#ffffff" fo:min-height="13.86pt" style:run-through="foreground"/>
    </style:style>
    <style:style style:name="gr173" style:family="graphic">
      <style:graphic-properties svg:stroke-color="#000000" draw:marker-end="Arrow" draw:marker-end-width="6.01pt" draw:textarea-horizontal-align="center" draw:textarea-vertical-align="middle" style:run-through="foreground"/>
    </style:style>
    <style:style style:name="gr174" style:family="graphic">
      <style:graphic-properties svg:stroke-color="#000000" draw:fill="none" draw:textarea-horizontal-align="justify" draw:textarea-vertical-align="middle" draw:auto-grow-height="false" fo:min-height="33pt" fo:min-width="78.09pt" style:run-through="foreground"/>
    </style:style>
    <style:style style:name="gr175" style:family="graphic">
      <style:graphic-properties draw:stroke="none" svg:stroke-color="#000000" draw:fill="none" draw:fill-color="#ffffff" fo:min-height="47.4pt" style:run-through="foreground"/>
    </style:style>
    <style:style style:name="gr176" style:family="graphic">
      <style:graphic-properties svg:stroke-color="#000000" draw:fill="solid" draw:fill-color="#ffffff" draw:textarea-horizontal-align="justify" draw:textarea-vertical-align="middle" draw:auto-grow-height="false" fo:min-height="46.15pt" fo:min-width="170.59pt" style:run-through="foreground"/>
    </style:style>
    <style:style style:name="gr177" style:family="graphic">
      <style:graphic-properties svg:stroke-color="#000000" draw:marker-end="Arrow" draw:fill="solid" draw:fill-color="#ffffff" draw:textarea-horizontal-align="justify" draw:textarea-vertical-align="middle" draw:auto-grow-height="false" fo:min-height="17.29pt" fo:min-width="129.29pt" style:run-through="foreground"/>
    </style:style>
    <style:style style:name="gr178" style:family="graphic">
      <style:graphic-properties svg:stroke-color="#000000" draw:marker-end="Arrow" draw:fill="solid" draw:fill-color="#ffffff" draw:textarea-horizontal-align="justify" draw:textarea-vertical-align="middle" draw:auto-grow-height="false" fo:min-height="17.26pt" fo:min-width="129.29pt" style:run-through="foreground"/>
    </style:style>
    <style:style style:name="gr179" style:family="graphic">
      <style:graphic-properties svg:stroke-color="#000000" draw:fill="solid" draw:fill-color="#ffffff" draw:textarea-horizontal-align="justify" draw:textarea-vertical-align="middle" draw:auto-grow-height="false" fo:min-height="28.49pt" fo:min-width="82.4pt" style:run-through="foreground"/>
    </style:style>
    <style:style style:name="gr180" style:family="graphic">
      <style:graphic-properties svg:stroke-color="#000000" draw:marker-end="Arrow" draw:fill="solid" draw:fill-color="#ffffff" draw:textarea-horizontal-align="justify" draw:textarea-vertical-align="middle" draw:auto-grow-height="false" fo:min-height="23.75pt" fo:min-width="129.29pt" style:run-through="foreground"/>
    </style:style>
    <style:style style:name="gr181" style:family="graphic">
      <style:graphic-properties svg:stroke-color="#000000" draw:fill="solid" draw:fill-color="#ffffff" draw:textarea-horizontal-align="justify" draw:textarea-vertical-align="middle" draw:auto-grow-height="false" fo:min-height="36.4pt" fo:min-width="170.59pt" style:run-through="foreground"/>
    </style:style>
    <style:style style:name="gr182" style:family="graphic">
      <style:graphic-properties draw:stroke="none" svg:stroke-color="#000000" draw:fill="none" draw:fill-color="#ffffff" fo:min-height="26.96pt" style:run-through="foreground"/>
    </style:style>
    <style:style style:name="gr183" style:family="graphic">
      <style:graphic-properties svg:stroke-color="#000000" draw:marker-end="Arrow" draw:fill="solid" draw:fill-color="#ffffff" draw:textarea-horizontal-align="justify" draw:textarea-vertical-align="middle" draw:auto-grow-height="false" fo:min-height="15.11pt" fo:min-width="129.29pt" style:run-through="foreground"/>
    </style:style>
    <style:style style:name="gr184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1pt" fo:min-width="129.29pt" style:run-through="foreground"/>
    </style:style>
    <style:style style:name="gr185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35pt" fo:min-width="129.29pt" style:run-through="foreground"/>
    </style:style>
    <style:style style:name="gr186" style:family="graphic">
      <style:graphic-properties style:run-through="foreground" style:vertical-pos="middle" style:vertical-rel="baseline" style:horizontal-pos="from-left" style:horizontal-rel="paragraph"/>
    </style:style>
    <style:style style:name="gr187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29pt" fo:min-width="129.29pt" style:run-through="foreground"/>
    </style:style>
    <style:style style:name="gr188" style:family="graphic">
      <style:graphic-properties draw:stroke="none" svg:stroke-color="#000000" draw:fill="none" draw:fill-color="#ffffff" fo:min-height="0.06pt" style:run-through="foreground"/>
    </style:style>
    <style:style style:name="gr189" style:family="graphic">
      <style:graphic-properties draw:stroke="none" svg:stroke-color="#000000" draw:fill="none" draw:fill-color="#ffffff" fo:min-height="8.9pt" style:run-through="foreground"/>
    </style:style>
    <style:style style:name="gr190" style:family="graphic">
      <style:graphic-properties draw:stroke="none" svg:stroke-color="#000000" draw:fill="none" draw:fill-color="#ffffff" fo:min-height="20.0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6" draw:z-index="31" draw:style-name="gr106" draw:text-style-name="P41" svg:width="180.68pt" svg:height="257.41pt" svg:x="56.69pt" svg:y="63.95pt">
        <draw:text-box>
          <text:p><text:span text:style-name="T7">Fig22</text:span></text:p>
          <text:p><text:span text:style-name="T7">関数名：</text:span><text:span text:style-name="T7">outputTagTable</text:span></text:p>
          <text:p text:style-name="P75"><text:span text:style-name="T7">概要：</text:span><text:span text:style-name="T7">JSON</text:span><text:span text:style-name="T7">配列からテーブルを作り、画面に追加する</text:span></text:p>
          <text:p text:style-name="P38"><text:span text:style-name="T7">引数 <text:s/></text:span><text:span text:style-name="T7">:String key:JSON</text:span><text:span text:style-name="T7">配列を格納していキー</text:span></text:p>
          <text:p text:style-name="P38"><text:span text:style-name="T7">　　　　</text:span><text:span text:style-name="T7">:String domNodeName:</text:span><text:span text:style-name="T7">テーブルのクラス名</text:span></text:p>
          <text:p text:style-name="P38"><text:span text:style-name="T7">　　　　</text:span><text:span text:style-name="T7">String appendTo:</text:span><text:span text:style-name="T7">作成したテーブルの追加先</text:span></text:p>
          <text:p><text:span text:style-name="T7">戻り値：なし</text:span></text:p>
          <text:p><text:span text:style-name="T7">変数　</text:span><text:span text:style-name="T7">:Object headNodes:DOM</text:span><text:span text:style-name="T7">のキーと値をま　　　　　とめたオブジェクト</text:span></text:p>
          <text:p><text:span text:style-name="T7">　　　　</text:span><text:span text:style-name="T7">Element tag:</text:span><text:span text:style-name="T7">作成したテーブルの</text:span><text:span text:style-name="T7">DOM</text:span></text:p>
          <text:p><text:span text:style-name="T7">　　　　</text:span></text:p>
        </draw:text-box>
      </draw:frame>
      <draw:line text:anchor-type="page" text:anchor-page-number="36" draw:z-index="32" draw:style-name="gr107" draw:text-style-name="P27" svg:x1="343.5pt" svg:y1="85.1pt" svg:x2="343.5pt" svg:y2="113.39pt">
        <text:p/>
      </draw:line>
      <draw:line text:anchor-type="page" text:anchor-page-number="36" draw:z-index="33" draw:style-name="gr108" draw:text-style-name="P28" svg:x1="240.89pt" svg:y1="56.75pt" svg:x2="240.89pt" svg:y2="784.01pt">
        <text:p/>
      </draw:line>
      <draw:custom-shape text:anchor-type="page" text:anchor-page-number="36" draw:z-index="34" draw:style-name="gr109" draw:text-style-name="P29" svg:width="27.38pt" svg:height="28.37pt" svg:x="329.9pt" svg:y="56.69pt">
        <text:p text:style-name="P28"><text:span text:style-name="T2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6" draw:z-index="35" draw:style-name="gr110">
        <draw:g draw:style-name="gr7">
          <draw:custom-shape draw:style-name="gr111" draw:text-style-name="P34" svg:width="182.58pt" svg:height="62.82pt" svg:x="250.84pt" svg:y="112.76pt">
            <text:p text:style-name="P28"><text:span text:style-name="T7">var headNodes =</text:span></text:p>
            <text:p text:style-name="P28"><text:span text:style-name="T7"><text:s/></text:span><text:span text:style-name="T7">this.readyCreateTag</text:span></text:p>
            <text:p text:style-name="P28"><text:span text:style-name="T7">(key, domNodeName);</text:span></text:p>
            <text:p text:style-name="P28"><text:span text:style-name="T7"/></text:p>
            <text:p text:style-name="P28"><text:span text:style-name="T7">取得する</text:span><text:span text:style-name="T7">JSON</text:span><text:span text:style-name="T7">と</text:span><text:span text:style-name="T7">DOM</text:span><text:span text:style-name="T7">の</text:span></text:p>
            <text:p text:style-name="P28"><text:span text:style-name="T7">先頭のノードをオブジェクトに</text:span></text:p>
            <text:p text:style-name="P28"><text:span text:style-name="T7">まとめて取得す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8" svg:x1="271.25pt" svg:y1="146.75pt" svg:x2="410.85pt" svg:y2="146.75pt">
            <text:p/>
          </draw:line>
          <draw:frame draw:style-name="gr112" draw:text-style-name="P36" svg:width="28.63pt" svg:height="14.91pt" svg:x="406.18pt" svg:y="179.8pt">
            <draw:text-box>
              <text:p><text:span text:style-name="T6">Fig21</text:span></text:p>
            </draw:text-box>
          </draw:frame>
        </draw:g>
        <draw:line draw:style-name="gr3" draw:text-style-name="P27" svg:x1="342.79pt" svg:y1="175.58pt" svg:x2="342.79pt" svg:y2="200.81pt">
          <text:p/>
        </draw:line>
      </draw:g>
      <draw:custom-shape text:anchor-type="page" text:anchor-page-number="36" draw:z-index="36" draw:style-name="gr109" draw:text-style-name="P29" svg:width="27.38pt" svg:height="28.37pt" svg:x="329.9pt" svg:y="661.95pt">
        <text:p text:style-name="P28"><text:span text:style-name="T2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5" draw:z-index="37" draw:style-name="gr106" draw:text-style-name="P41" svg:width="180.68pt" svg:height="257.41pt" svg:x="56.69pt" svg:y="63.95pt">
        <draw:text-box>
          <text:p><text:span text:style-name="T7">Fig21</text:span></text:p>
          <text:p><text:span text:style-name="T7">関数名：</text:span><text:span text:style-name="T7">readyCreateTag</text:span></text:p>
          <text:p text:style-name="P75"><text:span text:style-name="T7">概要：</text:span><text:span text:style-name="T7">JSON</text:span><text:span text:style-name="T7">、</text:span><text:span text:style-name="T7">DOM</text:span><text:span text:style-name="T7">のトップノードを引数で指定して返す</text:span></text:p>
          <text:p text:style-name="P38"><text:span text:style-name="T7">引数 <text:s/></text:span><text:span text:style-name="T7">:String key:JSON</text:span><text:span text:style-name="T7">のキーを指定する文字列</text:span></text:p>
          <text:p text:style-name="P38"><text:span text:style-name="T7">　　　　</text:span><text:span text:style-name="T7">:String domNodeName:DOM</text:span><text:span text:style-name="T7">の先頭のノードのクラス名</text:span></text:p>
          <text:p text:style-name="P38"><text:span text:style-name="T7">戻り値：</text:span><text:span text:style-name="T7">Object:JSON</text:span><text:span text:style-name="T7">、</text:span><text:span text:style-name="T7">DOM</text:span><text:span text:style-name="T7">のトップのノードをオブジェクトにまとめて返す</text:span></text:p>
          <text:p><text:span text:style-name="T7"/></text:p>
        </draw:text-box>
      </draw:frame>
      <draw:line text:anchor-type="page" text:anchor-page-number="35" draw:z-index="38" draw:style-name="gr107" draw:text-style-name="P27" svg:x1="343.5pt" svg:y1="85.1pt" svg:x2="343.5pt" svg:y2="113.39pt">
        <text:p/>
      </draw:line>
      <draw:line text:anchor-type="page" text:anchor-page-number="35" draw:z-index="39" draw:style-name="gr108" draw:text-style-name="P28" svg:x1="240.89pt" svg:y1="56.75pt" svg:x2="240.89pt" svg:y2="784.01pt">
        <text:p/>
      </draw:line>
      <draw:custom-shape text:anchor-type="page" text:anchor-page-number="35" draw:z-index="40" draw:style-name="gr109" draw:text-style-name="P29" svg:width="27.38pt" svg:height="28.37pt" svg:x="329.9pt" svg:y="56.69pt">
        <text:p text:style-name="P28"><text:span text:style-name="T2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5" draw:z-index="41" draw:style-name="gr109" draw:text-style-name="P29" svg:width="27.38pt" svg:height="28.37pt" svg:x="329.9pt" svg:y="274.76pt">
        <text:p text:style-name="P28"><text:span text:style-name="T2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5" draw:z-index="42" draw:style-name="gr110">
        <draw:custom-shape draw:style-name="gr113" draw:text-style-name="P76" svg:width="169.43pt" svg:height="26.76pt" svg:x="256.65pt" svg:y="112.56pt">
          <text:p text:style-name="P28"><text:span text:style-name="T12">domNodeName =</text:span></text:p>
          <text:p text:style-name="P28"><text:span text:style-name="T7"><text:s/></text:span><text:span text:style-name="T7">domNodeName === undefined ?</text:span></text:p>
          <text:p text:style-name="P28"><text:span text:style-name="T7"><text:s/></text:span><text:span text:style-name="T7">key : domNodeNam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77" svg:width="169.43pt" svg:height="26.67pt" svg:x="256.65pt" svg:y="139.32pt">
          <text:p text:style-name="P28"><text:span text:style-name="T12">domNodeName</text:span><text:span text:style-name="T12">が入力されていな</text:span></text:p>
          <text:p text:style-name="P28"><text:span text:style-name="T7">ければ、</text:span><text:span text:style-name="T7">key</text:span><text:span text:style-name="T7">と同じ文字列を使う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43" draw:style-name="gr107" draw:text-style-name="P27" svg:x1="344.35pt" svg:y1="165.94pt" svg:x2="344.35pt" svg:y2="194.23pt">
        <text:p/>
      </draw:line>
      <draw:g text:anchor-type="page" text:anchor-page-number="35" draw:z-index="44" draw:style-name="gr110">
        <draw:custom-shape draw:style-name="gr113" draw:text-style-name="P76" svg:width="169.43pt" svg:height="26.76pt" svg:x="256.65pt" svg:y="192.56pt">
          <text:p text:style-name="P28"><text:span text:style-name="T12">return</text:span></text:p>
          <text:p text:style-name="P28"><text:span text:style-name="T12"><text:s/></text:span><text:span text:style-name="T12">{json:this.getMapNode(key),</text:span></text:p>
          <text:p text:style-name="P28"><text:span text:style-name="T12"><text:s/></text:span><text:span text:style-name="T12">dom:this.getDomNode(domNodeName)}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77" svg:width="169.43pt" svg:height="26.67pt" svg:x="256.65pt" svg:y="219.32pt">
          <text:p text:style-name="P28"><text:span text:style-name="T12">JSON</text:span><text:span text:style-name="T12">と</text:span><text:span text:style-name="T12">DOM</text:span><text:span text:style-name="T12">のトップノードを</text:span></text:p>
          <text:p text:style-name="P28"><text:span text:style-name="T12">オブジェクトにまとめて返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45" draw:style-name="gr107" draw:text-style-name="P27" svg:x1="344.35pt" svg:y1="245.96pt" svg:x2="344.35pt" svg:y2="274.25pt">
        <text:p/>
      </draw:line>
      <draw:g text:anchor-type="page" text:anchor-page-number="36" draw:z-index="46" draw:style-name="gr110">
        <draw:g draw:style-name="gr7">
          <draw:custom-shape draw:style-name="gr115" draw:text-style-name="P34" svg:width="182.58pt" svg:height="67.97pt" svg:x="250.84pt" svg:y="201.15pt">
            <text:p text:style-name="P28"><text:span text:style-name="T7">var tag = this.createTagTable</text:span></text:p>
            <text:p text:style-name="P28"><text:span text:style-name="T7">(headNodes[STR_JSON], </text:span></text:p>
            <text:p text:style-name="P28"><text:span text:style-name="T7">headNodes[STR_DOM]);</text:span></text:p>
            <text:p text:style-name="P28"><text:span text:style-name="T7"/></text:p>
            <text:p text:style-name="P28"><text:span text:style-name="T7">createTagTable</text:span><text:span text:style-name="T7">でテーブルを作成し</text:span></text:p>
            <text:p text:style-name="P28"><text:span text:style-name="T7">、変数</text:span><text:span text:style-name="T7">tag</text:span><text:span text:style-name="T7">に格納する。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8" svg:x1="271.25pt" svg:y1="237.86pt" svg:x2="410.85pt" svg:y2="237.86pt">
            <text:p/>
          </draw:line>
          <draw:frame draw:style-name="gr116" draw:text-style-name="P36" svg:width="28.63pt" svg:height="16.19pt" svg:x="406.18pt" svg:y="273.69pt">
            <draw:text-box>
              <text:p><text:span text:style-name="T6">Fig23</text:span></text:p>
            </draw:text-box>
          </draw:frame>
        </draw:g>
        <draw:line draw:style-name="gr3" draw:text-style-name="P27" svg:x1="342.79pt" svg:y1="269.15pt" svg:x2="342.79pt" svg:y2="296.45pt">
          <text:p/>
        </draw:line>
      </draw:g>
      <draw:g text:anchor-type="page" text:anchor-page-number="36" draw:z-index="51" draw:style-name="gr110">
        <draw:custom-shape draw:style-name="gr123" draw:text-style-name="P76" svg:width="129.32pt" svg:height="21.91pt" svg:x="455.16pt" svg:y="363.6pt">
          <text:p text:style-name="P28"><text:span text:style-name="T12">console.log(key </text:span></text:p>
          <text:p text:style-name="P28"><text:span text:style-name="T12">+ '</text:span><text:span text:style-name="T12">の作成に失敗しました。</text:span><text:span text:style-name="T12">'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7" svg:width="129.32pt" svg:height="21.83pt" svg:x="455.16pt" svg:y="385.46pt">
          <text:p text:style-name="P28"><text:span text:style-name="T12">エラーのログを出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g text:anchor-type="page" text:anchor-page-number="36" draw:z-index="56" draw:style-name="gr110">
        <draw:custom-shape draw:style-name="gr123" draw:text-style-name="P76" svg:width="129.32pt" svg:height="21.91pt" svg:x="417.26pt" svg:y="488.95pt">
          <text:p text:style-name="P28"><text:span text:style-name="T12">$('.main').append(tag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7" svg:width="129.32pt" svg:height="21.83pt" svg:x="417.26pt" svg:y="510.8pt">
          <text:p text:style-name="P28"><text:span text:style-name="T12">append</text:span><text:span text:style-name="T12">で作成したテーブルを</text:span></text:p>
          <text:p text:style-name="P28"><text:span text:style-name="T12">main</text:span><text:span text:style-name="T12">のタグに追加する。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g text:anchor-type="page" text:anchor-page-number="36" draw:z-index="57" draw:style-name="gr110">
        <draw:custom-shape draw:style-name="gr126" draw:text-style-name="P76" svg:width="129.32pt" svg:height="30.22pt" svg:x="279.3pt" svg:y="486.99pt">
          <text:p text:style-name="P28"><text:span text:style-name="T12">console.log(key </text:span></text:p>
          <text:p text:style-name="P28"><text:span text:style-name="T12">+ '</text:span><text:span text:style-name="T12">の作成に失敗しました。</text:span><text:span text:style-name="T12">'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7" draw:text-style-name="P77" svg:width="129.32pt" svg:height="30.08pt" svg:x="279.3pt" svg:y="517.15pt">
          <text:p text:style-name="P28"><text:span text:style-name="T12">append</text:span><text:span text:style-name="T12">で作成したテーブルを</text:span></text:p>
          <text:p text:style-name="P28"><text:span text:style-name="T12">appendTo</text:span><text:span text:style-name="T12">で指定したタグに</text:span></text:p>
          <text:p text:style-name="P28"><text:span text:style-name="T12">追加する。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frame text:anchor-type="page" text:anchor-page-number="36" draw:z-index="62" draw:style-name="gr145" svg:width="17.06pt" svg:height="17.77pt" svg:x="390.1pt" svg:y="456.46pt">
        <draw:text-box>
          <text:p>Y</text:p>
        </draw:text-box>
      </draw:frame>
      <draw:frame text:anchor-type="page" text:anchor-page-number="36" draw:z-index="63" draw:style-name="gr145" svg:width="17.06pt" svg:height="17.77pt" svg:x="390.1pt" svg:y="360.11pt">
        <draw:text-box>
          <text:p>Y</text:p>
        </draw:text-box>
      </draw:frame>
      <draw:frame text:anchor-type="page" text:anchor-page-number="36" draw:z-index="64" draw:style-name="gr145" svg:width="17.06pt" svg:height="17.77pt" svg:x="424.54pt" svg:y="389.99pt">
        <draw:text-box>
          <text:p>N</text:p>
        </draw:text-box>
      </draw:frame>
      <draw:frame text:anchor-type="page" text:anchor-page-number="36" draw:z-index="65" draw:style-name="gr145" svg:width="17.06pt" svg:height="17.77pt" svg:x="424.54pt" svg:y="302.34pt">
        <draw:text-box>
          <text:p>N</text:p>
        </draw:text-box>
      </draw:frame>
      <text:p text:style-name="P25"/>
      <text:p text:style-name="P19"/>
      <text:p text:style-name="P18"/>
      <text:p text:style-name="P18"/>
      <text:p text:style-name="P18"/>
      <text:p text:style-name="P18"/>
      <text:p text:style-name="P20">ボルグシステム</text:p>
      <text:p text:style-name="P21">createTagクラス 関数</text:p>
      <text:p text:style-name="P21">フローチャート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株式会社デジタルデザインシンク</text:p>
      <text:p text:style-name="P22"/>
      <text:p text:style-name="P23"/>
      <text:p text:style-name="P24"><draw:g text:anchor-type="as-char" draw:z-index="1" draw:style-name="gr17"><draw:line draw:style-name="gr18" draw:text-style-name="P28" svg:x1="184.82pt" svg:y1="-0.03pt" svg:x2="184.82pt" svg:y2="731.31pt"><text:p/></draw:line><draw:frame draw:style-name="gr19" draw:text-style-name="P41" svg:width="178.33pt" svg:height="348.21pt" svg:x="0pt" svg:y="5.05pt"><draw:text-box><text:p><text:span text:style-name="T7">Fig1</text:span></text:p><text:p><text:span text:style-name="T7">関数名：</text:span><text:span text:style-name="T7">getJsonFile</text:span></text:p><text:p text:style-name="P37"><text:span text:style-name="T7">概要：</text:span><text:span text:style-name="T7">JSON</text:span><text:span text:style-name="T7">ファイルを取得して返す。</text:span></text:p><text:p text:style-name="P38"><text:span text:style-name="T7">引数：</text:span><text:span text:style-name="T7">String jsonPath:JSON</text:span><text:span text:style-name="T7">を要求する先。</text:span></text:p><text:p text:style-name="P39"><text:span text:style-name="T7">:Object map:</text:span><text:span text:style-name="T7">サーバへ渡す値の連想配列。</text:span></text:p><text:p><text:span text:style-name="T7">戻り値：なし</text:span></text:p><text:p><text:span text:style-name="T7"/></text:p><text:p text:style-name="P40"><text:span text:style-name="T7">変数</text:span><text:span text:style-name="T7">:var tmp:</text:span><text:span text:style-name="T7">一時的に取得した</text:span><text:span text:style-name="T7">JSON</text:span><text:span text:style-name="T7">の連想配列を格納する</text:span><text:span text:style-name="T7"><text:tab/></text:span><text:span text:style-name="T7">変数。</text:span></text:p><text:p text:style-name="P39"><text:span text:style-name="T7">this.json:createTag</text:span><text:span text:style-name="T7">クラスのメンバ。取得した</text:span><text:span text:style-name="T7">JSON</text:span><text:span text:style-name="T7">の連想配列を格納する。</text:span></text:p></draw:text-box></draw:frame><draw:custom-shape draw:style-name="gr20" draw:text-style-name="P29" svg:width="28.89pt" svg:height="28.32pt" svg:x="264.9pt" svg:y="17.46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8" svg:x1="280.8pt" svg:y1="42.55pt" svg:x2="280.8pt" svg:y2="63.5pt"><text:p/></draw:line><draw:custom-shape draw:style-name="gr21" draw:text-style-name="P29" svg:width="27.07pt" svg:height="23.53pt" svg:x="266.14pt" svg:y="701.46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4" svg:width="142.72pt" svg:height="52.72pt" svg:x="209.34pt" svg:y="63.5pt"><text:p text:style-name="P28"><text:span text:style-name="T7">一時的に値を保存する変数</text:span><text:span text:style-name="T7">tmp</text:span></text:p><text:p text:style-name="P28"><text:span text:style-name="T7">を宣言する。</text:span></text:p><text:p text:style-name="P28"><text:span text:style-name="T7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8" svg:x1="280.8pt" svg:y1="116.19pt" svg:x2="280.8pt" svg:y2="146.49pt"><text:p/></draw:line><draw:line draw:style-name="gr3" draw:text-style-name="P28" svg:x1="282.27pt" svg:y1="184pt" svg:x2="282.27pt" svg:y2="225.35pt"><text:p/></draw:line><draw:line draw:style-name="gr3" draw:text-style-name="P28" svg:x1="280.35pt" svg:y1="380.04pt" svg:x2="280.35pt" svg:y2="414.14pt"><text:p/></draw:line><draw:custom-shape draw:style-name="gr22" draw:text-style-name="P34" svg:width="142.72pt" svg:height="52.72pt" svg:x="209.34pt" svg:y="145.76pt"><text:p text:style-name="P28"><text:span text:style-name="T7">map</text:span><text:span text:style-name="T7">に何も入力されていな</text:span></text:p><text:p text:style-name="P28"><text:span text:style-name="T7">ければ、</text:span><text:span text:style-name="T7">map</text:span><text:span text:style-name="T7">に空の連想配列</text:span></text:p><text:p text:style-name="P28"><text:span text:style-name="T7">を代入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2" svg:width="175.41pt" svg:height="71.18pt" svg:x="191.91pt" svg:y="308.81pt"><text:p text:style-name="P28"><text:span text:style-name="T8">JSON</text:span><text:span text:style-name="T8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17.06pt" svg:height="17.77pt" svg:x="322.81pt" svg:y="379.5pt"><draw:text-box><text:p>Y</text:p></draw:text-box></draw:frame><draw:frame draw:style-name="gr24" svg:width="17.06pt" svg:height="17.77pt" svg:x="394.16pt" svg:y="315.89pt"><draw:text-box><text:p>N</text:p></draw:text-box></draw:frame><draw:custom-shape draw:style-name="gr22" draw:text-style-name="P34" svg:width="142.72pt" svg:height="52.72pt" svg:x="209.34pt" svg:y="224.25pt"><text:p text:style-name="P28"><text:span text:style-name="T7">Ajax</text:span><text:span text:style-name="T7">通信で</text:span><text:span text:style-name="T7">json</text:span><text:span text:style-name="T7">データ</text:span></text:p><text:p text:style-name="P28"><text:span text:style-name="T7">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8" svg:x1="282.25pt" svg:y1="276.94pt" svg:x2="282.25pt" svg:y2="312.35pt"><text:p/></draw:line><draw:custom-shape draw:style-name="gr22" draw:text-style-name="P34" svg:width="142.72pt" svg:height="52.72pt" svg:x="209.34pt" svg:y="411.39pt"><text:p text:style-name="P28"><text:span text:style-name="T7">取得した</text:span><text:span text:style-name="T7">JSON</text:span><text:span text:style-name="T7">の連想配列を</text:span></text:p><text:p text:style-name="P28"><text:span text:style-name="T7">tmp</text:span><text:span text:style-name="T7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8" svg:x1="280.35pt" svg:y1="462.19pt" svg:x2="280.35pt" svg:y2="503.35pt"><text:p/></draw:line><draw:custom-shape draw:style-name="gr25" draw:text-style-name="P43" svg:width="103.83pt" svg:height="52.72pt" svg:x="365.24pt" svg:y="411.39pt"><text:p text:style-name="P28"><text:span text:style-name="T9">エラーのダイアログ</text:span></text:p><text:p text:style-name="P28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28" svg:width="54.51pt" svg:height="67.18pt" svg:x="367.31pt" svg:y="344.24pt" svg:viewBox="0 0 1924 2371" draw:points="0,0 1924,0 1924,2371"><text:p/></draw:polyline><draw:polyline draw:style-name="gr10" draw:text-style-name="P28" svg:width="15.62pt" svg:height="141.48pt" draw:transform="rotate (-1.5707963267949) translate (421.850000000001pt 462.921653543309pt)" svg:viewBox="0 0 552 4992" draw:points="0,0 552,0 552,4992"><text:p/></draw:polyline><draw:custom-shape draw:style-name="gr23" draw:text-style-name="P44" svg:width="175.41pt" svg:height="71.18pt" svg:x="191.91pt" svg:y="502.95pt"><text:p text:style-name="P28"><text:span text:style-name="T10">this.json</text:span><text:span text:style-name="T10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8" svg:x1="280.35pt" svg:y1="574.1pt" svg:x2="280.35pt" svg:y2="608.2pt"><text:p/></draw:line><draw:frame draw:style-name="gr24" svg:width="17.06pt" svg:height="17.77pt" svg:x="323.4pt" svg:y="566.9pt"><draw:text-box><text:p>Y</text:p></draw:text-box></draw:frame><draw:polyline draw:style-name="gr10" draw:text-style-name="P28" svg:width="54.51pt" svg:height="67.18pt" svg:x="367.31pt" svg:y="538.75pt" svg:viewBox="0 0 1924 2371" draw:points="0,0 1924,0 1924,2371"><text:p/></draw:polyline><draw:custom-shape draw:style-name="gr22" draw:text-style-name="P34" svg:width="142.72pt" svg:height="52.72pt" svg:x="209.34pt" svg:y="606.3pt"><text:p text:style-name="P28"><text:span text:style-name="T7">this.json</text:span><text:span text:style-name="T7">に</text:span><text:span text:style-name="T7">tmp</text:span><text:span text:style-name="T7">の連想配列</text:span></text:p><text:p text:style-name="P28"><text:span text:style-name="T7">を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4" svg:width="103.83pt" svg:height="52.72pt" svg:x="365.24pt" svg:y="606.3pt"><text:p text:style-name="P28"><text:span text:style-name="T7">this.json</text:span><text:span text:style-name="T7">と</text:span><text:span text:style-name="T7">tmp</text:span><text:span text:style-name="T7">の</text:span></text:p><text:p text:style-name="P28"><text:span text:style-name="T7">連想配列を連結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17.06pt" svg:height="17.77pt" svg:x="393.56pt" svg:y="521.04pt"><draw:text-box><text:p>N</text:p></draw:text-box></draw:frame><draw:polyline draw:style-name="gr10" draw:text-style-name="P28" svg:width="15.56pt" svg:height="141.48pt" draw:transform="rotate (-1.5707963267949) translate (421.850000000001pt 658.971653543309pt)" svg:viewBox="0 0 550 4992" draw:points="0,0 550,0 550,4992"><text:p/></draw:polyline><draw:line draw:style-name="gr3" draw:text-style-name="P28" svg:x1="280.35pt" svg:y1="659pt" svg:x2="280.35pt" svg:y2="702.91pt"><text:p/></draw:line></draw:g></text:p>
      <text:p text:style-name="P16"><draw:g text:anchor-type="as-char" draw:z-index="2" draw:style-name="gr17"><draw:line draw:style-name="gr18" draw:text-style-name="P28" svg:x1="184.82pt" svg:y1="0.03pt" svg:x2="184.82pt" svg:y2="731.37pt"><text:p/></draw:line><draw:frame draw:style-name="gr19" draw:text-style-name="P41" svg:width="178.33pt" svg:height="348.21pt" svg:x="0pt" svg:y="5.1pt"><draw:text-box><text:p><text:span text:style-name="T7">Fig2</text:span></text:p><text:p><text:span text:style-name="T7">関数名：</text:span><text:span text:style-name="T7">getDomFile</text:span></text:p><text:p text:style-name="P45"><text:span text:style-name="T7">概要：テンプレートの</text:span><text:span text:style-name="T7">HTML</text:span><text:span text:style-name="T7">の</text:span><text:span text:style-name="T7">DOM</text:span><text:span text:style-name="T7">を取得して返す。</text:span></text:p><text:p text:style-name="P46"><text:span text:style-name="T7">引数：</text:span><text:span text:style-name="T7">String domPath:</text:span><text:span text:style-name="T7">テンプレートの</text:span><text:span text:style-name="T7">HTML</text:span><text:span text:style-name="T7">ファイルを要求する先。</text:span></text:p><text:p text:style-name="P39"><text:span text:style-name="T7">:Object map:</text:span><text:span text:style-name="T7">サーバへ渡す値の連想配列。</text:span></text:p><text:p><text:span text:style-name="T7">戻り値：なし</text:span></text:p><text:p><text:span text:style-name="T7"/></text:p><text:p text:style-name="P47"><text:span text:style-name="T7">変数</text:span><text:span text:style-name="T7">:var tmp:</text:span><text:span text:style-name="T7">一時的に取得した</text:span><text:span text:style-name="T7">DOM</text:span><text:span text:style-name="T7">要素を格納する</text:span><text:span text:style-name="T7"><text:tab/></text:span><text:span text:style-name="T7">変数。</text:span></text:p><text:p text:style-name="P39"><text:span text:style-name="T7">this.dom:createTag</text:span><text:span text:style-name="T7">クラスのメンバ。取得した</text:span><text:span text:style-name="T7">DOM</text:span><text:span text:style-name="T7">の要素を格納する。</text:span></text:p></draw:text-box></draw:frame><draw:custom-shape draw:style-name="gr26" draw:text-style-name="P29" svg:width="26.36pt" svg:height="22.37pt" svg:x="269.49pt" svg:y="22.34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8" svg:x1="280.8pt" svg:y1="42.6pt" svg:x2="280.8pt" svg:y2="63.55pt"><text:p/></draw:line><draw:custom-shape draw:style-name="gr27" draw:text-style-name="P48" svg:width="28.06pt" svg:height="28.37pt" svg:x="265.95pt" svg:y="621.24pt"><text:p text:style-name="P28"><text:span text:style-name="T11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4" svg:width="142.72pt" svg:height="52.72pt" svg:x="209.34pt" svg:y="63.55pt"><text:p text:style-name="P28"><text:span text:style-name="T7">一時的に値を保存する変数</text:span><text:span text:style-name="T7">tmp</text:span></text:p><text:p text:style-name="P28"><text:span text:style-name="T7">を宣言する。</text:span></text:p><text:p text:style-name="P28"><text:span text:style-name="T7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8" svg:x1="280.83pt" svg:y1="116.25pt" svg:x2="280.83pt" svg:y2="146.55pt"><text:p/></draw:line><draw:line draw:style-name="gr3" draw:text-style-name="P28" svg:x1="282.3pt" svg:y1="184.05pt" svg:x2="282.3pt" svg:y2="225.41pt"><text:p/></draw:line><draw:line draw:style-name="gr3" draw:text-style-name="P28" svg:x1="280.35pt" svg:y1="296.25pt" svg:x2="280.35pt" svg:y2="330.35pt"><text:p/></draw:line><draw:custom-shape draw:style-name="gr23" draw:text-style-name="P44" svg:width="175.41pt" svg:height="71.18pt" svg:x="191.91pt" svg:y="225.1pt"><text:p text:style-name="P28"><text:span text:style-name="T10">DOM</text:span><text:span text:style-name="T10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17.06pt" svg:height="17.77pt" svg:x="322.81pt" svg:y="295.8pt"><draw:text-box><text:p>Y</text:p></draw:text-box></draw:frame><draw:frame draw:style-name="gr24" svg:width="17.06pt" svg:height="17.77pt" svg:x="394.16pt" svg:y="232.21pt"><draw:text-box><text:p>N</text:p></draw:text-box></draw:frame><draw:custom-shape draw:style-name="gr22" draw:text-style-name="P34" svg:width="142.72pt" svg:height="52.72pt" svg:x="209.34pt" svg:y="143.74pt"><text:p text:style-name="P28"><text:span text:style-name="T7">Ajax</text:span><text:span text:style-name="T7">通信で</text:span><text:span text:style-name="T7">DOM</text:span></text:p><text:p text:style-name="P28"><text:span text:style-name="T7">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34" svg:width="142.72pt" svg:height="52.72pt" svg:x="209.34pt" svg:y="327.71pt"><text:p text:style-name="P28"><text:span text:style-name="T7">取得した</text:span><text:span text:style-name="T7">DOM</text:span><text:span text:style-name="T7">の要素を</text:span></text:p><text:p text:style-name="P28"><text:span text:style-name="T7">tmp</text:span><text:span text:style-name="T7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8" svg:x1="280.35pt" svg:y1="378.48pt" svg:x2="280.35pt" svg:y2="419.64pt"><text:p/></draw:line><draw:custom-shape draw:style-name="gr25" draw:text-style-name="P43" svg:width="103.83pt" svg:height="52.72pt" svg:x="365.24pt" svg:y="327.71pt"><text:p text:style-name="P28"><text:span text:style-name="T9">エラーのダイアログ</text:span></text:p><text:p text:style-name="P28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28" svg:width="54.51pt" svg:height="67.18pt" svg:x="367.31pt" svg:y="260.5pt" svg:viewBox="0 0 1924 2371" draw:points="0,0 1924,0 1924,2371"><text:p/></draw:polyline><draw:polyline draw:style-name="gr10" draw:text-style-name="P28" svg:width="15.62pt" svg:height="141.48pt" draw:transform="rotate (-1.5707963267949) translate (421.850000000001pt 379.233858267717pt)" svg:viewBox="0 0 552 4992" draw:points="0,0 552,0 552,4992"><text:p/></draw:polyline><draw:custom-shape draw:style-name="gr23" draw:text-style-name="P42" svg:width="175.41pt" svg:height="71.18pt" svg:x="191.91pt" svg:y="419.24pt"><text:p text:style-name="P28"><text:span text:style-name="T8">this.dom</text:span><text:span text:style-name="T8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8" svg:x1="280.35pt" svg:y1="490.39pt" svg:x2="280.35pt" svg:y2="524.49pt"><text:p/></draw:line><draw:frame draw:style-name="gr24" svg:width="17.06pt" svg:height="17.77pt" svg:x="323.4pt" svg:y="483.19pt"><draw:text-box><text:p>Y</text:p></draw:text-box></draw:frame><draw:polyline draw:style-name="gr10" draw:text-style-name="P28" svg:width="54.51pt" svg:height="67.18pt" svg:x="367.31pt" svg:y="455.05pt" svg:viewBox="0 0 1924 2371" draw:points="0,0 1924,0 1924,2371"><text:p/></draw:polyline><draw:custom-shape draw:style-name="gr22" draw:text-style-name="P34" svg:width="142.72pt" svg:height="52.72pt" svg:x="209.34pt" svg:y="522.6pt"><text:p text:style-name="P28"><text:span text:style-name="T7">this.dom</text:span><text:span text:style-name="T7">に</text:span><text:span text:style-name="T7">tmp</text:span><text:span text:style-name="T7">の</text:span><text:span text:style-name="T7">HTML</text:span><text:span text:style-name="T7">文字</text:span></text:p><text:p text:style-name="P28"><text:span text:style-name="T7">列を</text:span><text:span text:style-name="T7">jQuery</text:span><text:span text:style-name="T7">オブジェクトに</text:span></text:p><text:p text:style-name="P28"><text:span text:style-name="T7">変換して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4" svg:width="103.83pt" svg:height="52.72pt" svg:x="365.24pt" svg:y="522.6pt"><text:p text:style-name="P28"><text:span text:style-name="T7">this.dom</text:span><text:span text:style-name="T7">に</text:span><text:span text:style-name="T7">DOM</text:span><text:span text:style-name="T7">要素を</text:span></text:p><text:p text:style-name="P28"><text:span text:style-name="T7">追加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17.06pt" svg:height="17.77pt" svg:x="393.56pt" svg:y="437.36pt"><draw:text-box><text:p>N</text:p></draw:text-box></draw:frame><draw:polyline draw:style-name="gr10" draw:text-style-name="P28" svg:width="15.56pt" svg:height="141.48pt" draw:transform="rotate (-1.5707963267949) translate (421.850000000001pt 575.340551181101pt)" svg:viewBox="0 0 550 4992" draw:points="0,0 550,0 550,4992"><text:p/></draw:polyline><draw:line draw:style-name="gr3" draw:text-style-name="P28" svg:x1="280.35pt" svg:y1="575.35pt" svg:x2="280.35pt" svg:y2="619.26pt"><text:p/></draw:line></draw:g></text:p>
      <text:p text:style-name="P17"><text:soft-page-break/><draw:g text:anchor-type="as-char" draw:z-index="3" draw:style-name="gr17"><draw:frame draw:style-name="gr28" draw:text-style-name="P41" svg:width="191.37pt" svg:height="265.01pt" svg:x="0pt" svg:y="6.8pt"><draw:text-box><text:p><text:span text:style-name="T7">Fig3</text:span></text:p><text:p><text:span text:style-name="T7">関数名：</text:span><text:span text:style-name="T7">outputTag</text:span></text:p><text:p text:style-name="P37"><text:span text:style-name="T7">概要：キーからパーツを作り配置する。</text:span></text:p><text:p text:style-name="P38"><text:span text:style-name="T7">引数：</text:span><text:span text:style-name="T7">String key:JSON</text:span><text:span text:style-name="T7">のキー。</text:span></text:p><text:p text:style-name="P39"><text:span text:style-name="T7">String domNodeName:HTML</text:span><text:span text:style-name="T7">のパーツ名。</text:span></text:p><text:p text:style-name="P39"><text:span text:style-name="T7">String appendTo:DOM</text:span><text:span text:style-name="T7">の追加先。</text:span></text:p><text:p><text:span text:style-name="T7">戻り値：なし</text:span></text:p><text:p><text:span text:style-name="T7"/></text:p><text:p text:style-name="P47"><text:span text:style-name="T7">変数</text:span><text:span text:style-name="T7">:var tag:</text:span><text:span text:style-name="T7">作成したタグを格納する変数。</text:span></text:p></draw:text-box></draw:frame><draw:line draw:style-name="gr3" draw:text-style-name="P27" svg:x1="293.1pt" svg:y1="31.35pt" svg:x2="293.1pt" svg:y2="49.01pt"><text:p/></draw:line><draw:custom-shape draw:style-name="gr29" draw:text-style-name="P50" svg:width="172.91pt" svg:height="32.63pt" svg:x="204.94pt" svg:y="48.56pt"><text:p text:style-name="P49"><text:span text:style-name="T12">domNodeName</text:span><text:span text:style-name="T12">が</text:span><text:span text:style-name="T12">undefined(</text:span><text:span text:style-name="T12">未入力</text:span><text:span text:style-name="T12">)</text:span><text:span text:style-name="T12">で</text:span></text:p><text:p text:style-name="P49"><text:span text:style-name="T12">あれば、キー名を</text:span><text:span text:style-name="T12">domNodeName</text:span><text:span text:style-name="T12">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28" svg:x1="191.31pt" svg:y1="0pt" svg:x2="191.31pt" svg:y2="727.26pt"><text:p/></draw:line><draw:custom-shape draw:style-name="gr5" draw:text-style-name="P29" svg:width="27.38pt" svg:height="28.37pt" svg:x="278.96pt" svg:y="3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76.56pt" svg:height="69.99pt" svg:x="381.37pt" svg:y="406.6pt" svg:viewBox="0 0 2702 2470" draw:points="0,0 2702,0 2702,2470"><text:p/></draw:polyline><draw:g draw:style-name="gr7"><draw:custom-shape draw:style-name="gr15" draw:text-style-name="P34" svg:width="179.06pt" svg:height="70.47pt" svg:x="204.49pt" svg:y="98.84pt"><text:p text:style-name="P28"><text:span text:style-name="T7">this.getMapNode(key);</text:span></text:p><text:p text:style-name="P28"><text:span text:style-name="T7"/></text:p><text:p text:style-name="P28"><text:span text:style-name="T7"/></text:p><text:p text:style-name="P28"><text:span text:style-name="T7">JSON</text:span><text:span text:style-name="T7">の先頭のキーの連想配列</text:span></text:p><text:p text:style-name="P28"><text:span text:style-name="T7">を取得する。</text:span></text:p><text:p text:style-name="P28"><text:span text:style-name="T7"/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5.16pt" svg:y1="131.36pt" svg:x2="362.07pt" svg:y2="131.36pt"><text:p/></draw:line><draw:frame draw:style-name="gr14" draw:text-style-name="P36" svg:width="28.06pt" svg:height="16.78pt" svg:x="356.85pt" svg:y="174.05pt"><draw:text-box><text:p><text:span text:style-name="T6">fig5</text:span></text:p></draw:text-box></draw:frame></draw:g><draw:g draw:style-name="gr7"><draw:custom-shape draw:style-name="gr15" draw:text-style-name="P34" svg:width="179.06pt" svg:height="70.47pt" svg:x="204.49pt" svg:y="190.8pt"><text:p text:style-name="P28"><text:span text:style-name="T7">this.getDomNode(domNodeName);</text:span></text:p><text:p text:style-name="P28"><text:span text:style-name="T7"/></text:p><text:p text:style-name="P28"><text:span text:style-name="T7"/></text:p><text:p text:style-name="P28"><text:span text:style-name="T7"/></text:p><text:p text:style-name="P28"><text:span text:style-name="T7">DOM</text:span><text:span text:style-name="T7">パーツの先頭を取得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5.16pt" svg:y1="223.31pt" svg:x2="362.07pt" svg:y2="223.31pt"><text:p/></draw:line><draw:frame draw:style-name="gr14" draw:text-style-name="P36" svg:width="28.06pt" svg:height="16.78pt" svg:x="356.85pt" svg:y="266pt"><draw:text-box><text:p><text:span text:style-name="T6">fig6</text:span></text:p></draw:text-box></draw:frame></draw:g><draw:g draw:style-name="gr7"><draw:custom-shape draw:style-name="gr15" draw:text-style-name="P34" svg:width="179.06pt" svg:height="70.47pt" svg:x="204.49pt" svg:y="282.81pt"><text:p text:style-name="P28"><text:span text:style-name="T7">this.createTag(mapNode, domNode);</text:span></text:p><text:p text:style-name="P28"><text:span text:style-name="T7"/></text:p><text:p text:style-name="P28"><text:span text:style-name="T7"/></text:p><text:p text:style-name="P28"><text:span text:style-name="T7">createTag</text:span><text:span text:style-name="T7">でキーに対応した</text:span></text:p><text:p text:style-name="P28"><text:span text:style-name="T7">HTML</text:span><text:span text:style-name="T7">のパーツを作成し、変数</text:span><text:span text:style-name="T7">tag</text:span></text:p><text:p text:style-name="P28"><text:span text:style-name="T7">に格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5.16pt" svg:y1="315.33pt" svg:x2="362.07pt" svg:y2="315.33pt"><text:p/></draw:line><draw:frame draw:style-name="gr14" draw:text-style-name="P36" svg:width="28.06pt" svg:height="16.78pt" svg:x="356.85pt" svg:y="357.99pt"><draw:text-box><text:p><text:span text:style-name="T6">fig4</text:span></text:p></draw:text-box></draw:frame></draw:g><draw:line draw:style-name="gr3" draw:text-style-name="P27" svg:x1="293.1pt" svg:y1="83.06pt" svg:x2="293.1pt" svg:y2="100.71pt"><text:p/></draw:line><draw:line draw:style-name="gr3" draw:text-style-name="P27" svg:x1="293.1pt" svg:y1="167.61pt" svg:x2="292.96pt" svg:y2="190.77pt"><text:p/></draw:line><draw:line draw:style-name="gr3" draw:text-style-name="P27" svg:x1="293.1pt" svg:y1="261.21pt" svg:x2="292.96pt" svg:y2="284.37pt"><text:p/></draw:line><draw:custom-shape draw:style-name="gr30" draw:text-style-name="P31" svg:width="175.41pt" svg:height="71.18pt" svg:x="205.94pt" svg:y="371.2pt"><text:p text:style-name="P30"><text:span text:style-name="T3">パーツの作成に成功したなら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93.1pt" svg:y1="350.56pt" svg:x2="292.96pt" svg:y2="373.72pt"><text:p/></draw:line><draw:custom-shape draw:style-name="gr31" draw:text-style-name="P50" svg:width="109.36pt" svg:height="32.71pt" svg:x="362.41pt" svg:y="476.59pt"><text:p><text:span text:style-name="T13">失敗のメッセージダイアログ</text:span></text:p><text:p><text:span text:style-name="T13">を出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7" svg:x1="458.11pt" svg:y1="507.26pt" svg:x2="458.11pt" svg:y2="615.32pt"><text:p/></draw:line><draw:custom-shape draw:style-name="gr30" draw:text-style-name="P31" svg:width="175.41pt" svg:height="71.18pt" svg:x="205.94pt" svg:y="491.5pt"><text:p text:style-name="P30"><text:span text:style-name="T3">appendTo</text:span><text:span text:style-name="T3">が入力されてい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93.1pt" svg:y1="440.05pt" svg:x2="292.76pt" svg:y2="495.04pt"><text:p/></draw:line><draw:line draw:style-name="gr3" draw:text-style-name="P27" svg:x1="293.1pt" svg:y1="560.3pt" svg:x2="292.76pt" svg:y2="615.29pt"><text:p/></draw:line><draw:custom-shape draw:style-name="gr5" draw:text-style-name="P29" svg:width="27.38pt" svg:height="28.37pt" svg:x="278.96pt" svg:y="615.29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443.79pt" svg:y="615.29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22.17pt" svg:height="87.68pt" svg:x="381.34pt" svg:y="527.61pt" svg:viewBox="0 0 783 3094" draw:points="0,0 783,0 783,3094"><text:p/></draw:polyline><draw:custom-shape draw:style-name="gr5" draw:text-style-name="P29" svg:width="27.38pt" svg:height="28.37pt" svg:x="391.24pt" svg:y="615.29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7"><draw:frame draw:style-name="gr28" draw:text-style-name="P41" svg:width="191.37pt" svg:height="265.01pt" svg:x="0pt" svg:y="6.8pt"><draw:text-box><text:p><text:span text:style-name="T7">Fig3 2</text:span><text:span text:style-name="T7">ページ目</text:span></text:p></draw:text-box></draw:frame><draw:line draw:style-name="gr4" draw:text-style-name="P28" svg:x1="191.31pt" svg:y1="0pt" svg:x2="191.31pt" svg:y2="727.26pt"><text:p/></draw:line><draw:line draw:style-name="gr3" draw:text-style-name="P27" svg:x1="293.1pt" svg:y1="47.31pt" svg:x2="292.76pt" svg:y2="102.3pt"><text:p/></draw:line><draw:custom-shape draw:style-name="gr5" draw:text-style-name="P29" svg:width="27.38pt" svg:height="28.37pt" svg:x="278.96pt" svg:y="17.74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443.79pt" svg:y="17.74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392.09pt" svg:y="17.74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406.4pt" svg:y1="43.8pt" svg:x2="406.4pt" svg:y2="155.4pt"><text:p/></draw:line><draw:custom-shape draw:style-name="gr32" draw:text-style-name="P51" svg:width="127.36pt" svg:height="32.63pt" svg:x="229.69pt" svg:y="102.36pt"><text:p text:style-name="P49"><text:span text:style-name="T12">append</text:span><text:span text:style-name="T12">で、作成したタグを</text:span></text:p><text:p text:style-name="P49"><text:span text:style-name="T12">appendTo</text:span><text:span text:style-name="T12">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51" svg:width="127.36pt" svg:height="32.63pt" svg:x="321.7pt" svg:y="154.66pt"><text:p text:style-name="P49"><text:span text:style-name="T12">append</text:span><text:span text:style-name="T12">で作成したタグ</text:span></text:p><text:p text:style-name="P49"><text:span text:style-name="T12">を</text:span><text:span text:style-name="T12">main</text:span><text:span text:style-name="T12">に追加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29" svg:width="27.38pt" svg:height="28.37pt" svg:x="278.96pt" svg:y="293.3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93.1pt" svg:y1="134.96pt" svg:x2="293.41pt" svg:y2="293.3pt"><text:p/></draw:line><draw:polyline draw:style-name="gr10" draw:text-style-name="P28" svg:width="15.56pt" svg:height="113.47pt" draw:transform="rotate (-1.5707963267949) translate (406.599999999999pt 189.376771653543pt)" svg:viewBox="0 0 550 4004" draw:points="0,0 550,0 550,4004"><text:p/></draw:polyline><draw:polyline draw:style-name="gr10" draw:text-style-name="P28" svg:width="193.35pt" svg:height="162.99pt" draw:transform="rotate (-1.5707963267949) translate (456.099999999999pt 45.7767716535311pt)" svg:viewBox="0 0 6822 5751" draw:points="0,0 6822,0 6822,5751"><text:p/></draw:polyline></draw:g></text:p>
      <text:p text:style-name="P6"><draw:g text:anchor-type="as-char" draw:z-index="50" draw:style-name="gr17"><draw:frame draw:style-name="gr28" draw:text-style-name="P41" svg:width="191.37pt" svg:height="265.01pt" svg:x="0pt" svg:y="6.8pt"><draw:text-box><text:p><text:span text:style-name="T7">Fig4</text:span></text:p><text:p><text:span text:style-name="T7">関数名：</text:span><text:span text:style-name="T7">createTag</text:span></text:p><text:p text:style-name="P37"><text:span text:style-name="T7">概要：</text:span><text:span text:style-name="T7">JSON</text:span><text:span text:style-name="T7">連想配列のキーからタグに値を格納する。</text:span></text:p><text:p text:style-name="P78"><text:span text:style-name="T7">引数：</text:span><text:span text:style-name="T7">Object curMapNode:</text:span><text:span text:style-name="T7">現在さしているオブジェクト</text:span></text:p><text:p text:style-name="P59"><text:span text:style-name="T7">Element curDomNode:</text:span><text:span text:style-name="T7">現在さしている</text:span><text:span text:style-name="T7">DOM</text:span><text:span text:style-name="T7">のノード</text:span></text:p><text:p text:style-name="P79"><text:span text:style-name="T7">戻り値：</text:span><text:span text:style-name="T7">Element:</text:span><text:span text:style-name="T7">作成した</text:span><text:span text:style-name="T7">HTML</text:span><text:span text:style-name="T7">のパーツを返す</text:span></text:p><text:p><text:span text:style-name="T7"/></text:p><text:p text:style-name="P47"><text:span text:style-name="T7">変数</text:span><text:span text:style-name="T7">:var mapNode:</text:span><text:span text:style-name="T7">現在さすオブジェクトのキーに対する値</text:span></text:p><text:p text:style-name="P80"><text:span text:style-name="T7">var attribute:DOM</text:span><text:span text:style-name="T7">の属性の値</text:span></text:p><text:p text:style-name="P80"><text:span text:style-name="T7">var domNode:curDomNode</text:span><text:span text:style-name="T7">の子となる要素</text:span></text:p></draw:text-box></draw:frame><draw:line draw:style-name="gr3" draw:text-style-name="P27" svg:x1="288.4pt" svg:y1="31.35pt" svg:x2="288.4pt" svg:y2="49.01pt"><text:p/></draw:line><draw:line draw:style-name="gr4" draw:text-style-name="P28" svg:x1="191.31pt" svg:y1="0pt" svg:x2="191.31pt" svg:y2="727.26pt"><text:p/></draw:line><draw:custom-shape draw:style-name="gr5" draw:text-style-name="P29" svg:width="27.38pt" svg:height="28.37pt" svg:x="274.25pt" svg:y="3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173.42pt" svg:height="71.18pt" svg:x="203.24pt" svg:y="49.24pt"><text:p text:style-name="P30"><text:span text:style-name="T3">マップ、</text:span><text:span text:style-name="T3">DOM</text:span><text:span text:style-name="T3">が取得できていなかっ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28" svg:width="38.92pt" svg:height="56.58pt" svg:x="376.67pt" svg:y="84.67pt" svg:viewBox="0 0 1374 1997" draw:points="0,0 1374,0 1374,1997"><text:p/></draw:polyline><draw:custom-shape draw:style-name="gr100" draw:text-style-name="P51" svg:width="116.28pt" svg:height="32.63pt" svg:x="359.35pt" svg:y="141.25pt"><text:p text:style-name="P49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pt" svg:y1="120.67pt" svg:x2="287.55pt" svg:y2="194.31pt"><text:p/></draw:line><draw:custom-shape draw:style-name="gr119" draw:text-style-name="P51" svg:width="144.62pt" svg:height="32.63pt" svg:x="214.3pt" svg:y="250.16pt"><text:p text:style-name="P49"><text:span text:style-name="T12">mapNode</text:span><text:span text:style-name="T12">の内容を</text:span><text:span text:style-name="T12">curMapNode</text:span><text:span text:style-name="T12">内</text:span></text:p><text:p text:style-name="P49"><text:span text:style-name="T12">の</text:span><text:span text:style-name="T12">mapNode</text:span><text:span text:style-name="T12">の参照に切り替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pt" svg:y1="231.76pt" svg:x2="288.14pt" svg:y2="252.37pt"><text:p/></draw:line><draw:g draw:style-name="gr7"><draw:custom-shape draw:style-name="gr119" draw:text-style-name="P81" svg:width="144.62pt" svg:height="32.63pt" svg:x="214.3pt" svg:y="297.16pt"><text:p text:style-name="P80"><text:span text:style-name="T4">var attribute = fals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pt" svg:y1="278.76pt" svg:x2="288.14pt" svg:y2="299.37pt"><text:p/></draw:line></draw:g><draw:g draw:style-name="gr7"><draw:custom-shape draw:style-name="gr119" draw:text-style-name="P81" svg:width="144.62pt" svg:height="32.63pt" svg:x="214.3pt" svg:y="434.86pt"><text:p text:style-name="P80"><text:span text:style-name="T4">curDomNode</text:span><text:span text:style-name="T4">にテキストを</text:span></text:p><text:p text:style-name="P80"><text:span text:style-name="T4">text</text:span><text:span text:style-name="T4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pt" svg:y1="416.49pt" svg:x2="288.14pt" svg:y2="437.1pt"><text:p/></draw:line></draw:g><draw:line draw:style-name="gr3" draw:text-style-name="P27" svg:x1="288.4pt" svg:y1="327.46pt" svg:x2="288.14pt" svg:y2="348.07pt"><text:p/></draw:line><draw:line draw:style-name="gr3" draw:text-style-name="P27" svg:x1="288.4pt" svg:y1="606.76pt" svg:x2="288pt" svg:y2="640.01pt"><text:p/></draw:line><draw:custom-shape draw:style-name="gr5" draw:text-style-name="P29" svg:width="27.38pt" svg:height="28.37pt" svg:x="274.25pt" svg:y="639.95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416.1pt" svg:y1="173.85pt" svg:x2="415.25pt" svg:y2="208.46pt"><text:p/></draw:line><draw:custom-shape draw:style-name="gr5" draw:text-style-name="P29" svg:width="27.38pt" svg:height="28.37pt" svg:x="404.65pt" svg:y="204.8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20" svg:width="167.07pt" svg:height="37.53pt" svg:x="204.75pt" svg:y="194.2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21" draw:text-style-name="P41" svg:width="83.28pt" svg:height="40.56pt" svg:x="247.1pt" svg:y="194.29pt"><draw:text-box><text:p><text:span text:style-name="T7"/></text:p><text:p><text:span text:style-name="T7">連想配列に子がいる限りループする。</text:span></text:p><text:p><text:span text:style-name="T7">key in curMapNode</text:span></text:p></draw:text-box></draw:frame></draw:g><draw:custom-shape draw:style-name="gr122" draw:text-style-name="P31" svg:width="173.48pt" svg:height="71.26pt" svg:x="203.24pt" svg:y="495.01pt"><text:p text:style-name="P30"><text:span text:style-name="T3">キーが</text:span><text:span text:style-name="T3">html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119" draw:text-style-name="P81" svg:width="144.62pt" svg:height="32.63pt" svg:x="214.3pt" svg:y="580.56pt"><text:p text:style-name="P80"><text:span text:style-name="T4">curDomNode</text:span><text:span text:style-name="T4">にテキストを</text:span></text:p><text:p text:style-name="P80"><text:span text:style-name="T4">html</text:span><text:span text:style-name="T4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pt" svg:y1="562.2pt" svg:x2="288.14pt" svg:y2="582.8pt"><text:p/></draw:line></draw:g><draw:line draw:style-name="gr3" draw:text-style-name="P27" svg:x1="288.4pt" svg:y1="467.46pt" svg:x2="288pt" svg:y2="500.71pt"><text:p/></draw:line><draw:polyline draw:style-name="gr10" draw:text-style-name="P28" svg:width="134.14pt" svg:height="95.47pt" svg:x="286.64pt" svg:y="381.8pt" svg:viewBox="0 0 4733 3369" draw:points="3113,0 4733,0 4733,3369 0,3369"><text:p/></draw:polyline><draw:polyline draw:style-name="gr10" draw:text-style-name="P28" svg:width="134.14pt" svg:height="95.47pt" svg:x="286.64pt" svg:y="530.36pt" svg:viewBox="0 0 4733 3369" draw:points="3113,0 4733,0 4733,3369 0,3369"><text:p/></draw:polylin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frame draw:style-name="gr11" svg:width="17.06pt" svg:height="17.77pt" svg:x="347.16pt" svg:y="558.6pt"><draw:text-box><text:p>Y</text:p></draw:text-box></draw:frame><draw:frame draw:style-name="gr11" svg:width="17.06pt" svg:height="17.77pt" svg:x="382.56pt" svg:y="501.96pt"><draw:text-box><text:p>N</text:p></draw:text-box></draw:frame><draw:custom-shape draw:style-name="gr122" draw:text-style-name="P31" svg:width="173.48pt" svg:height="71.26pt" svg:x="203.24pt" svg:y="346.34pt"><text:p text:style-name="P30"><text:span text:style-name="T3">キーが</text:span><text:span text:style-name="T3">text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/draw:g></text:p>
      <text:p text:style-name="P8"><draw:g text:anchor-type="as-char" svg:y="56.69pt" draw:z-index="25" draw:style-name="gr1"><draw:frame draw:style-name="gr28" draw:text-style-name="P41" svg:width="191.37pt" svg:height="265.01pt" svg:x="0pt" svg:y="6.8pt"><draw:text-box><text:p><text:span text:style-name="T7">Fig4 2</text:span><text:span text:style-name="T7">ページ目</text:span></text:p><text:p><text:span text:style-name="T7"/></text:p></draw:text-box></draw:frame><draw:line draw:style-name="gr3" draw:text-style-name="P27" svg:x1="288.4pt" svg:y1="31.35pt" svg:x2="288.4pt" svg:y2="56.3pt"><text:p/></draw:line><draw:line draw:style-name="gr4" draw:text-style-name="P28" svg:x1="191.31pt" svg:y1="0pt" svg:x2="191.31pt" svg:y2="727.26pt"><text:p/></draw:line><draw:custom-shape draw:style-name="gr5" draw:text-style-name="P29" svg:width="27.38pt" svg:height="28.37pt" svg:x="272.49pt" svg:y="0.06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6.67pt" svg:y1="466.7pt" svg:x2="286.41pt" svg:y2="487.3pt"><text:p/></draw:line><draw:polyline draw:style-name="gr10" draw:text-style-name="P28" svg:width="134.14pt" svg:height="95.47pt" svg:x="286.64pt" svg:y="381.8pt" svg:viewBox="0 0 4733 3369" draw:points="3113,0 4733,0 4733,3369 0,3369"><text:p/></draw:polylin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polyline draw:style-name="gr10" draw:text-style-name="P28" svg:width="134.14pt" svg:height="159.17pt" svg:x="286.64pt" svg:y="523.25pt" svg:viewBox="0 0 4733 5616" draw:points="2981,0 4733,0 4733,5616 0,5616"><text:p/></draw:polyline><draw:line draw:style-name="gr3" draw:text-style-name="P27" svg:x1="286.67pt" svg:y1="127.45pt" svg:x2="286.41pt" svg:y2="148.05pt"><text:p/></draw:line><draw:custom-shape draw:style-name="gr6" draw:text-style-name="P31" svg:width="173.42pt" svg:height="71.18pt" svg:x="201.49pt" svg:y="56.3pt"><text:p text:style-name="P30"><text:span text:style-name="T3">mapNode</text:span><text:span text:style-name="T3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3" svg:width="144.62pt" svg:height="32.68pt" svg:x="212.29pt" svg:y="435.91pt"><text:p text:style-name="P32"><text:span text:style-name="T4">カレントの子</text:span><text:span text:style-name="T4">DOM</text:span><text:span text:style-name="T4">ノードから</text:span><text:span text:style-name="T4">key</text:span></text:p><text:p text:style-name="P32"><text:span text:style-name="T4">を持つ</text:span><text:span text:style-name="T4">DOM</text:span><text:span text:style-name="T4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417.54pt" svg:x2="286.16pt" svg:y2="438.15pt"><text:p/></draw:line></draw:g><draw:custom-shape draw:style-name="gr9" draw:text-style-name="P31" svg:width="173.48pt" svg:height="71.18pt" svg:x="201.15pt" svg:y="346.39pt"><text:p text:style-name="P30"><text:span text:style-name="T3">mapNode</text:span><text:span text:style-name="T3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24pt" svg:y1="468.51pt" svg:x2="286.24pt" svg:y2="487.87pt"><text:p/></draw:line><draw:g draw:style-name="gr7"><draw:custom-shape draw:style-name="gr12" draw:text-style-name="P34" svg:width="179.06pt" svg:height="70.47pt" svg:x="201.49pt" svg:y="144.74pt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5" svg:x1="222.15pt" svg:y1="177.28pt" svg:x2="359.06pt" svg:y2="177.28pt"><text:p text:style-name="P28"><text:span text:style-name="T5">this.createTagArray(key, </text:span></text:p><text:p text:style-name="P28"><text:span text:style-name="T5">mapNode, curDomNode);</text:span></text:p><text:p text:style-name="P28"><text:span text:style-name="T5"/></text:p><text:p text:style-name="P28"><text:span text:style-name="T5">キー名でタグを作成し、その</text:span></text:p><text:p text:style-name="P28"><text:span text:style-name="T5">テキストにキー値をセットする。</text:span></text:p></draw:line><draw:frame draw:style-name="gr14" draw:text-style-name="P36" svg:width="28.06pt" svg:height="16.78pt" svg:x="353.85pt" svg:y="219.94pt"><draw:text-box><text:p><text:span text:style-name="T6">fig7</text:span></text:p></draw:text-box></draw:frame></draw:g><draw:g draw:style-name="gr7"><draw:custom-shape draw:style-name="gr82" draw:text-style-name="P34" svg:width="179.12pt" svg:height="70.53pt" svg:x="197.66pt" svg:y="579.86pt"><text:p text:style-name="P28"><text:span text:style-name="T7">this.createTag(mapNode,</text:span></text:p><text:p text:style-name="P28"><text:span text:style-name="T7"><text:s/></text:span><text:span text:style-name="T7">domNode);</text:span></text:p><text:p text:style-name="P28"><text:span text:style-name="T7"/></text:p><text:p text:style-name="P28"><text:span text:style-name="T7"/></text:p><text:p text:style-name="P28"><text:span text:style-name="T7"/></text:p><text:p text:style-name="P28"><text:span text:style-name="T7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218.32pt" svg:y1="612.31pt" svg:x2="355.27pt" svg:y2="612.31pt"><text:p/></draw:line><draw:frame draw:style-name="gr83" draw:text-style-name="P36" svg:width="28.06pt" svg:height="9.52pt" svg:x="350.05pt" svg:y="655.09pt"><draw:text-box><text:p><text:span text:style-name="T6">fig4</text:span></text:p></draw:text-box></draw:frame></draw:g><draw:custom-shape draw:style-name="gr5" draw:text-style-name="P29" svg:width="27.38pt" svg:height="28.37pt" svg:x="272.95pt" svg:y="693.01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173.48pt" svg:height="71.18pt" svg:x="197.69pt" svg:y="487.5pt"><text:p text:style-name="P30"><text:span text:style-name="T3">domNode</text:span><text:span text:style-name="T3">が</text:span><text:span text:style-name="T3">null</text:span><text:span text:style-name="T3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16pt" svg:y1="650.58pt" svg:x2="286.16pt" svg:y2="693.01pt"><text:p/></draw:line><draw:line draw:style-name="gr3" draw:text-style-name="P27" svg:x1="286.67pt" svg:y1="215.21pt" svg:x2="285.11pt" svg:y2="346.39pt"><text:p/></draw:line><draw:polyline draw:style-name="gr10" draw:text-style-name="P28" svg:width="134.14pt" svg:height="180.37pt" svg:x="286.64pt" svg:y="91.7pt" svg:viewBox="0 0 4733 6364" draw:points="3113,0 4733,0 4733,6364 0,6364"><text:p/></draw:polyline><draw:frame draw:style-name="gr11" svg:width="17.06pt" svg:height="17.77pt" svg:x="347.16pt" svg:y="120.05pt"><draw:text-box><text:p>Y</text:p></draw:text-box></draw:frame><draw:frame draw:style-name="gr11" svg:width="17.06pt" svg:height="17.77pt" svg:x="382.56pt" svg:y="63.41pt"><draw:text-box><text:p>N</text:p></draw:text-box></draw:frame><draw:line draw:style-name="gr3" draw:text-style-name="P27" svg:x1="286.16pt" svg:y1="558.65pt" svg:x2="286.16pt" svg:y2="583.4pt"><text:p/></draw:line><draw:frame draw:style-name="gr11" svg:width="17.06pt" svg:height="17.77pt" svg:x="347.16pt" svg:y="551.51pt"><draw:text-box><text:p>Y</text:p></draw:text-box></draw:frame><draw:frame draw:style-name="gr11" svg:width="17.06pt" svg:height="17.77pt" svg:x="382.56pt" svg:y="494.84pt"><draw:text-box><text:p>N</text:p></draw:text-box></draw:frame></draw:g></text:p>
      <text:p text:style-name="P7"><draw:g text:anchor-type="as-char" draw:z-index="8" draw:style-name="gr17"><draw:frame draw:style-name="gr28" draw:text-style-name="P41" svg:width="191.37pt" svg:height="265.01pt" svg:x="0pt" svg:y="6.8pt"><draw:text-box><text:p><text:span text:style-name="T7">Fig4 3</text:span><text:span text:style-name="T7">ページ目</text:span></text:p></draw:text-box></draw:frame><draw:line draw:style-name="gr3" draw:text-style-name="P27" svg:x1="286.41pt" svg:y1="31.35pt" svg:x2="286.41pt" svg:y2="56.3pt"><text:p/></draw:line><draw:line draw:style-name="gr4" draw:text-style-name="P28" svg:x1="191.31pt" svg:y1="0pt" svg:x2="191.31pt" svg:y2="727.26pt"><text:p/></draw:line><draw:custom-shape draw:style-name="gr5" draw:text-style-name="P29" svg:width="27.38pt" svg:height="28.37pt" svg:x="273.2pt" svg:y="3.2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17.06pt" svg:height="17.77pt" svg:x="347.16pt" svg:y="117.5pt"><draw:text-box><text:p>Y</text:p></draw:text-box></draw:frame><draw:frame draw:style-name="gr11" svg:width="17.06pt" svg:height="17.77pt" svg:x="382.56pt" svg:y="60.86pt"><draw:text-box><text:p>N</text:p></draw:text-box></draw:frame><draw:polyline draw:style-name="gr10" draw:text-style-name="P28" svg:width="127.28pt" svg:height="95.47pt" svg:x="288.96pt" svg:y="88.16pt" svg:viewBox="0 0 4491 3369" draw:points="2954,0 4491,0 4491,3369 0,3369"><text:p/></draw:polyline><draw:line draw:style-name="gr3" draw:text-style-name="P27" svg:x1="289.16pt" svg:y1="279.1pt" svg:x2="289.16pt" svg:y2="349.91pt"><text:p/></draw:line><draw:custom-shape draw:style-name="gr5" draw:text-style-name="P29" svg:width="27.38pt" svg:height="28.37pt" svg:x="273.2pt" svg:y="349.9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4" svg:width="173.48pt" svg:height="71.18pt" svg:x="200.61pt" svg:y="52.36pt"><text:p text:style-name="P30"><text:span text:style-name="T7">curDomNode</text:span><text:span text:style-name="T7">の</text:span><text:span text:style-name="T7">Attribute</text:span><text:span text:style-name="T7">配列から</text:span></text:p><text:p text:style-name="P30"><text:span text:style-name="T7">mapNode</text:span><text:span text:style-name="T7">のキー値を持つノード</text:span></text:p><text:p text:style-name="P30"><text:span text:style-name="T7">を取得でき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3" svg:width="144.62pt" svg:height="32.68pt" svg:x="214.84pt" svg:y="141.85pt"><text:p text:style-name="P32"><text:span text:style-name="T7">取得したノードに</text:span><text:span text:style-name="T7">mapNode</text:span></text:p><text:p text:style-name="P32"><text:span text:style-name="T7">の値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96pt" svg:y1="123.51pt" svg:x2="288.71pt" svg:y2="144.11pt"><text:p/></draw:line></draw:g><draw:custom-shape draw:style-name="gr35" draw:text-style-name="P56" svg:width="169.82pt" svg:height="30.61pt" svg:x="201.49pt" svg:y="198.99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8" draw:text-style-name="P33" svg:width="144.62pt" svg:height="32.68pt" svg:x="215.29pt" svg:y="247.95pt"><text:p text:style-name="P32"><text:span text:style-name="T7">curDomNode</text:span><text:span text:style-name="T7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42pt" svg:y1="229.61pt" svg:x2="289.16pt" svg:y2="250.21pt"><text:p/></draw:line></draw:g><draw:line draw:style-name="gr3" draw:text-style-name="P27" svg:x1="286.41pt" svg:y1="174.5pt" svg:x2="286.41pt" svg:y2="199.45pt"><text:p/></draw:line></draw:g></text:p>
      <text:p text:style-name="P2"><draw:g text:anchor-type="as-char" draw:z-index="5" draw:style-name="gr17"><draw:frame draw:style-name="gr28" draw:text-style-name="P41" svg:width="177.11pt" svg:height="265.01pt" svg:x="0pt" svg:y="5.3pt"><draw:text-box><text:p><text:span text:style-name="T7">Fig5</text:span></text:p><text:p><text:span text:style-name="T7">関数名：</text:span><text:span text:style-name="T7">getMapNode</text:span></text:p><text:p text:style-name="P37"><text:span text:style-name="T7">概要：</text:span><text:span text:style-name="T7">JSON</text:span><text:span text:style-name="T7">連想配列の最上階層からキーに対応した値を取り出す。</text:span></text:p><text:p text:style-name="P38"><text:span text:style-name="T7">引数：</text:span><text:span text:style-name="T7">String key:JSON</text:span><text:span text:style-name="T7">のキー</text:span></text:p><text:p><text:span text:style-name="T7">戻り値：</text:span><text:span text:style-name="T7">Object:</text:span><text:span text:style-name="T7">取得した連想配列</text:span></text:p><text:p><text:span text:style-name="T7"/></text:p><text:p text:style-name="P52"><text:span text:style-name="T7">変数</text:span><text:span text:style-name="T7">:this.json:createTag</text:span><text:span text:style-name="T7">クラスのメンバ。</text:span><text:span text:style-name="T7">JSON</text:span><text:span text:style-name="T7">の連想配列を格納している。</text:span></text:p></draw:text-box></draw:frame><draw:line draw:style-name="gr3" draw:text-style-name="P27" svg:x1="316.35pt" svg:y1="29.31pt" svg:x2="316.35pt" svg:y2="54.26pt"><text:p/></draw:line><draw:line draw:style-name="gr4" draw:text-style-name="P27" svg:x1="183.49pt" svg:y1="0.03pt" svg:x2="183.49pt" svg:y2="727.34pt"><text:p/></draw:line><draw:custom-shape draw:style-name="gr5" draw:text-style-name="P29" svg:width="27.38pt" svg:height="28.37pt" svg:x="302.2pt" svg:y="0.99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4" svg:width="172.91pt" svg:height="32.63pt" svg:x="233.46pt" svg:y="53.49pt"><text:p text:style-name="P53"><text:span text:style-name="T14">クラスのメンバ</text:span><text:span text:style-name="T14">json</text:span><text:span text:style-name="T14">から</text:span></text:p><text:p text:style-name="P53"><text:span text:style-name="T14">キーに応じた連想配列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29" svg:width="27.38pt" svg:height="28.37pt" svg:x="302.2pt" svg:y="107.2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316.35pt" svg:y1="86.85pt" svg:x2="316.35pt" svg:y2="111.8pt"><text:p/></draw:line></draw:g></text:p>
      <text:p text:style-name="P2"><draw:g text:anchor-type="as-char" draw:z-index="6" draw:style-name="gr17"><draw:frame draw:style-name="gr28" draw:text-style-name="P41" svg:width="183.88pt" svg:height="265.01pt" svg:x="0pt" svg:y="3.49pt"><draw:text-box><text:p><text:span text:style-name="T7">Fig6</text:span></text:p><text:p><text:span text:style-name="T7">関数名：</text:span><text:span text:style-name="T12">getDomNode</text:span></text:p><text:p text:style-name="P37"><text:span text:style-name="T7">概要：キーに対応する</text:span><text:span text:style-name="T7">HTML</text:span><text:span text:style-name="T7">のパーツを返す。</text:span></text:p><text:p text:style-name="P38"><text:span text:style-name="T7">引数：</text:span><text:span text:style-name="T7">String key:JSON</text:span><text:span text:style-name="T7">のキーの文字列。</text:span><text:span text:style-name="T7">DOM</text:span><text:span text:style-name="T7">のクラス名でもある。</text:span></text:p><text:p text:style-name="P55"><text:span text:style-name="T7">戻り値：</text:span><text:span text:style-name="T7">Element:</text:span><text:span text:style-name="T7">取得した</text:span><text:span text:style-name="T7">DOM</text:span><text:span text:style-name="T7">を返す。</text:span></text:p><text:p><text:span text:style-name="T7"/></text:p><text:p text:style-name="P47"><text:span text:style-name="T7">変数</text:span><text:span text:style-name="T7">:this.dom:createTag</text:span><text:span text:style-name="T7">クラスのメンバ。テンプレートの</text:span><text:span text:style-name="T7">HTML(DOM)</text:span><text:span text:style-name="T7">を格納している。</text:span></text:p></draw:text-box></draw:frame><draw:line draw:style-name="gr4" draw:text-style-name="P28" svg:x1="187.4pt" svg:y1="0pt" svg:x2="187.4pt" svg:y2="727.26pt"><text:p/></draw:line><draw:custom-shape draw:style-name="gr29" draw:text-style-name="P51" svg:width="172.91pt" svg:height="32.63pt" svg:x="223.2pt" svg:y="55.81pt"><text:p text:style-name="P49"><text:span text:style-name="T12">メンバの</text:span><text:span text:style-name="T12">HTML</text:span><text:span text:style-name="T12">からキーに対応</text:span></text:p><text:p text:style-name="P49"><text:span text:style-name="T12">した要素をコピーして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307.7pt" svg:y1="88.38pt" svg:x2="307.7pt" svg:y2="116.73pt"><text:p/></draw:line><draw:line draw:style-name="gr3" draw:text-style-name="P27" svg:x1="307.7pt" svg:y1="28.35pt" svg:x2="307.7pt" svg:y2="56.69pt"><text:p/></draw:line><draw:custom-shape draw:style-name="gr5" draw:text-style-name="P29" svg:width="27.38pt" svg:height="28.37pt" svg:x="294.49pt" svg:y="116.5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94.49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30" draw:style-name="gr17"><draw:frame draw:style-name="gr2" draw:text-style-name="P26" svg:width="180.68pt" svg:height="257.41pt" svg:x="2.89pt" svg:y="7.26pt"><draw:text-box><text:p><text:span text:style-name="T1">Fig7</text:span></text:p><text:p><text:span text:style-name="T1">関数名：</text:span><text:span text:style-name="T1">createTagArray</text:span></text:p><text:p text:style-name="P37"><text:span text:style-name="T1">概要：リストタイプのタグを配置する。</text:span></text:p><text:p text:style-name="P38"><text:span text:style-name="T1">引数：</text:span><text:span text:style-name="T1">String key:JSON</text:span><text:span text:style-name="T1">のキー</text:span></text:p><text:p text:style-name="P57"><text:span text:style-name="T1">Object mapNode:</text:span><text:span text:style-name="T1">現在さす</text:span><text:span text:style-name="T1">JSON</text:span><text:span text:style-name="T1">の連想配列</text:span></text:p><text:p text:style-name="P57"><text:span text:style-name="T1">Element domNode:</text:span><text:span text:style-name="T1">現在さす</text:span><text:span text:style-name="T1">DOM</text:span><text:span text:style-name="T1">ノード</text:span></text:p><text:p><text:span text:style-name="T1">戻り値：なし</text:span></text:p><text:p><text:span text:style-name="T1"/></text:p><text:p text:style-name="P47"><text:span text:style-name="T1">変数</text:span><text:span text:style-name="T1">:var clones:</text:span><text:span text:style-name="T1">複製する</text:span><text:span text:style-name="T1">DOM</text:span><text:span text:style-name="T1">の個数を格納する。</text:span></text:p><text:p text:style-name="P74"><text:span text:style-name="T1">var childDomNode:</text:span><text:span text:style-name="T1">現在さす</text:span><text:span text:style-name="T1">DOM</text:span><text:span text:style-name="T1">の子ノード</text:span></text:p></draw:text-box></draw:frame><draw:line draw:style-name="gr3" draw:text-style-name="P27" svg:x1="289.7pt" svg:y1="28.4pt" svg:x2="289.7pt" svg:y2="56.69pt"><text:p/></draw:line><draw:line draw:style-name="gr4" draw:text-style-name="P28" svg:x1="187.09pt" svg:y1="0.06pt" svg:x2="187.09pt" svg:y2="727.31pt"><text:p/></draw:line><draw:custom-shape draw:style-name="gr5" draw:text-style-name="P29" svg:width="27.38pt" svg:height="28.37pt" svg:x="276.09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9" draw:text-style-name="P51" svg:width="145.02pt" svg:height="32.63pt" svg:x="218.55pt" svg:y="56.69pt"><text:p text:style-name="P49"><text:span text:style-name="T12">domNode</text:span><text:span text:style-name="T12">のキーの要素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" draw:text-style-name="P31" svg:width="173.42pt" svg:height="71.18pt" svg:x="204.41pt" svg:y="120.19pt"><text:p text:style-name="P30"><text:span text:style-name="T3">引数に</text:span><text:span text:style-name="T3">null</text:span><text:span text:style-name="T3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28" svg:width="38.92pt" svg:height="56.58pt" svg:x="377.8pt" svg:y="155.62pt" svg:viewBox="0 0 1374 1997" draw:points="0,0 1374,0 1374,1997"><text:p/></draw:polyline><draw:custom-shape draw:style-name="gr100" draw:text-style-name="P51" svg:width="116.28pt" svg:height="32.63pt" svg:x="360.51pt" svg:y="212.2pt"><text:p text:style-name="P49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6pt" svg:y1="191.59pt" svg:x2="288.65pt" svg:y2="268.89pt"><text:p/></draw:line><draw:custom-shape draw:style-name="gr100" draw:text-style-name="P51" svg:width="116.28pt" svg:height="32.63pt" svg:x="229.66pt" svg:y="268.89pt"><text:p text:style-name="P49"><text:span text:style-name="T12">不足しているタグの個数を</text:span><text:span text:style-name="T12"><text:line-break/></text:span><text:span text:style-name="T12">算出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417pt" svg:y1="244.8pt" svg:x2="417pt" svg:y2="282.25pt"><text:p/></draw:line><draw:frame draw:style-name="gr11" svg:width="17.06pt" svg:height="17.77pt" svg:x="341.55pt" svg:y="180.4pt"><draw:text-box><text:p>Y</text:p></draw:text-box></draw:frame><draw:frame draw:style-name="gr11" svg:width="17.06pt" svg:height="17.77pt" svg:x="422.9pt" svg:y="137.96pt"><draw:text-box><text:p>N</text:p></draw:text-box></draw:frame><draw:line draw:style-name="gr3" draw:text-style-name="P27" svg:x1="289.7pt" svg:y1="301.49pt" svg:x2="289.7pt" svg:y2="329.78pt"><text:p/></draw:line><draw:g draw:style-name="gr7"><draw:custom-shape draw:style-name="gr99" draw:text-style-name="P51" svg:width="145.02pt" svg:height="32.63pt" svg:x="218.55pt" svg:y="391.95pt"><text:p text:style-name="P49"><text:span text:style-name="T12">1</text:span><text:span text:style-name="T12">個目の</text:span><text:span text:style-name="T12">mapNode</text:span><text:span text:style-name="T12">の後ろに</text:span></text:p><text:p text:style-name="P49"><text:span text:style-name="T12">自身のコピー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7pt" svg:y1="424.54pt" svg:x2="289.7pt" svg:y2="452.83pt"><text:p/></draw:line></draw:g><draw:g draw:style-name="gr7"><draw:g draw:style-name="gr7"><draw:custom-shape draw:style-name="gr101" svg:width="170.62pt" svg:height="40.62pt" svg:x="202.79pt" svg:y="325.5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02" draw:text-style-name="P61" svg:width="85.01pt" svg:height="58.37pt" svg:x="246.05pt" svg:y="325.5pt"><draw:text-box><text:p><text:span text:style-name="T4">domNode</text:span><text:span text:style-name="T4">を必要な分コピーするまで繰り返す。</text:span></text:p></draw:text-box></draw:frame></draw:g><draw:line draw:style-name="gr3" draw:text-style-name="P27" svg:x1="289.7pt" svg:y1="366.09pt" svg:x2="289.7pt" svg:y2="394.38pt"><text:p/></draw:line></draw:g><draw:custom-shape draw:style-name="gr103" draw:text-style-name="P56" svg:width="166.28pt" svg:height="30.61pt" svg:x="202.79pt" svg:y="452.8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89.7pt" svg:y1="481.15pt" svg:x2="289.7pt" svg:y2="509.44pt"><text:p/></draw:line><draw:g draw:style-name="gr7"><draw:g draw:style-name="gr7"><draw:custom-shape draw:style-name="gr104" svg:width="170.62pt" svg:height="49.32pt" svg:x="202.79pt" svg:y="509.44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05" draw:text-style-name="P61" svg:width="85.01pt" svg:height="76.08pt" svg:x="246.05pt" svg:y="509.44pt"><draw:text-box><text:p><text:span text:style-name="T4">mapNode</text:span><text:span text:style-name="T4">の配列分ループする。</text:span></text:p><text:p><text:span text:style-name="T4">var i = 0; i &lt; mapNode.length; i++</text:span></text:p></draw:text-box></draw:frame></draw:g><draw:line draw:style-name="gr3" draw:text-style-name="P27" svg:x1="289.7pt" svg:y1="558.71pt" svg:x2="289.7pt" svg:y2="593.06pt"><text:p/></draw:line></draw:g><draw:custom-shape draw:style-name="gr5" draw:text-style-name="P29" svg:width="27.38pt" svg:height="28.37pt" svg:x="276.09pt" svg:y="590.74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0pt" svg:y1="0pt" svg:x2="0pt" svg:y2="37.45pt"><text:p/></draw:line><draw:custom-shape draw:style-name="gr5" draw:text-style-name="P29" svg:width="27.38pt" svg:height="28.37pt" svg:x="403.8pt" svg:y="279.07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9.64pt" svg:y1="89.46pt" svg:x2="289.64pt" svg:y2="126.91pt"><text:p/></draw:line></draw:g></text:p>
      <text:p text:style-name="P2"><draw:g text:anchor-type="as-char" svg:y="-424.74pt" draw:z-index="0" draw:style-name="gr1"><draw:frame draw:style-name="gr2" draw:text-style-name="P26" svg:width="180.68pt" svg:height="257.41pt" svg:x="0pt" svg:y="7.26pt"><draw:text-box><text:p><text:span text:style-name="T1">Fig7 2</text:span><text:span text:style-name="T1">ページ目</text:span></text:p><text:p><text:span text:style-name="T1"/></text:p></draw:text-box></draw:frame><draw:line draw:style-name="gr3" draw:text-style-name="P27" svg:x1="286.81pt" svg:y1="28.4pt" svg:x2="286.81pt" svg:y2="56.69pt"><text:p/></draw:line><draw:line draw:style-name="gr4" draw:text-style-name="P28" svg:x1="184.2pt" svg:y1="0.03pt" svg:x2="184.2pt" svg:y2="727.29pt"><text:p/></draw:line><draw:custom-shape draw:style-name="gr5" draw:text-style-name="P29" svg:width="27.38pt" svg:height="28.37pt" svg:x="273.2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6.67pt" svg:y1="127.9pt" svg:x2="286.41pt" svg:y2="148.51pt"><text:p/></draw:line><draw:custom-shape draw:style-name="gr6" draw:text-style-name="P31" svg:width="173.42pt" svg:height="71.18pt" svg:x="201.49pt" svg:y="56.75pt"><text:p text:style-name="P30"><text:span text:style-name="T3">mapNode[i]</text:span><text:span text:style-name="T3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3" svg:width="144.62pt" svg:height="32.68pt" svg:x="212.54pt" svg:y="346pt"><text:p text:style-name="P32"><text:span text:style-name="T4">カレントの子</text:span><text:span text:style-name="T4">DOM</text:span><text:span text:style-name="T4">ノードから</text:span><text:span text:style-name="T4">key</text:span></text:p><text:p text:style-name="P32"><text:span text:style-name="T4">を持つ</text:span><text:span text:style-name="T4">DOM</text:span><text:span text:style-name="T4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67pt" svg:y1="327.63pt" svg:x2="286.41pt" svg:y2="348.24pt"><text:p/></draw:line></draw:g><draw:custom-shape draw:style-name="gr9" draw:text-style-name="P31" svg:width="173.48pt" svg:height="71.18pt" svg:x="201.49pt" svg:y="254.44pt"><text:p text:style-name="P30"><text:span text:style-name="T3">mapNode[i]</text:span><text:span text:style-name="T3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67pt" svg:y1="213.05pt" svg:x2="286.16pt" svg:y2="254.86pt"><text:p/></draw:line><draw:polyline draw:style-name="gr10" draw:text-style-name="P28" svg:width="134.14pt" svg:height="143.91pt" svg:x="286.64pt" svg:y="93.2pt" svg:viewBox="0 0 4733 5078" draw:points="3113,0 4733,0 4733,5078 0,5078"><text:p/></draw:polyline><draw:frame draw:style-name="gr11" svg:width="17.06pt" svg:height="17.77pt" svg:x="347.16pt" svg:y="117.95pt"><draw:text-box><text:p>Y</text:p></draw:text-box></draw:frame><draw:frame draw:style-name="gr11" svg:width="17.06pt" svg:height="17.77pt" svg:x="382.56pt" svg:y="61.31pt"><draw:text-box><text:p>N</text:p></draw:text-box></draw:frame><draw:polyline draw:style-name="gr10" draw:text-style-name="P28" svg:width="134.14pt" svg:height="364.31pt" svg:x="286.64pt" svg:y="290.24pt" svg:viewBox="0 0 4733 12853" draw:points="3113,0 4733,0 4733,12853 0,12853"><text:p/></draw:polyline><draw:line draw:style-name="gr3" draw:text-style-name="P27" svg:x1="286.64pt" svg:y1="455.1pt" svg:x2="286.24pt" svg:y2="488.35pt"><text:p/></draw:line><draw:g draw:style-name="gr7"><draw:custom-shape draw:style-name="gr12" draw:text-style-name="P34" svg:width="179.06pt" svg:height="70.47pt" svg:x="201.49pt" svg:y="145.19pt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5" svg:x1="222.15pt" svg:y1="177.7pt" svg:x2="359.06pt" svg:y2="177.7pt"><text:p text:style-name="P28"><text:span text:style-name="T5">this.createTagArray(key, </text:span></text:p><text:p text:style-name="P28"><text:span text:style-name="T5">mapNode, curDomNode);</text:span></text:p><text:p text:style-name="P28"><text:span text:style-name="T5"/></text:p><text:p text:style-name="P28"><text:span text:style-name="T5">キー名でタグを作成し、その</text:span></text:p><text:p text:style-name="P28"><text:span text:style-name="T5">テキストにキー値をセットする。</text:span></text:p></draw:line><draw:frame draw:style-name="gr14" draw:text-style-name="P36" svg:width="28.06pt" svg:height="16.78pt" svg:x="353.85pt" svg:y="220.39pt"><draw:text-box><text:p><text:span text:style-name="T6">fig7</text:span></text:p></draw:text-box></draw:frame></draw:g><draw:custom-shape draw:style-name="gr9" draw:text-style-name="P31" svg:width="173.48pt" svg:height="71.18pt" svg:x="201.49pt" svg:y="395.46pt"><text:p text:style-name="P30"><text:span text:style-name="T3">domNode</text:span><text:span text:style-name="T3">が</text:span><text:span text:style-name="T3">null</text:span><text:span text:style-name="T3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64pt" svg:y1="378.65pt" svg:x2="286.64pt" svg:y2="399.91pt"><text:p/></draw:line><draw:polyline draw:style-name="gr10" draw:text-style-name="P28" svg:width="119.96pt" svg:height="173.28pt" svg:x="286.64pt" svg:y="431.74pt" svg:viewBox="0 0 4233 6114" draw:points="2910,0 4233,0 4233,6114 0,6114"><text:p/></draw:polyline><draw:g draw:style-name="gr7"><draw:custom-shape draw:style-name="gr15" draw:text-style-name="P34" svg:width="179.06pt" svg:height="70.47pt" svg:x="201.49pt" svg:y="488.35pt"><text:p text:style-name="P28"><text:span text:style-name="T7">this.createTag(mapNode,</text:span></text:p><text:p text:style-name="P28"><text:span text:style-name="T7"><text:s/></text:span><text:span text:style-name="T7">domNode);</text:span></text:p><text:p text:style-name="P28"><text:span text:style-name="T7"/></text:p><text:p text:style-name="P28"><text:span text:style-name="T7"/></text:p><text:p text:style-name="P28"><text:span text:style-name="T7"/></text:p><text:p text:style-name="P28"><text:span text:style-name="T7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2.15pt" svg:y1="520.87pt" svg:x2="359.06pt" svg:y2="520.87pt"><text:p/></draw:line><draw:frame draw:style-name="gr14" draw:text-style-name="P36" svg:width="28.06pt" svg:height="16.78pt" svg:x="353.85pt" svg:y="563.56pt"><draw:text-box><text:p><text:span text:style-name="T6">fig4</text:span></text:p></draw:text-box></draw:frame></draw:g><draw:line draw:style-name="gr3" draw:text-style-name="P27" svg:x1="286.64pt" svg:y1="559.05pt" svg:x2="286.64pt" svg:y2="679.35pt"><text:p/></draw:line><draw:custom-shape draw:style-name="gr5" draw:text-style-name="P29" svg:width="27.38pt" svg:height="28.37pt" svg:x="273.2pt" svg:y="679.24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17.06pt" svg:height="17.77pt" svg:x="347.16pt" svg:y="314.9pt"><draw:text-box><text:p>Y</text:p></draw:text-box></draw:frame><draw:frame draw:style-name="gr11" svg:width="17.06pt" svg:height="17.77pt" svg:x="382.56pt" svg:y="258.24pt"><draw:text-box><text:p>N</text:p></draw:text-box></draw:frame><draw:frame draw:style-name="gr11" svg:width="17.06pt" svg:height="17.77pt" svg:x="347.16pt" svg:y="459.95pt"><draw:text-box><text:p>Y</text:p></draw:text-box></draw:frame><draw:frame draw:style-name="gr11" svg:width="17.06pt" svg:height="17.77pt" svg:x="382.56pt" svg:y="403.31pt"><draw:text-box><text:p>N</text:p></draw:text-box></draw:frame></draw:g></text:p>
      <text:p text:style-name="P2"><draw:g text:anchor-type="as-char" draw:z-index="7" draw:style-name="gr17"><draw:frame draw:style-name="gr2" draw:text-style-name="P41" svg:width="180.68pt" svg:height="257.41pt" svg:x="0pt" svg:y="7.26pt"><draw:text-box><text:p><text:span text:style-name="T7">Fig7 3</text:span><text:span text:style-name="T7">ページ目</text:span></text:p><text:p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23.76pt" svg:height="130.82pt" svg:x="286.81pt" svg:y="92.01pt" svg:viewBox="0 0 4367 4616" draw:points="2748,0 4367,0 4367,4616 0,4616"><text:p/></draw:polyline><draw:custom-shape draw:style-name="gr29" draw:text-style-name="P51" svg:width="172.91pt" svg:height="32.63pt" svg:x="202.31pt" svg:y="155.65pt"><text:p text:style-name="P49"><text:span text:style-name="T12">テキストを書き込む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3" draw:text-style-name="P56" svg:width="169.97pt" svg:height="30.73pt" svg:x="201.49pt" svg:y="343.1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86.47pt" svg:y1="373.8pt" svg:x2="286.47pt" svg:y2="402.18pt"><text:p/></draw:line></draw:g><draw:g draw:style-name="gr7"><draw:custom-shape draw:style-name="gr34" draw:text-style-name="P31" svg:width="164.83pt" svg:height="71.18pt" svg:x="203.36pt" svg:y="56.61pt"><text:p text:style-name="P30"><text:span text:style-name="T3">ただのテキス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81pt" svg:y1="127.76pt" svg:x2="286.81pt" svg:y2="156.05pt"><text:p/></draw:line></draw:g><draw:frame draw:style-name="gr11" svg:width="17.06pt" svg:height="17.77pt" svg:x="322.16pt" svg:y="113.19pt"><draw:text-box><text:p>Y</text:p></draw:text-box></draw:frame><draw:frame draw:style-name="gr11" svg:width="17.06pt" svg:height="17.77pt" svg:x="403.51pt" svg:y="70.75pt"><draw:text-box><text:p>N</text:p></draw:text-box></draw:frame><draw:line draw:style-name="gr3" draw:text-style-name="P27" svg:x1="286.81pt" svg:y1="187.51pt" svg:x2="286.81pt" svg:y2="283.01pt"><text:p/></draw:line><draw:custom-shape draw:style-name="gr29" draw:text-style-name="P51" svg:width="172.91pt" svg:height="32.63pt" svg:x="202.31pt" svg:y="283.01pt"><text:p text:style-name="P49"><text:span text:style-name="T12">domNode</text:span><text:span text:style-name="T12">を次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81pt" svg:y1="314.84pt" svg:x2="286.81pt" svg:y2="343.13pt"><text:p/></draw:line><draw:custom-shape draw:style-name="gr5" draw:text-style-name="P29" svg:width="27.38pt" svg:height="28.37pt" svg:x="273.2pt" svg:y="399.7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9" draw:style-name="gr17"><draw:frame draw:style-name="gr2" draw:text-style-name="P41" svg:width="180.68pt" svg:height="257.41pt" svg:x="0pt" svg:y="7.26pt"><draw:text-box><text:p><text:span text:style-name="T7">Fig8</text:span></text:p><text:p><text:span text:style-name="T7">関数名：</text:span><text:span text:style-name="T7">getDomChild</text:span></text:p><text:p text:style-name="P37"><text:span text:style-name="T7">概要：</text:span><text:span text:style-name="T7">DOM</text:span><text:span text:style-name="T7">から子要素の</text:span><text:span text:style-name="T7">DOM</text:span><text:span text:style-name="T7">を取得して返す。</text:span></text:p><text:p text:style-name="P38"><text:span text:style-name="T7">引数：</text:span><text:span text:style-name="T7">String key:JSON</text:span><text:span text:style-name="T7">のキー。子要素のクラスと合致する</text:span></text:p><text:p text:style-name="P57"><text:span text:style-name="T7">Element domNode:</text:span><text:span text:style-name="T7">子要素を取得する元の</text:span><text:span text:style-name="T7">DOM</text:span><text:span text:style-name="T7">ノード</text:span></text:p><text:p text:style-name="P52"><text:span text:style-name="T7">戻り値：</text:span><text:span text:style-name="T7">Element:</text:span><text:span text:style-name="T7">取得した</text:span><text:span text:style-name="T7">DOM</text:span><text:span text:style-name="T7">を返す。</text:span></text:p><text:p text:style-name="P58"><text:span text:style-name="T7"/></text:p><text:p text:style-name="P55"><text:span text:style-name="T7">変数</text:span><text:span text:style-name="T7">:var domNodeReturn:</text:span><text:span text:style-name="T7">取得した</text:span><text:span text:style-name="T7">DOM</text:span><text:span text:style-name="T7">を返す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25.26pt" svg:height="120.22pt" svg:x="288.45pt" svg:y="339.56pt" svg:viewBox="0 0 4420 4242" draw:points="2801,0 4420,0 4420,4242 0,4242"><text:p/></draw:polyline><draw:custom-shape draw:style-name="gr29" draw:text-style-name="P51" svg:width="172.91pt" svg:height="32.63pt" svg:x="202.31pt" svg:y="56.69pt"><text:p text:style-name="P49"><text:span text:style-name="T12">domNode</text:span><text:span text:style-name="T12">の返却用変数</text:span></text:p><text:p text:style-name="P49"><text:span text:style-name="T12">domNodeReturn</text:span><text:span text:style-name="T12">を容易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31" svg:width="164.83pt" svg:height="71.18pt" svg:x="205pt" svg:y="114.41pt"><text:p text:style-name="P30"><text:span text:style-name="T3">子要素の識別子が記述</text:span></text:p><text:p text:style-name="P30"><text:span text:style-name="T3">されてい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8.45pt" svg:y1="185.56pt" svg:x2="288.45pt" svg:y2="222.09pt"><text:p/></draw:line><draw:line draw:style-name="gr3" draw:text-style-name="P27" svg:x1="286.81pt" svg:y1="88.41pt" svg:x2="286.81pt" svg:y2="116.7pt"><text:p/></draw:line><draw:custom-shape draw:style-name="gr36" draw:text-style-name="P51" svg:width="126.96pt" svg:height="32.63pt" svg:x="226.26pt" svg:y="222.09pt"><text:p text:style-name="P49"><text:span text:style-name="T12">domNode</text:span><text:span text:style-name="T12">の子の階層から</text:span><text:span text:style-name="T12">key</text:span><text:span text:style-name="T12">の</text:span></text:p><text:p text:style-name="P49"><text:span text:style-name="T12">クラス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9pt" svg:y1="254.69pt" svg:x2="289.59pt" svg:y2="304.19pt"><text:p/></draw:line><draw:polyline draw:style-name="gr10" draw:text-style-name="P28" svg:width="22.68pt" svg:height="31.83pt" svg:x="369.81pt" svg:y="148.56pt" svg:viewBox="0 0 801 1124" draw:points="0,0 801,0 801,1124"><text:p/></draw:polyline><draw:custom-shape draw:style-name="gr37" draw:text-style-name="P51" svg:width="128.38pt" svg:height="30.33pt" svg:x="328.85pt" svg:y="180.4pt"><text:p text:style-name="P49"><text:span text:style-name="T12">domNode</text:span><text:span text:style-name="T12">の子の階層から指定し</text:span></text:p><text:p text:style-name="P49"><text:span text:style-name="T12">た属性を持つ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polyline draw:style-name="gr10" draw:text-style-name="P28" svg:width="58.11pt" svg:height="102.59pt" draw:transform="rotate (-1.5707963267949) translate (392.500000000001pt 210.726771653541pt)" svg:viewBox="0 0 2051 3620" draw:points="0,0 2051,0 2051,3620"><text:p/></draw:polyline><draw:custom-shape draw:style-name="gr34" draw:text-style-name="P31" svg:width="164.83pt" svg:height="71.18pt" svg:x="205pt" svg:y="304.21pt"><text:p text:style-name="P30"><text:span text:style-name="T3">DOM</text:span><text:span text:style-name="T3">の取得に失敗し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8.45pt" svg:y1="375.36pt" svg:x2="288.45pt" svg:y2="411.9pt"><text:p/></draw:line><draw:frame draw:style-name="gr11" svg:width="17.06pt" svg:height="17.77pt" svg:x="321.76pt" svg:y="364.34pt"><draw:text-box><text:p>Y</text:p></draw:text-box></draw:frame><draw:frame draw:style-name="gr11" svg:width="17.06pt" svg:height="17.77pt" svg:x="403.09pt" svg:y="321.9pt"><draw:text-box><text:p>N</text:p></draw:text-box></draw:frame><draw:frame draw:style-name="gr11" svg:width="17.06pt" svg:height="17.77pt" svg:x="297.64pt" svg:y="183.86pt"><draw:text-box><text:p>Y</text:p></draw:text-box></draw:frame><draw:frame draw:style-name="gr11" svg:width="17.06pt" svg:height="17.77pt" svg:x="375.45pt" svg:y="123.79pt"><draw:text-box><text:p>N</text:p></draw:text-box></draw:frame><draw:custom-shape draw:style-name="gr38" draw:text-style-name="P51" svg:width="173.31pt" svg:height="32.63pt" svg:x="201.49pt" svg:y="410.34pt"><text:p text:style-name="P49"><text:span text:style-name="T12">domNode</text:span><text:span text:style-name="T12">の子の階層から</text:span><text:span text:style-name="T12">key</text:span><text:span text:style-name="T12">の</text:span></text:p><text:p text:style-name="P49"><text:span text:style-name="T12">タグ名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45pt" svg:y1="442.91pt" svg:x2="288.45pt" svg:y2="479.45pt"><text:p/></draw:line><draw:g draw:style-name="gr7"><draw:custom-shape draw:style-name="gr39" draw:text-style-name="P51" svg:width="169.43pt" svg:height="32.63pt" svg:x="205pt" svg:y="480.3pt"><text:p text:style-name="P49"><text:span text:style-name="T12">domNodeReturn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pt" svg:y1="512.9pt" svg:x2="289.5pt" svg:y2="541.19pt"><text:p/></draw:line></draw:g><draw:custom-shape draw:style-name="gr5" draw:text-style-name="P29" svg:width="27.38pt" svg:height="28.37pt" svg:x="273.2pt" svg:y="541.16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0" draw:style-name="gr17"><draw:frame draw:style-name="gr2" draw:text-style-name="P41" svg:width="180.68pt" svg:height="257.41pt" svg:x="0pt" svg:y="7.26pt"><draw:text-box><text:p><text:span text:style-name="T7">Fig9</text:span></text:p><text:p><text:span text:style-name="T7">関数名：</text:span><text:span text:style-name="T7">outputNumberingTag</text:span></text:p><text:p text:style-name="P37"><text:span text:style-name="T7">概要：ナンバリングと、それに応じた記事を作る。</text:span></text:p><text:p text:style-name="P38"><text:span text:style-name="T7">引数：</text:span><text:span text:style-name="T7">:String jsonName:</text:span><text:span text:style-name="T7">処理対象となる</text:span><text:span text:style-name="T7">JSON</text:span><text:span text:style-name="T7">のキー名。</text:span></text:p><text:p text:style-name="P59"><text:span text:style-name="T7">int startPage:</text:span><text:span text:style-name="T7">表示する</text:span><text:span text:style-name="T7">1</text:span><text:span text:style-name="T7">つ目のナンバリングの数</text:span></text:p><text:p text:style-name="P59"><text:span text:style-name="T7"><text:s/></text:span><text:span text:style-name="T7">int displayPageMax:</text:span><text:span text:style-name="T7">表示するナンバリングの最大数</text:span></text:p><text:p text:style-name="P59"><text:span text:style-name="T7"><text:s/></text:span><text:span text:style-name="T7">int displayPage:</text:span><text:span text:style-name="T7">表示する記事のページ番号</text:span></text:p><text:p text:style-name="P59"><text:span text:style-name="T7">int pageNum:1</text:span><text:span text:style-name="T7">ページに表示する記事数。</text:span></text:p><text:p text:style-name="P59"><text:span text:style-name="T7">String targetArea:</text:span><text:span text:style-name="T7">記事の追加先のセレクタ。</text:span></text:p><text:p><text:span text:style-name="T7">戻り値：なし</text:span></text:p><text:p><text:span text:style-name="T7"/></text:p><text:p text:style-name="P47"><text:span text:style-name="T7">変数</text:span><text:span text:style-name="T7">:this.numbering:createTag</text:span><text:span text:style-name="T7">クラスのメンバ。ナンバリングを作成するための連想配列が格納される。</text:span></text:p><text:p text:style-name="P47"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1" svg:width="172.91pt" svg:height="32.63pt" svg:x="202.31pt" svg:y="56.69pt"><text:p text:style-name="P49"><text:span text:style-name="T12">numbering</text:span><text:span text:style-name="T12">の内容をクリ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40" draw:text-style-name="P34" svg:width="182.58pt" svg:height="70.47pt" svg:x="197.94pt" svg:y="116.7pt"><text:p text:style-name="P28"><text:span text:style-name="T7">this.createNumbering()</text:span></text:p><text:p text:style-name="P28"><text:span text:style-name="T7"/></text:p><text:p text:style-name="P28"><text:span text:style-name="T7"/></text:p><text:p text:style-name="P28"><text:span text:style-name="T7"/></text:p><text:p text:style-name="P28"><text:span text:style-name="T7">ナンバリング用の</text:span><text:span text:style-name="T7">JSON</text:span><text:span text:style-name="T7">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19pt" svg:y1="149.16pt" svg:x2="358.61pt" svg:y2="149.16pt"><text:p/></draw:line><draw:frame draw:style-name="gr14" draw:text-style-name="P36" svg:width="28.63pt" svg:height="16.78pt" svg:x="353.31pt" svg:y="191.91pt"><draw:text-box><text:p><text:span text:style-name="T6">fig10</text:span></text:p></draw:text-box></draw:frame></draw:g><draw:line draw:style-name="gr3" draw:text-style-name="P27" svg:x1="289.9pt" svg:y1="187.14pt" svg:x2="289.9pt" svg:y2="215.43pt"><text:p/></draw:line></draw:g><draw:g draw:style-name="gr7"><draw:custom-shape draw:style-name="gr34" draw:text-style-name="P31" svg:width="164.83pt" svg:height="71.18pt" svg:x="202.96pt" svg:y="431.15pt"><text:p text:style-name="P30"><text:span text:style-name="T3">ナンバリングのオブジェクト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41pt" svg:y1="502.3pt" svg:x2="286.41pt" svg:y2="530.59pt"><text:p/></draw:line></draw:g><draw:line draw:style-name="gr3" draw:text-style-name="P27" svg:x1="286.81pt" svg:y1="89.26pt" svg:x2="286.81pt" svg:y2="117.55pt"><text:p/></draw:line><draw:g draw:style-name="gr7"><draw:custom-shape draw:style-name="gr39" draw:text-style-name="P51" svg:width="169.43pt" svg:height="32.63pt" svg:x="201.91pt" svg:y="212.2pt"><text:p text:style-name="P49"><text:span text:style-name="T12">記事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244.8pt" svg:x2="286.41pt" svg:y2="273.09pt"><text:p/></draw:line></draw:g><draw:g draw:style-name="gr7"><draw:g draw:style-name="gr7"><draw:custom-shape draw:style-name="gr40" draw:text-style-name="P34" svg:width="182.58pt" svg:height="70.47pt" svg:x="197.94pt" svg:y="272.64pt"><text:p text:style-name="P28"><text:span text:style-name="T7">outputKeyNumberObject()</text:span></text:p><text:p text:style-name="P28"><text:span text:style-name="T7"/></text:p><text:p text:style-name="P28"><text:span text:style-name="T7"/></text:p><text:p text:style-name="P28"><text:span text:style-name="T7"/></text:p><text:p text:style-name="P28"><text:span text:style-name="T7">記事を必要な分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19pt" svg:y1="305.18pt" svg:x2="358.61pt" svg:y2="305.18pt"><text:p/></draw:line><draw:frame draw:style-name="gr14" draw:text-style-name="P36" svg:width="28.63pt" svg:height="16.78pt" svg:x="353.31pt" svg:y="347.84pt"><draw:text-box><text:p><text:span text:style-name="T6">fig ex</text:span></text:p></draw:text-box></draw:frame></draw:g><draw:line draw:style-name="gr3" draw:text-style-name="P27" svg:x1="289.9pt" svg:y1="343.11pt" svg:x2="289.9pt" svg:y2="371.4pt"><text:p/></draw:line></draw:g><draw:g draw:style-name="gr7"><draw:custom-shape draw:style-name="gr39" draw:text-style-name="P51" svg:width="169.43pt" svg:height="32.63pt" svg:x="201.91pt" svg:y="370.66pt"><text:p text:style-name="P49"><text:span text:style-name="T12">ナンバリング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403.26pt" svg:x2="286.41pt" svg:y2="431.55pt"><text:p/></draw:line></draw:g><draw:g draw:style-name="gr7"><draw:g draw:style-name="gr7"><draw:custom-shape draw:style-name="gr41" draw:text-style-name="P34" svg:width="182.58pt" svg:height="50.26pt" svg:x="197.94pt" svg:y="527.36pt"><text:p text:style-name="P28"><text:span text:style-name="T7">this.outputTag()</text:span></text:p><text:p text:style-name="P28"><text:span text:style-name="T7"/></text:p><text:p text:style-name="P28"><text:span text:style-name="T7"/></text:p><text:p text:style-name="P28"><text:span text:style-name="T7">ナンバリング用</text:span><text:span text:style-name="T7">Tag</text:span><text:span text:style-name="T7">を表示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19pt" svg:y1="550.54pt" svg:x2="358.61pt" svg:y2="550.54pt"><text:p/></draw:line><draw:frame draw:style-name="gr42" draw:text-style-name="P36" svg:width="28.63pt" svg:height="11.96pt" svg:x="353.31pt" svg:y="580.99pt"><draw:text-box><text:p><text:span text:style-name="T6">fig3</text:span></text:p></draw:text-box></draw:frame></draw:g><draw:line draw:style-name="gr3" draw:text-style-name="P27" svg:x1="289.9pt" svg:y1="577.56pt" svg:x2="289.9pt" svg:y2="597.74pt"><text:p/></draw:line></draw:g><draw:g draw:style-name="gr7"><draw:custom-shape draw:style-name="gr43" draw:text-style-name="P34" svg:width="182.58pt" svg:height="55.16pt" svg:x="201.49pt" svg:y="597.8pt"><text:p text:style-name="P28"><text:span text:style-name="T7">this.selectPageNumber()</text:span></text:p><text:p text:style-name="P28"><text:span text:style-name="T7"/></text:p><text:p text:style-name="P28"><text:span text:style-name="T7"/></text:p><text:p text:style-name="P28"><text:span text:style-name="T7">現在表示中のページに対応</text:span></text:p><text:p text:style-name="P28"><text:span text:style-name="T7">するナンバリングの色を変え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2.55pt" svg:y1="623.28pt" svg:x2="362.15pt" svg:y2="623.28pt"><text:p/></draw:line><draw:frame draw:style-name="gr44" draw:text-style-name="P36" svg:width="28.63pt" svg:height="13.12pt" svg:x="356.85pt" svg:y="656.7pt"><draw:text-box><text:p><text:span text:style-name="T6">fig13</text:span></text:p></draw:text-box></draw:frame></draw:g><draw:line draw:style-name="gr3" draw:text-style-name="P27" svg:x1="293.44pt" svg:y1="652.96pt" svg:x2="293.44pt" svg:y2="692.76pt"><text:p/></draw:line><draw:custom-shape draw:style-name="gr5" draw:text-style-name="P29" svg:width="27.38pt" svg:height="28.37pt" svg:x="278.25pt" svg:y="692.79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34.42pt" svg:height="208.66pt" svg:x="292.39pt" svg:y="466.41pt" svg:viewBox="0 0 4743 7362" draw:points="2658,0 4743,0 4743,7362 0,7362"><text:p/></draw:polyline></draw:g></text:p>
      <text:p text:style-name="P2"><draw:g text:anchor-type="as-char" draw:z-index="11" draw:style-name="gr17"><draw:frame draw:style-name="gr2" draw:text-style-name="P26" svg:width="180.68pt" svg:height="257.41pt" svg:x="0pt" svg:y="7.26pt"><draw:text-box><text:p><text:span text:style-name="T7">Fig9 </text:span><text:span text:style-name="T7">続き</text:span></text:p><text:p><text:span text:style-name="T1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1" svg:width="164.83pt" svg:height="71.18pt" svg:x="205pt" svg:y="56.55pt"><text:p text:style-name="P30"><text:span text:style-name="T3">スクロール位置が低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8.45pt" svg:y1="127.7pt" svg:x2="288.45pt" svg:y2="155.99pt"><text:p/></draw:line></draw:g><draw:g draw:style-name="gr7"><draw:custom-shape draw:style-name="gr39" draw:text-style-name="P51" svg:width="169.43pt" svg:height="32.63pt" svg:x="205.4pt" svg:y="154.8pt"><text:p text:style-name="P49"><text:span text:style-name="T12">スクロール位置を上に戻す。記事が見え</text:span></text:p><text:p text:style-name="P49"><text:span text:style-name="T12">なくならないようにするため、</text:span><text:span text:style-name="T12">.main</text:span><text:span text:style-name="T12">の縦座標</text:span></text:p><text:p text:style-name="P49"><text:span text:style-name="T12">を基準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187.4pt" svg:x2="289.9pt" svg:y2="215.69pt"><text:p/></draw:line></draw:g><draw:custom-shape draw:style-name="gr5" draw:text-style-name="P29" svg:width="27.38pt" svg:height="28.37pt" svg:x="273.2pt" svg:y="211.4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23.82pt" svg:height="108.28pt" svg:x="289.9pt" svg:y="93.26pt" svg:viewBox="0 0 4369 3821" draw:points="2750,0 4369,0 4369,3821 0,3821"><text:p/></draw:polyline></draw:g></text:p>
      <text:p text:style-name="P2"><draw:g text:anchor-type="as-char" draw:z-index="12" draw:style-name="gr17"><draw:frame draw:style-name="gr2" draw:text-style-name="P41" svg:width="180.68pt" svg:height="257.41pt" svg:x="0pt" svg:y="7.26pt"><draw:text-box><text:p><text:span text:style-name="T7">Fig10</text:span></text:p><text:p><text:span text:style-name="T7">関数名：</text:span><text:span text:style-name="T7">createNumbering</text:span></text:p><text:p text:style-name="P37"><text:span text:style-name="T7">概要：ブログページのナンバリング</text:span><text:span text:style-name="T7">(</text:span><text:span text:style-name="T7">ページャ</text:span><text:span text:style-name="T7">)</text:span><text:span text:style-name="T7">を作る。</text:span></text:p><text:p text:style-name="P38"><text:span text:style-name="T7">引数：</text:span><text:span text:style-name="T7">String jsonName:JSON</text:span><text:span text:style-name="T7">名</text:span></text:p><text:p text:style-name="P38"><text:span text:style-name="T7"><text:s/></text:span><text:span text:style-name="T7">int startPage:</text:span><text:span text:style-name="T7">表示する</text:span><text:span text:style-name="T7">1</text:span><text:span text:style-name="T7">つ目のナンバリングの番号。</text:span></text:p><text:p text:style-name="P60"><text:span text:style-name="T7">int displayPageMax:</text:span><text:span text:style-name="T7">表示するナンバリングの最大個数。</text:span></text:p><text:p text:style-name="P60"><text:span text:style-name="T7">int pageNum:1</text:span><text:span text:style-name="T7">ページに表示する記事数。</text:span></text:p><text:p><text:span text:style-name="T7">戻り値：なし</text:span></text:p><text:p><text:span text:style-name="T7"/></text:p><text:p text:style-name="P47"><text:span text:style-name="T7">変数</text:span><text:span text:style-name="T7">:var pageMax:</text:span><text:span text:style-name="T7">全ページ数</text:span></text:p><text:p text:style-name="P47"><text:span text:style-name="T7">var lastPage:</text:span><text:span text:style-name="T7">最後のページ番号</text:span></text:p><text:p text:style-name="P47"><text:span text:style-name="T7">var indexText:</text:span><text:span text:style-name="T7">ナンバリングのボタンの連番</text:span></text:p><text:p text:style-name="P47"><text:span text:style-name="T7">var map:</text:span><text:span text:style-name="T7">ナンバリング</text:span><text:span text:style-name="T7">1</text:span><text:span text:style-name="T7">つ</text:span><text:span text:style-name="T7">1</text:span><text:span text:style-name="T7">つの</text:span><text:span text:style-name="T7">JSON</text:span><text:span text:style-name="T7">データ</text:span></text:p><text:p text:style-name="P47"><text:span text:style-name="T7">this.json:createTag</text:span><text:span text:style-name="T7">クラスのメンバ。取得した</text:span><text:span text:style-name="T7">JSON</text:span><text:span text:style-name="T7">データを連想配列として格納する</text:span></text:p><text:p text:style-name="P47"><text:span text:style-name="T7">this.numbering:createTag</text:span><text:span text:style-name="T7">クラスのメンバ。生成したナンバリングのデータを一時保存する。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47.45pt" svg:height="42.43pt" svg:x="366.66pt" svg:y="152.02pt" svg:viewBox="0 0 1675 1498" draw:points="0,0 1675,0 1675,1498"><text:p/></draw:polyline><draw:custom-shape draw:style-name="gr29" draw:text-style-name="P51" svg:width="172.91pt" svg:height="32.63pt" svg:x="202.31pt" svg:y="56.69pt"><text:p text:style-name="P49"><text:span text:style-name="T12">ページ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45" svg:width="170.62pt" svg:height="51.82pt" svg:x="201.91pt" svg:y="391.4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46" draw:text-style-name="P61" svg:width="85.01pt" svg:height="82.66pt" svg:x="245.14pt" svg:y="391.41pt"><draw:text-box><text:p><text:span text:style-name="T4">for</text:span><text:span text:style-name="T4">文でナンバリングを必要なだけ作る</text:span></text:p><text:p><text:span text:style-name="T4">var i = startPage; i &lt;= lastPage; i++</text:span></text:p></draw:text-box></draw:frame></draw:g><draw:line draw:style-name="gr3" draw:text-style-name="P27" svg:x1="287.6pt" svg:y1="443.25pt" svg:x2="287.6pt" svg:y2="474.07pt"><text:p/></draw:line><draw:g draw:style-name="gr7"><draw:custom-shape draw:style-name="gr47" draw:text-style-name="P51" svg:width="105.73pt" svg:height="32.63pt" svg:x="361.5pt" svg:y="190.15pt"><text:p text:style-name="P49"><text:span text:style-name="T12">ナンバリングの作成をせず</text:span></text:p><text:p text:style-name="P49"><text:span text:style-name="T12">に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414.23pt" svg:y1="222.75pt" svg:x2="414.23pt" svg:y2="251.04pt"><text:p/></draw:line></draw:g><draw:g draw:style-name="gr7"><draw:custom-shape draw:style-name="gr34" draw:text-style-name="P31" svg:width="164.83pt" svg:height="71.18pt" svg:x="203.36pt" svg:y="116.19pt"><text:p text:style-name="P30"><text:span text:style-name="T3">ページ数が</text:span><text:span text:style-name="T3">1</text:span><text:span text:style-name="T3">以下ではない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81pt" svg:y1="187.31pt" svg:x2="286.81pt" svg:y2="229.78pt"><text:p/></draw:line></draw:g><draw:line draw:style-name="gr3" draw:text-style-name="P27" svg:x1="286.81pt" svg:y1="89.26pt" svg:x2="286.81pt" svg:y2="117.55pt"><text:p/></draw:line><draw:frame draw:style-name="gr11" svg:width="17.06pt" svg:height="17.77pt" svg:x="312.21pt" svg:y="177.9pt"><draw:text-box><text:p>Y</text:p></draw:text-box></draw:frame><draw:frame draw:style-name="gr11" svg:width="17.06pt" svg:height="17.77pt" svg:x="393.56pt" svg:y="135.44pt"><draw:text-box><text:p>N</text:p></draw:text-box></draw:frame><draw:custom-shape draw:style-name="gr5" draw:text-style-name="P29" svg:width="27.38pt" svg:height="28.37pt" svg:x="400pt" svg:y="251.0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4" svg:width="173.37pt" svg:height="70.47pt" svg:x="200.49pt" svg:y="229.8pt"><text:p text:style-name="P28"><text:span text:style-name="T7">this.createNumberingAround()</text:span></text:p><text:p text:style-name="P28"><text:span text:style-name="T7"/></text:p><text:p text:style-name="P28"><text:span text:style-name="T7"/></text:p><text:p text:style-name="P28"><text:span text:style-name="T7">&lt;&lt;</text:span><text:span text:style-name="T7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0.51pt" svg:y1="262.26pt" svg:x2="353.08pt" svg:y2="262.26pt"><text:p/></draw:line><draw:frame draw:style-name="gr14" draw:text-style-name="P36" svg:width="27.18pt" svg:height="16.78pt" svg:x="348.04pt" svg:y="305.01pt"><draw:text-box><text:p><text:span text:style-name="T6">fig11</text:span></text:p></draw:text-box></draw:frame></draw:g><draw:line draw:style-name="gr3" draw:text-style-name="P27" svg:x1="287.83pt" svg:y1="300.25pt" svg:x2="287.83pt" svg:y2="328.54pt"><text:p/></draw:line></draw:g><draw:g draw:style-name="gr7"><draw:custom-shape draw:style-name="gr49" draw:text-style-name="P51" svg:width="152.14pt" svg:height="36.43pt" svg:x="216.06pt" svg:y="324.54pt"><text:p text:style-name="P49"><text:span text:style-name="T12">ナンバリングの中の最後の数字を</text:span></text:p><text:p text:style-name="P49"><text:span text:style-name="T12">算出して変数に格納する。最終ページ</text:span></text:p><text:p text:style-name="P49"><text:span text:style-name="T12">を超えていれば最終ページに丸め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1.91pt" svg:y1="360.96pt" svg:x2="291.91pt" svg:y2="392.57pt"><text:p/></draw:line></draw:g><draw:g draw:style-name="gr7"><draw:custom-shape draw:style-name="gr50" draw:text-style-name="P51" svg:width="152.22pt" svg:height="28.46pt" svg:x="213.25pt" svg:y="470.35pt"><text:p text:style-name="P49"><text:span text:style-name="T12">ナンバリングのボタンの連番の</text:span></text:p><text:p text:style-name="P49"><text:span text:style-name="T12">数値を文字列に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16pt" svg:y1="498.78pt" svg:x2="289.16pt" svg:y2="523.47pt"><text:p/></draw:line></draw:g><draw:g draw:style-name="gr7"><draw:custom-shape draw:style-name="gr50" draw:text-style-name="P51" svg:width="152.22pt" svg:height="28.46pt" svg:x="213.25pt" svg:y="519.9pt"><text:p text:style-name="P49"><text:span text:style-name="T12">ページ数をキーとした</text:span></text:p><text:p text:style-name="P49"><text:span text:style-name="T12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16pt" svg:y1="548.33pt" svg:x2="289.16pt" svg:y2="573.02pt"><text:p/></draw:line></draw:g><draw:g draw:style-name="gr7"><draw:custom-shape draw:style-name="gr50" draw:text-style-name="P51" svg:width="152.22pt" svg:height="28.46pt" svg:x="213.25pt" svg:y="569.4pt"><text:p text:style-name="P49"><text:span text:style-name="T12">map</text:span><text:span text:style-name="T12">に</text:span><text:span text:style-name="T12">indexText</text:span><text:span text:style-name="T12">の値をキー</text:span></text:p><text:p text:style-name="P49"><text:span text:style-name="T12">とした連想配列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16pt" svg:y1="597.83pt" svg:x2="289.16pt" svg:y2="622.52pt"><text:p/></draw:line></draw:g><draw:g draw:style-name="gr7"><draw:custom-shape draw:style-name="gr50" draw:text-style-name="P51" svg:width="152.22pt" svg:height="28.46pt" svg:x="213.25pt" svg:y="618.94pt"><text:p text:style-name="P49"><text:span text:style-name="T12">map</text:span><text:span text:style-name="T12">の</text:span><text:span text:style-name="T12">"text"</text:span><text:span text:style-name="T12">キーに</text:span></text:p><text:p text:style-name="P49"><text:span text:style-name="T12">ページ数を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16pt" svg:y1="647.38pt" svg:x2="289.16pt" svg:y2="672.07pt"><text:p/></draw:line></draw:g><draw:custom-shape draw:style-name="gr5" draw:text-style-name="P29" svg:width="27.38pt" svg:height="28.37pt" svg:x="273.2pt" svg:y="671.95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3" draw:style-name="gr17"><draw:frame draw:style-name="gr2" draw:text-style-name="P41" svg:width="180.68pt" svg:height="257.41pt" svg:x="0pt" svg:y="7.26pt"><draw:text-box><text:p><text:span text:style-name="T7">Fig10 2</text:span><text:span text:style-name="T7">ページ目</text:span></text:p><text:p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1" svg:width="172.91pt" svg:height="32.63pt" svg:x="202.31pt" svg:y="56.69pt"><text:p text:style-name="P49"><text:span text:style-name="T12">map</text:span><text:span text:style-name="T12">の関数実行の属性キーに</text:span></text:p><text:p text:style-name="P49"><text:span text:style-name="T12">outputNumberingTag</text:span><text:span text:style-name="T12">を設定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56" svg:width="169.82pt" svg:height="30.61pt" svg:x="201.49pt" svg:y="174.44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86.41pt" svg:y1="205.06pt" svg:x2="286.41pt" svg:y2="233.35pt"><text:p/></draw:line></draw:g><draw:g draw:style-name="gr7"><draw:custom-shape draw:style-name="gr39" draw:text-style-name="P51" svg:width="169.43pt" svg:height="32.63pt" svg:x="201.49pt" svg:y="115.85pt"><text:p text:style-name="P49"><text:span text:style-name="T12">this.numbering</text:span><text:span text:style-name="T12">に、作成した</text:span></text:p><text:p text:style-name="P49"><text:span text:style-name="T12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99pt" svg:y1="148.45pt" svg:x2="285.99pt" svg:y2="176.74pt"><text:p/></draw:line></draw:g><draw:line draw:style-name="gr3" draw:text-style-name="P27" svg:x1="286.81pt" svg:y1="88.3pt" svg:x2="286.81pt" svg:y2="116.59pt"><text:p/></draw:line><draw:g draw:style-name="gr7"><draw:custom-shape draw:style-name="gr39" draw:text-style-name="P51" svg:width="169.43pt" svg:height="32.63pt" svg:x="205.4pt" svg:y="328.85pt"><text:p text:style-name="P49"><text:span text:style-name="T12">createTag</text:span><text:span text:style-name="T12">クラスのメンバ</text:span><text:span text:style-name="T12">json</text:span><text:span text:style-name="T12">に</text:span><text:span text:style-name="T12">numbering</text:span></text:p><text:p text:style-name="P49"><text:span text:style-name="T12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61.45pt" svg:x2="289.9pt" svg:y2="389.74pt"><text:p/></draw:line></draw:g><draw:g draw:style-name="gr7"><draw:custom-shape draw:style-name="gr39" draw:text-style-name="P51" svg:width="169.43pt" svg:height="32.63pt" svg:x="205.4pt" svg:y="389pt"><text:p text:style-name="P49"><text:span text:style-name="T12">numbering</text:span><text:span text:style-name="T12">オブジェクト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421.6pt" svg:x2="289.9pt" svg:y2="449.89pt"><text:p/></draw:line></draw:g><draw:custom-shape draw:style-name="gr5" draw:text-style-name="P29" svg:width="27.38pt" svg:height="28.37pt" svg:x="277.09pt" svg:y="449.0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4" svg:width="173.37pt" svg:height="70.47pt" svg:x="201.49pt" svg:y="229.8pt"><text:p text:style-name="P28"><text:span text:style-name="T7">this.createNumberingAround()</text:span></text:p><text:p text:style-name="P28"><text:span text:style-name="T7"/></text:p><text:p text:style-name="P28"><text:span text:style-name="T7"/></text:p><text:p text:style-name="P28"><text:span text:style-name="T7">&gt;&gt;</text:span><text:span text:style-name="T7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8" svg:x1="221.5pt" svg:y1="262.26pt" svg:x2="354.08pt" svg:y2="262.26pt"><text:p/></draw:line><draw:frame draw:style-name="gr14" draw:text-style-name="P36" svg:width="27.18pt" svg:height="16.78pt" svg:x="349.06pt" svg:y="305.01pt"><draw:text-box><text:p><text:span text:style-name="T6">fig11</text:span></text:p></draw:text-box></draw:frame></draw:g><draw:line draw:style-name="gr3" draw:text-style-name="P27" svg:x1="288.82pt" svg:y1="300.25pt" svg:x2="288.82pt" svg:y2="328.54pt"><text:p/></draw:line></draw:g></draw:g></text:p>
      <text:p text:style-name="P2"><draw:g text:anchor-type="as-char" draw:z-index="14" draw:style-name="gr17"><draw:frame draw:style-name="gr51" draw:text-style-name="P41" svg:width="180.68pt" svg:height="236.72pt" svg:x="0pt" svg:y="0pt"><draw:text-box><text:p><text:span text:style-name="T7">Fig11</text:span></text:p><text:p><text:span text:style-name="T7">関数名：</text:span><text:span text:style-name="T7">createNumberingAround</text:span></text:p><text:p text:style-name="P37"><text:span text:style-name="T7">概要：ナンバリングの</text:span><text:span text:style-name="T7">&lt;&lt;</text:span><text:span text:style-name="T7">、</text:span><text:span text:style-name="T7">&gt;&gt;</text:span><text:span text:style-name="T7">を作る。</text:span></text:p><text:p text:style-name="P38"><text:span text:style-name="T7">引数：</text:span><text:span text:style-name="T7">object numbering:</text:span><text:span text:style-name="T7">ナンバリングが格納されている連想配列。</text:span></text:p><text:p text:style-name="P60"><text:span text:style-name="T7">string key:</text:span><text:span text:style-name="T7">キー名。</text:span><text:span text:style-name="T7">'pre'</text:span><text:span text:style-name="T7">または</text:span><text:span text:style-name="T7">'next'</text:span><text:span text:style-name="T7">が入っている。</text:span></text:p><text:p text:style-name="P60"><text:span text:style-name="T7"><text:s/></text:span><text:span text:style-name="T7">String numberingString:</text:span><text:span text:style-name="T7">該当するナンバリングの文字。</text:span></text:p><text:p text:style-name="P60"><text:span text:style-name="T7"><text:s/></text:span><text:span text:style-name="T7">int startPage:</text:span><text:span text:style-name="T7">表示する最初のナンバリングの番号。</text:span></text:p><text:p text:style-name="P60"><text:span text:style-name="T7">int displayPageMax:</text:span><text:span text:style-name="T7">表示するナンバリングの個数。</text:span></text:p><text:p text:style-name="P60"><text:span text:style-name="T7"><text:s/></text:span><text:span text:style-name="T7">int displayPage:</text:span><text:span text:style-name="T7">現在のページ番号</text:span></text:p><text:p text:style-name="P60"><text:span text:style-name="T7"><text:s/></text:span><text:span text:style-name="T7">int pageMax:</text:span><text:span text:style-name="T7">全ページ数。</text:span></text:p><text:p text:style-name="P60"><text:span text:style-name="T7">String jsonName:JSON</text:span><text:span text:style-name="T7">名。</text:span></text:p><text:p text:style-name="P60"><text:span text:style-name="T7">int pageNum:1</text:span><text:span text:style-name="T7">ページに表示する記事数。</text:span></text:p><text:p text:style-name="P60"><text:span text:style-name="T7">String targetArea:</text:span><text:span text:style-name="T7">記事の追加先。</text:span></text:p><text:p><text:span text:style-name="T7">戻り値：なし</text:span></text:p><text:p><text:span text:style-name="T7"/></text:p><text:p text:style-name="P47"><text:span text:style-name="T7">変数</text:span><text:span text:style-name="T7">:var startAroundPage:</text:span><text:span text:style-name="T7">ナンバリングの表示開始ページ数</text:span></text:p><text:p text:style-name="P62"><text:span text:style-name="T7">var keyObj:</text:span><text:span text:style-name="T7">作成する</text:span><text:span text:style-name="T7">&lt;&lt;</text:span><text:span text:style-name="T7">または</text:span><text:span text:style-name="T7">&gt;&gt;</text:span><text:span text:style-name="T7">のナンバリングのデータの連想配列</text:span></text:p></draw:text-box></draw:frame><draw:line draw:style-name="gr3" draw:text-style-name="P27" svg:x1="283.29pt" svg:y1="28.69pt" svg:x2="283.29pt" svg:y2="56.98pt"><text:p/></draw:line><draw:line draw:style-name="gr4" draw:text-style-name="P28" svg:x1="180.71pt" svg:y1="0.34pt" svg:x2="180.71pt" svg:y2="727.6pt"><text:p/></draw:line><draw:custom-shape draw:style-name="gr5" draw:text-style-name="P29" svg:width="27.38pt" svg:height="28.37pt" svg:x="269.69pt" svg:y="0.31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82.8pt" svg:height="28.29pt" svg:x="362.75pt" svg:y="147.74pt" svg:viewBox="0 0 2922 999" draw:points="0,0 2922,0 2922,999"><text:p/></draw:polyline><draw:polyline draw:style-name="gr10" draw:text-style-name="P28" svg:width="282.98pt" svg:height="160.64pt" draw:transform="rotate (-1.5707963267949) translate (445.600000000001pt 214.995275590551pt)" svg:viewBox="0 0 9984 5668" draw:points="0,0 9984,0 9984,5668"><text:p/></draw:polyline><draw:custom-shape draw:style-name="gr29" draw:text-style-name="P51" svg:width="172.91pt" svg:height="32.63pt" svg:x="198.79pt" svg:y="57pt"><text:p text:style-name="P49"><text:span text:style-name="T12">ナンバリングの表示開始ページ数を</text:span></text:p><text:p text:style-name="P49"><text:span text:style-name="T12">格納する変数</text:span><text:span text:style-name="T12">startAroundPage</text:span><text:span text:style-name="T12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3.29pt" svg:y1="89.6pt" svg:x2="283.29pt" svg:y2="113.22pt"><text:p/></draw:line><draw:custom-shape draw:style-name="gr34" draw:text-style-name="P31" svg:width="164.83pt" svg:height="71.18pt" svg:x="199.84pt" svg:y="112.39pt"><text:p text:style-name="P30"><text:span text:style-name="T3">前移動 </text:span><text:span text:style-name="T3">&lt;&lt; </text:span><text:span text:style-name="T3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3.29pt" svg:y1="183.54pt" svg:x2="283.29pt" svg:y2="260.53pt"><text:p/></draw:line><draw:custom-shape draw:style-name="gr52" draw:text-style-name="P51" svg:width="116.76pt" svg:height="38.98pt" svg:x="350.11pt" svg:y="176.06pt"><text:p text:style-name="P49"><text:span text:style-name="T12">開始ページを算出、</text:span><text:span text:style-name="T12">1</text:span><text:span text:style-name="T12">ページ</text:span></text:p><text:p text:style-name="P49"><text:span text:style-name="T12">以下の場合には</text:span><text:span text:style-name="T12">1</text:span><text:span text:style-name="T12">ページ</text:span></text:p><text:p text:style-name="P49"><text:span text:style-name="T12">に丸め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31" svg:width="164.83pt" svg:height="71.18pt" svg:x="201.49pt" svg:y="260.56pt"><text:p text:style-name="P30"><text:span text:style-name="T3">後移動 </text:span><text:span text:style-name="T3">&gt;&gt; </text:span><text:span text:style-name="T3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4.94pt" svg:y1="331.71pt" svg:x2="284.94pt" svg:y2="381.2pt"><text:p/></draw:line><draw:frame draw:style-name="gr11" svg:width="17.06pt" svg:height="17.77pt" svg:x="325.36pt" svg:y="183.09pt"><draw:text-box><text:p>N</text:p></draw:text-box></draw:frame><draw:frame draw:style-name="gr11" svg:width="17.06pt" svg:height="17.77pt" svg:x="371.96pt" svg:y="112.39pt"><draw:text-box><text:p>Y</text:p></draw:text-box></draw:frame><draw:polyline draw:style-name="gr10" draw:text-style-name="P27" svg:width="29.76pt" svg:height="28.37pt" svg:x="362.75pt" svg:y="296.33pt" svg:viewBox="0 0 1051 1002" draw:points="0,0 1051,0 1051,1002"><text:p/></draw:polyline><draw:custom-shape draw:style-name="gr53" draw:text-style-name="P51" svg:width="116.76pt" svg:height="46.06pt" svg:x="325.3pt" svg:y="324.6pt"><text:p text:style-name="P49"><text:span text:style-name="T12">開始ページを算出、表示ペ</text:span></text:p><text:p text:style-name="P49"><text:span text:style-name="T12">ージが最終ページを超えて</text:span></text:p><text:p text:style-name="P49"><text:span text:style-name="T12">いる場合、最終ページから</text:span></text:p><text:p text:style-name="P49"><text:span text:style-name="T12">開始ページを逆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4" draw:text-style-name="P51" svg:width="169.82pt" svg:height="28.37pt" svg:x="198pt" svg:y="381.2pt"><text:p text:style-name="P49"><text:span text:style-name="T12">途中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svg:width="17.06pt" svg:height="17.77pt" svg:x="371.96pt" svg:y="267.99pt"><draw:text-box><text:p>Y</text:p></draw:text-box></draw:frame><draw:frame draw:style-name="gr11" svg:width="17.06pt" svg:height="17.77pt" svg:x="304.1pt" svg:y="335.25pt"><draw:text-box><text:p>N</text:p></draw:text-box></draw:frame><draw:line draw:style-name="gr3" draw:text-style-name="P27" svg:x1="284.94pt" svg:y1="409.55pt" svg:x2="284.94pt" svg:y2="444.9pt"><text:p/></draw:line><draw:custom-shape draw:style-name="gr5" draw:text-style-name="P29" svg:width="27.38pt" svg:height="28.37pt" svg:x="269.69pt" svg:y="444.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90.97pt" svg:height="109.62pt" draw:transform="rotate (-1.5707963267949) translate (392.550000000001pt 370.645275590551pt)" svg:viewBox="0 0 6738 3868" draw:points="0,0 4117,0 4117,3868 6738,3868"><text:p/></draw:polyline><draw:custom-shape draw:style-name="gr5" draw:text-style-name="P29" svg:width="27.38pt" svg:height="28.37pt" svg:x="269.69pt" svg:y="561.66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5" draw:style-name="gr17"><draw:frame draw:style-name="gr2" draw:text-style-name="P26" svg:width="180.68pt" svg:height="257.41pt" svg:x="0pt" svg:y="7.26pt"><draw:text-box><text:p><text:span text:style-name="T7">Fig11 2</text:span><text:span text:style-name="T7">ページ目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417.2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1" svg:width="172.91pt" svg:height="32.63pt" svg:x="202.31pt" svg:y="56.69pt"><text:p text:style-name="P49"><text:span text:style-name="T12">key</text:span><text:span text:style-name="T12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9" draw:text-style-name="P51" svg:width="169.43pt" svg:height="32.63pt" svg:x="201.91pt" svg:y="115.8pt"><text:p text:style-name="P49"><text:span text:style-name="T12">key</text:span><text:span text:style-name="T12">のキーを持った連想配列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148.39pt" svg:x2="286.41pt" svg:y2="176.68pt"><text:p/></draw:line></draw:g><draw:line draw:style-name="gr3" draw:text-style-name="P27" svg:x1="286.81pt" svg:y1="88.27pt" svg:x2="286.81pt" svg:y2="116.56pt"><text:p/></draw:line><draw:g draw:style-name="gr7"><draw:custom-shape draw:style-name="gr39" draw:text-style-name="P51" svg:width="169.43pt" svg:height="32.63pt" svg:x="201.91pt" svg:y="175.95pt"><text:p text:style-name="P49"><text:span text:style-name="T12">keyObj</text:span><text:span text:style-name="T12">の有効属性を</text:span><text:span text:style-name="T12">ON</text:span><text:span text:style-name="T12">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208.54pt" svg:x2="286.41pt" svg:y2="236.83pt"><text:p/></draw:line></draw:g><draw:g draw:style-name="gr7"><draw:custom-shape draw:style-name="gr39" draw:text-style-name="P51" svg:width="169.43pt" svg:height="32.63pt" svg:x="201.91pt" svg:y="236.1pt"><text:p text:style-name="P49"><text:span text:style-name="T12">実際に設定する文字を</text:span><text:span text:style-name="T12">keyObj</text:span><text:span text:style-name="T12">の</text:span><text:span text:style-name="T12">text</text:span></text:p><text:p text:style-name="P49"><text:span text:style-name="T12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268.7pt" svg:x2="286.41pt" svg:y2="296.99pt"><text:p/></draw:line></draw:g><draw:g draw:style-name="gr7"><draw:custom-shape draw:style-name="gr39" draw:text-style-name="P51" svg:width="169.43pt" svg:height="32.63pt" svg:x="201.91pt" svg:y="296.19pt"><text:p text:style-name="P49"><text:span text:style-name="T12">keyObj</text:span><text:span text:style-name="T12">の関数実行属性キーに</text:span></text:p><text:p text:style-name="P49"><text:span text:style-name="T12">outputNumberingTag</text:span><text:span text:style-name="T12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328.76pt" svg:x2="286.41pt" svg:y2="357.05pt"><text:p/></draw:line></draw:g><draw:g draw:style-name="gr7"><draw:custom-shape draw:style-name="gr39" draw:text-style-name="P51" svg:width="169.43pt" svg:height="32.63pt" svg:x="201.91pt" svg:y="356.34pt"><text:p text:style-name="P49"><text:span text:style-name="T12">numbering</text:span><text:span text:style-name="T12">オブジェクトの中に</text:span><text:span text:style-name="T12">keyObj</text:span><text:span text:style-name="T12">を</text:span></text:p><text:p text:style-name="P49"><text:span text:style-name="T12">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388.91pt" svg:x2="286.41pt" svg:y2="417.2pt"><text:p/></draw:line></draw:g><draw:custom-shape draw:style-name="gr5" draw:text-style-name="P29" svg:width="27.38pt" svg:height="28.37pt" svg:x="273.2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16" draw:style-name="gr17"><draw:frame draw:style-name="gr2" draw:text-style-name="P41" svg:width="180.68pt" svg:height="257.41pt" svg:x="0pt" svg:y="7.26pt"><draw:text-box><text:p><text:span text:style-name="T7">Fig12</text:span></text:p><text:p><text:span text:style-name="T7">関数名：</text:span><text:span text:style-name="T7">getJsonObjectNum</text:span></text:p><text:p text:style-name="P37"><text:span text:style-name="T7">概要：</text:span><text:span text:style-name="T7">json</text:span><text:span text:style-name="T7">の指定キー直下の数字キーの数を返す。</text:span></text:p><text:p text:style-name="P38"><text:span text:style-name="T7">引数：</text:span><text:span text:style-name="T7">String jsonName:</text:span><text:span text:style-name="T7">処理対象の</text:span><text:span text:style-name="T7">JSON</text:span><text:span text:style-name="T7">のキー名。</text:span></text:p><text:p text:style-name="P63"><text:span text:style-name="T7">戻り値：</text:span><text:span text:style-name="T7">int:</text:span><text:span text:style-name="T7">チェック対象の数を返す。</text:span></text:p><text:p><text:span text:style-name="T7"/></text:p><text:p text:style-name="P47"><text:span text:style-name="T7">変数</text:span><text:span text:style-name="T7">:var retNum:</text:span><text:span text:style-name="T7">返却する数値を格納する変数。</text:span></text:p><text:p text:style-name="P62"><text:span text:style-name="T7">this.json:createTag</text:span><text:span text:style-name="T7">クラスのメンバ。取得した</text:span><text:span text:style-name="T7">JSON</text:span><text:span text:style-name="T7">データを連想配列として格納する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1" svg:width="172.91pt" svg:height="32.63pt" svg:x="202.31pt" svg:y="56.69pt"><text:p text:style-name="P49"><text:span text:style-name="T12">返却する値を格納するための変数</text:span><text:span text:style-name="T12">retNm</text:span><text:span text:style-name="T12">を</text:span></text:p><text:p text:style-name="P49"><text:span text:style-name="T12">宣言、</text:span><text:span text:style-name="T12">0</text:span><text:span text:style-name="T12">で初期化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1" svg:width="164.83pt" svg:height="71.18pt" svg:x="205.4pt" svg:y="180.2pt"><text:p text:style-name="P30"><text:span text:style-name="T3">キーが数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8.85pt" svg:y1="251.35pt" svg:x2="288.85pt" svg:y2="279.64pt"><text:p/></draw:line></draw:g><draw:g draw:style-name="gr7"><draw:custom-shape draw:style-name="gr35" draw:text-style-name="P56" svg:width="169.82pt" svg:height="30.61pt" svg:x="208.94pt" svg:y="339.39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93.84pt" svg:y1="370.01pt" svg:x2="293.84pt" svg:y2="398.3pt"><text:p/></draw:line></draw:g><draw:g draw:style-name="gr7"><draw:custom-shape draw:style-name="gr55" draw:text-style-name="P51" svg:width="169.57pt" svg:height="32.77pt" svg:x="209.25pt" svg:y="278.5pt"><text:p text:style-name="P49"><text:span text:style-name="T12">retNum</text:span><text:span text:style-name="T12">に</text:span><text:span text:style-name="T12">1</text:span><text:span text:style-name="T12">を足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3.78pt" svg:y1="311.16pt" svg:x2="293.78pt" svg:y2="339.51pt"><text:p/></draw:line></draw:g><draw:line draw:style-name="gr3" draw:text-style-name="P27" svg:x1="286.81pt" svg:y1="88.27pt" svg:x2="286.81pt" svg:y2="116.56pt"><text:p/></draw:line><draw:g draw:style-name="gr7"><draw:g draw:style-name="gr7"><draw:custom-shape draw:style-name="gr56" svg:width="170.62pt" svg:height="34.53pt" svg:x="201.91pt" svg:y="117.4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57" draw:text-style-name="P61" svg:width="85.01pt" svg:height="35.38pt" svg:x="244.6pt" svg:y="116.56pt"><draw:text-box><text:p><text:span text:style-name="T4">this.json</text:span><text:span text:style-name="T4">のキーを走査する</text:span></text:p></draw:text-box></draw:frame></draw:g><draw:line draw:style-name="gr3" draw:text-style-name="P27" svg:x1="286.81pt" svg:y1="151.91pt" svg:x2="286.81pt" svg:y2="180.2pt"><text:p/></draw:line></draw:g><draw:g draw:style-name="gr7"><draw:custom-shape draw:style-name="gr55" draw:text-style-name="P51" svg:width="169.57pt" svg:height="32.77pt" svg:x="209.25pt" svg:y="396pt"><text:p text:style-name="P49"><text:span text:style-name="T12">retNum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3.78pt" svg:y1="428.68pt" svg:x2="293.78pt" svg:y2="457.03pt"><text:p/></draw:line></draw:g><draw:custom-shape draw:style-name="gr5" draw:text-style-name="P29" svg:width="27.38pt" svg:height="28.37pt" svg:x="280.66pt" svg:y="452.6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23.82pt" svg:height="109.62pt" svg:x="293.81pt" svg:y="215.6pt" svg:viewBox="0 0 4369 3868" draw:points="2695,0 4369,0 4369,3868 0,3868"><text:p/></draw:polyline><draw:frame draw:style-name="gr11" svg:width="17.06pt" svg:height="17.77pt" svg:x="326.35pt" svg:y="243.89pt"><draw:text-box><text:p>Y</text:p></draw:text-box></draw:frame><draw:frame draw:style-name="gr11" svg:width="17.06pt" svg:height="17.77pt" svg:x="379.39pt" svg:y="194.29pt"><draw:text-box><text:p>N</text:p></draw:text-box></draw:frame></draw:g></text:p>
      <text:p text:style-name="P2"><draw:g text:anchor-type="as-char" draw:z-index="17" draw:style-name="gr17"><draw:frame draw:style-name="gr2" draw:text-style-name="P41" svg:width="180.68pt" svg:height="257.41pt" svg:x="0pt" svg:y="7.26pt"><draw:text-box><text:p><text:span text:style-name="T7">Fig13</text:span></text:p><text:p><text:span text:style-name="T7">関数名：</text:span><text:span text:style-name="T7">selectPageNumber</text:span></text:p><text:p text:style-name="P37"><text:span text:style-name="T7">概要：選択中のページナンバーの色を変える。</text:span></text:p><text:p text:style-name="P38"><text:span text:style-name="T7">引数：</text:span><text:span text:style-name="T7">int displayPage:</text:span><text:span text:style-name="T7">表示中のページ番号。</text:span></text:p><text:p><text:span text:style-name="T7">戻り値：なし</text:span></text:p><text:p text:style-name="P47"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1" svg:width="172.91pt" svg:height="32.63pt" svg:x="202.31pt" svg:y="56.69pt"><text:p text:style-name="P49"><text:span text:style-name="T12">全てのページナンバーから</text:span><text:span text:style-name="T12">select</text:span><text:span text:style-name="T12">クラス</text:span></text:p><text:p text:style-name="P49"><text:span text:style-name="T12">を除去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51" svg:width="169.51pt" svg:height="32.68pt" svg:x="201.91pt" svg:y="115.74pt"><text:p text:style-name="P49"><text:span text:style-name="T12">選択中のページナンバーのタグに</text:span></text:p><text:p text:style-name="P49"><text:span text:style-name="T12">select</text:span><text:span text:style-name="T12">クラスを付与して色を変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4pt" svg:y1="148.31pt" svg:x2="286.44pt" svg:y2="176.6pt"><text:p/></draw:line></draw:g><draw:line draw:style-name="gr3" draw:text-style-name="P27" svg:x1="286.81pt" svg:y1="88.21pt" svg:x2="286.81pt" svg:y2="116.5pt"><text:p/></draw:line><draw:custom-shape draw:style-name="gr5" draw:text-style-name="P29" svg:width="27.38pt" svg:height="28.37pt" svg:x="273.2pt" svg:y="176.6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8" draw:style-name="gr17"><draw:frame draw:style-name="gr2" draw:text-style-name="P41" svg:width="180.68pt" svg:height="257.41pt" svg:x="0pt" svg:y="7.26pt"><draw:text-box><text:p><text:span text:style-name="T7">Fig14</text:span></text:p><text:p><text:span text:style-name="T7">関数名：</text:span><text:span text:style-name="T7">createElementTag</text:span></text:p><text:p text:style-name="P37"><text:span text:style-name="T7">概要：</text:span><text:span text:style-name="T7">JSON</text:span><text:span text:style-name="T7">のノードに対応したタグを作る。</text:span></text:p><text:p text:style-name="P38"><text:span text:style-name="T7">引数：</text:span><text:span text:style-name="T7">Array stackKey:</text:span><text:span text:style-name="T7">キーを格納するスタック形式の配列</text:span></text:p><text:p text:style-name="P39"><text:span text:style-name="T7">:Object curMapNode:</text:span><text:span text:style-name="T7">現在さしている</text:span><text:span text:style-name="T7">JSON</text:span><text:span text:style-name="T7">のノード</text:span></text:p><text:p text:style-name="P39"><text:span text:style-name="T7">:Element topDomNode:</text:span><text:span text:style-name="T7">現在さしている</text:span><text:span text:style-name="T7">DOM</text:span><text:span text:style-name="T7">の先頭</text:span></text:p><text:p text:style-name="P38"><text:span text:style-name="T7">返却値 <text:s/></text:span><text:span text:style-name="T7">:</text:span><text:span text:style-name="T7">なし</text:span></text:p><text:p><text:span text:style-name="T7">戻り値：なし</text:span></text:p><text:p><text:span text:style-name="T7"/></text:p><text:p text:style-name="P47"><text:span text:style-name="T7">変数</text:span><text:span text:style-name="T7">:var mapNode:</text:span><text:span text:style-name="T7">ループで走査する連想配列のキーの値を格納する変数</text:span></text:p><text:p text:style-name="P47"><text:span text:style-name="T7">var curDomNode</text:span><text:span text:style-name="T7">カレントの</text:span><text:span text:style-name="T7">DOM</text:span><text:span text:style-name="T7">ノード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1" svg:width="164.83pt" svg:height="71.18pt" svg:x="202.96pt" svg:y="56.35pt"><text:p text:style-name="P30"><text:span text:style-name="T3">curMapNode</text:span><text:span text:style-name="T3">が</text:span><text:span text:style-name="T3">null</text:span><text:span text:style-name="T3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41pt" svg:y1="127.5pt" svg:x2="286.41pt" svg:y2="155.79pt"><text:p/></draw:line></draw:g><draw:polyline draw:style-name="gr10" draw:text-style-name="P28" svg:width="54.51pt" svg:height="45.92pt" svg:x="367.77pt" svg:y="91.76pt" svg:viewBox="0 0 1924 1621" draw:points="0,0 1924,0 1924,1621"><text:p/></draw:polyline><draw:g draw:style-name="gr7"><draw:custom-shape draw:style-name="gr59" draw:text-style-name="P51" svg:width="74.27pt" svg:height="28.83pt" svg:x="385.46pt" svg:y="137pt"><text:p text:style-name="P49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422.48pt" svg:y1="165.8pt" svg:x2="422.48pt" svg:y2="190.8pt"><text:p/></draw:line></draw:g><draw:custom-shape draw:style-name="gr5" draw:text-style-name="P29" svg:width="27.38pt" svg:height="28.37pt" svg:x="407.59pt" svg:y="187.26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60" svg:width="170.62pt" svg:height="36.77pt" svg:x="200.69pt" svg:y="153.6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61" svg:width="85.01pt" svg:height="37.67pt" svg:x="243.41pt" svg:y="153.16pt"><draw:text-box><text:p><text:span text:style-name="T4">curMapNode</text:span><text:span text:style-name="T4">にキーがある限りループする</text:span></text:p></draw:text-box></draw:frame></draw:g><draw:line draw:style-name="gr3" draw:text-style-name="P27" svg:x1="285.85pt" svg:y1="190.8pt" svg:x2="285.85pt" svg:y2="219.09pt"><text:p/></draw:line></draw:g><draw:g draw:style-name="gr7"><draw:custom-shape draw:style-name="gr39" draw:text-style-name="P51" svg:width="169.43pt" svg:height="32.63pt" svg:x="201.49pt" svg:y="218.3pt"><text:p text:style-name="P49"><text:span text:style-name="T12">現在走査しているキー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99pt" svg:y1="250.89pt" svg:x2="285.99pt" svg:y2="279.18pt"><text:p/></draw:line></draw:g><draw:g draw:style-name="gr7"><draw:custom-shape draw:style-name="gr39" draw:text-style-name="P51" svg:width="169.43pt" svg:height="32.63pt" svg:x="201.49pt" svg:y="275.7pt"><text:p text:style-name="P49"><text:span text:style-name="T12">カレントの</text:span><text:span text:style-name="T12">DOM</text:span><text:span text:style-name="T12">ノードを格納する変数</text:span></text:p><text:p text:style-name="P49"><text:span text:style-name="T12">curDomNode</text:span><text:span text:style-name="T12">を宣言、</text:span><text:span text:style-name="T12">null</text:span><text:span text:style-name="T12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99pt" svg:y1="308.3pt" svg:x2="285.99pt" svg:y2="336.59pt"><text:p/></draw:line></draw:g><draw:custom-shape draw:style-name="gr5" draw:text-style-name="P29" svg:width="27.38pt" svg:height="28.37pt" svg:x="273.2pt" svg:y="335.79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9" draw:style-name="gr17"><draw:custom-shape draw:style-name="gr5" draw:text-style-name="P29" svg:width="27.38pt" svg:height="28.37pt" svg:x="50.06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40.37pt" svg:height="24.72pt" svg:x="122.97pt" svg:y="95.5pt" svg:viewBox="0 0 1425 873" draw:points="0,0 1425,0 1425,873"><text:p/></draw:polyline><draw:polyline draw:style-name="gr10" draw:text-style-name="P28" svg:width="95.47pt" svg:height="353.74pt" svg:x="354.39pt" svg:y="272.41pt" svg:viewBox="0 0 3369 12480" draw:points="2078,0 3369,0 3369,12480 0,12480"><text:p/></draw:polyline><draw:frame draw:style-name="gr11" svg:width="17.06pt" svg:height="17.77pt" svg:x="415.16pt" svg:y="240.46pt"><draw:text-box><text:p>N</text:p></draw:text-box></draw:frame><draw:custom-shape draw:style-name="gr62" draw:text-style-name="P31" svg:width="123.82pt" svg:height="76.22pt" svg:x="0pt" svg:y="56.21pt"><text:p text:style-name="P30"><text:span text:style-name="T3">mapNode</text:span><text:span text:style-name="T3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62.7pt" svg:y1="132.41pt" svg:x2="62.7pt" svg:y2="200.86pt"><text:p/></draw:line><draw:line draw:style-name="gr3" draw:text-style-name="P27" svg:x1="63.24pt" svg:y1="28.35pt" svg:x2="63.24pt" svg:y2="56.64pt"><text:p/></draw:line><draw:custom-shape draw:style-name="gr62" draw:text-style-name="P31" svg:width="123.82pt" svg:height="76.22pt" svg:x="99.69pt" svg:y="116.7pt"><text:p text:style-name="P30"><text:span text:style-name="T3">オブジェク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162.4pt" svg:y1="192.9pt" svg:x2="163.84pt" svg:y2="290.1pt"><text:p/></draw:line><draw:custom-shape draw:style-name="gr62" draw:text-style-name="P31" svg:width="123.82pt" svg:height="76.22pt" svg:x="198.74pt" svg:y="173.31pt"><text:p text:style-name="P30"><text:span text:style-name="T3">text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61.44pt" svg:y1="249.51pt" svg:x2="261.44pt" svg:y2="463.41pt"><text:p/></draw:line><draw:custom-shape draw:style-name="gr62" draw:text-style-name="P31" svg:width="123.82pt" svg:height="76.22pt" svg:x="290.69pt" svg:y="233.46pt"><text:p text:style-name="P30"><text:span text:style-name="T3">html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353.4pt" svg:y1="309.66pt" svg:x2="353.4pt" svg:y2="548.31pt"><text:p/></draw:line><draw:polyline draw:style-name="gr10" draw:text-style-name="P28" svg:width="40.37pt" svg:height="17.63pt" svg:x="222.01pt" svg:y="155.65pt" svg:viewBox="0 0 1425 623" draw:points="0,0 1425,0 1425,623"><text:p/></draw:polyline><draw:polyline draw:style-name="gr10" draw:text-style-name="P28" svg:width="31.8pt" svg:height="21.17pt" svg:x="322.55pt" svg:y="212.26pt" svg:viewBox="0 0 1123 748" draw:points="0,0 1123,0 1123,748"><text:p/></draw:polyline><draw:frame draw:style-name="gr11" svg:width="17.06pt" svg:height="17.77pt" svg:x="85.55pt" svg:y="127.36pt"><draw:text-box><text:p>Y</text:p></draw:text-box></draw:frame><draw:frame draw:style-name="gr11" svg:width="17.06pt" svg:height="17.77pt" svg:x="174.61pt" svg:y="198pt"><draw:text-box><text:p>Y</text:p></draw:text-box></draw:frame><draw:frame draw:style-name="gr11" svg:width="17.06pt" svg:height="17.77pt" svg:x="280.09pt" svg:y="244.06pt"><draw:text-box><text:p>Y</text:p></draw:text-box></draw:frame><draw:frame draw:style-name="gr11" svg:width="17.06pt" svg:height="17.77pt" svg:x="375.59pt" svg:y="307.7pt"><draw:text-box><text:p>Y</text:p></draw:text-box></draw:frame><draw:frame draw:style-name="gr11" svg:width="17.06pt" svg:height="17.77pt" svg:x="135.04pt" svg:y="70.64pt"><draw:text-box><text:p>N</text:p></draw:text-box></draw:frame><draw:frame draw:style-name="gr11" svg:width="17.06pt" svg:height="17.77pt" svg:x="238.31pt" svg:y="127.25pt"><draw:text-box><text:p>N</text:p></draw:text-box></draw:frame><draw:frame draw:style-name="gr11" svg:width="17.06pt" svg:height="17.77pt" svg:x="330.24pt" svg:y="176.85pt"><draw:text-box><text:p>N</text:p></draw:text-box></draw:frame><draw:g draw:style-name="gr7"><draw:custom-shape draw:style-name="gr63" draw:text-style-name="P51" svg:width="127.36pt" svg:height="26.99pt" svg:x="99.69pt" svg:y="289.36pt"><text:p text:style-name="P49"><text:span text:style-name="T12">stackKey</text:span><text:span text:style-name="T12">に</text:span><text:span text:style-name="T12">key</text:span><text:span text:style-name="T12">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163.22pt" svg:y1="316.26pt" svg:x2="163.22pt" svg:y2="339.65pt"><text:p/></draw:line></draw:g><draw:g draw:style-name="gr7"><draw:custom-shape draw:style-name="gr64" draw:text-style-name="P34" svg:width="126.48pt" svg:height="70.67pt" svg:x="0.65pt" svg:y="198.11pt"><text:p text:style-name="P28"><text:span text:style-name="T7">this.createKeysTo</text:span></text:p><text:p text:style-name="P28"><text:span text:style-name="T7">TagArray()</text:span></text:p><text:p text:style-name="P28"><text:span text:style-name="T7"/></text:p><text:p text:style-name="P28"><text:span text:style-name="T7"/></text:p><text:p text:style-name="P28"><text:span text:style-name="T7">スタックした文字列と</text:span></text:p><text:p text:style-name="P28"><text:span text:style-name="T7">テキストの配列から</text:span></text:p><text:p text:style-name="P28"><text:span text:style-name="T7">タグ群を作り出す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15.19pt" svg:y1="230.71pt" svg:x2="111.86pt" svg:y2="230.71pt"><text:p/></draw:line><draw:frame draw:style-name="gr65" draw:text-style-name="P36" svg:width="19.81pt" svg:height="9.58pt" svg:x="108.2pt" svg:y="273.54pt"><draw:text-box><text:p><text:span text:style-name="T6">fig16</text:span></text:p></draw:text-box></draw:frame></draw:g><draw:line draw:style-name="gr3" draw:text-style-name="P27" svg:x1="64.29pt" svg:y1="268.75pt" svg:x2="64.29pt" svg:y2="696.9pt"><text:p/></draw:line><draw:g draw:style-name="gr7"><draw:custom-shape draw:style-name="gr66" draw:text-style-name="P34" svg:width="126.48pt" svg:height="48.02pt" svg:x="99.69pt" svg:y="339.59pt"><text:p text:style-name="P28"><text:span text:style-name="T7">this.createElementTag()</text:span></text:p><text:p text:style-name="P28"><text:span text:style-name="T7"/></text:p><text:p text:style-name="P28"><text:span text:style-name="T7"/></text:p><text:p text:style-name="P28"><text:span text:style-name="T7">再帰呼び出しを行う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114.26pt" svg:y1="361.76pt" svg:x2="210.93pt" svg:y2="361.76pt"><text:p/></draw:line><draw:frame draw:style-name="gr67" draw:text-style-name="P36" svg:width="19.81pt" svg:height="9.07pt" svg:x="207.24pt" svg:y="390.81pt"><draw:text-box><text:p><text:span text:style-name="T6">fig14</text:span></text:p></draw:text-box></draw:frame></draw:g><draw:line draw:style-name="gr3" draw:text-style-name="P27" svg:x1="163.36pt" svg:y1="387.61pt" svg:x2="163.36pt" svg:y2="417.46pt"><text:p/></draw:line><draw:custom-shape draw:style-name="gr68" draw:text-style-name="P51" svg:width="123.87pt" svg:height="26.53pt" svg:x="103.21pt" svg:y="417.46pt"><text:p text:style-name="P49"><text:span text:style-name="T12">stackKey</text:span><text:span text:style-name="T12">の末尾を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69" draw:text-style-name="P34" svg:width="126.48pt" svg:height="58.11pt" svg:x="198.74pt" svg:y="463.41pt"><text:p text:style-name="P28"><text:span text:style-name="T7">this.createKeysToTag()</text:span></text:p><text:p text:style-name="P28"><text:span text:style-name="T7"/></text:p><text:p text:style-name="P28"><text:span text:style-name="T7"/></text:p><text:p text:style-name="P28"><text:span text:style-name="T7">スタックした</text:span><text:span text:style-name="T7">key</text:span><text:span text:style-name="T7">文字列と</text:span></text:p><text:p text:style-name="P28"><text:span text:style-name="T7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213.31pt" svg:y1="490.2pt" svg:x2="309.97pt" svg:y2="490.2pt"><text:p/></draw:line><draw:frame draw:style-name="gr67" draw:text-style-name="P36" svg:width="19.81pt" svg:height="9.07pt" svg:x="306.31pt" svg:y="525.4pt"><draw:text-box><text:p><text:span text:style-name="T6">fig15</text:span></text:p></draw:text-box></draw:frame></draw:g><draw:g draw:style-name="gr7"><draw:custom-shape draw:style-name="gr69" draw:text-style-name="P34" svg:width="126.48pt" svg:height="58.11pt" svg:x="290.69pt" svg:y="548.36pt"><text:p text:style-name="P28"><text:span text:style-name="T7">this.createKeysToTag()</text:span></text:p><text:p text:style-name="P28"><text:span text:style-name="T7"/></text:p><text:p text:style-name="P28"><text:span text:style-name="T7"/></text:p><text:p text:style-name="P28"><text:span text:style-name="T7">スタックした</text:span><text:span text:style-name="T7">key</text:span><text:span text:style-name="T7">文字列と</text:span></text:p><text:p text:style-name="P28"><text:span text:style-name="T7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305.26pt" svg:y1="575.15pt" svg:x2="401.92pt" svg:y2="575.15pt"><text:p/></draw:line><draw:frame draw:style-name="gr67" draw:text-style-name="P36" svg:width="19.81pt" svg:height="9.07pt" svg:x="398.24pt" svg:y="610.36pt"><draw:text-box><text:p><text:span text:style-name="T6">fig15</text:span></text:p></draw:text-box></draw:frame></draw:g><draw:polyline draw:style-name="gr10" draw:text-style-name="P28" svg:width="206.93pt" svg:height="99.01pt" draw:transform="rotate (-1.5707963267949) translate (163.35pt 443.981496062991pt)" svg:viewBox="0 0 7301 3494" draw:points="0,0 7301,0 7301,3494"><text:p/></draw:polyline><draw:polyline draw:style-name="gr10" draw:text-style-name="P28" svg:width="122.03pt" svg:height="99.01pt" draw:transform="rotate (-1.5707963267949) translate (262.4pt 518.281496062992pt)" svg:viewBox="0 0 4306 3494" draw:points="0,0 4306,0 4306,3494"><text:p/></draw:polyline><draw:polyline draw:style-name="gr10" draw:text-style-name="P28" svg:width="23.22pt" svg:height="91.98pt" draw:transform="rotate (-1.5707963267949) translate (354.399999999999pt 606.481496062991pt)" svg:viewBox="0 0 820 3246" draw:points="0,0 820,0 820,3246"><text:p/></draw:polyline><draw:custom-shape draw:style-name="gr5" draw:text-style-name="P29" svg:width="27.38pt" svg:height="28.37pt" svg:x="50.06pt" svg:y="696.84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41" svg:width="180.68pt" svg:height="91.16pt" svg:x="283.41pt" svg:y="0.85pt"><draw:text-box><text:p><text:span text:style-name="T7">Fig14 2</text:span><text:span text:style-name="T7">ページ目</text:span></text:p><text:p><text:span text:style-name="T7"/></text:p></draw:text-box></draw:frame></draw:g></text:p>
      <text:p text:style-name="P3"><draw:g text:anchor-type="as-char" draw:z-index="20" draw:style-name="gr17"><draw:frame draw:style-name="gr2" draw:text-style-name="P41" svg:width="180.68pt" svg:height="257.41pt" svg:x="0pt" svg:y="7.26pt"><draw:text-box><text:p><text:span text:style-name="T7">Fig14 3</text:span><text:span text:style-name="T7">ページ目</text:span></text:p><text:p><text:span text:style-name="T7">: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1" svg:width="164.83pt" svg:height="71.18pt" svg:x="202.96pt" svg:y="56.3pt"><text:p text:style-name="P30"><text:span text:style-name="T3">DOM</text:span><text:span text:style-name="T3">が生成されてい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6.41pt" svg:y1="127.45pt" svg:x2="286.41pt" svg:y2="155.74pt"><text:p/></draw:line></draw:g><draw:custom-shape draw:style-name="gr39" draw:text-style-name="P51" svg:width="169.43pt" svg:height="32.63pt" svg:x="205pt" svg:y="154.6pt"><text:p text:style-name="P49"><text:span text:style-name="T12">topDomNode</text:span><text:span text:style-name="T12">の最後尾に</text:span></text:p><text:p text:style-name="P49"><text:span text:style-name="T12">curDomNode</text:span><text:span text:style-name="T12">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pt" svg:y1="187.2pt" svg:x2="289.5pt" svg:y2="240.24pt"><text:p/></draw:line><draw:polyline draw:style-name="gr10" draw:text-style-name="P28" svg:width="123.82pt" svg:height="120.22pt" svg:x="289.9pt" svg:y="91.7pt" svg:viewBox="0 0 4369 4242" draw:points="2695,0 4369,0 4369,4242 0,4242"><text:p/></draw:polyline><draw:frame draw:style-name="gr11" svg:width="17.06pt" svg:height="17.77pt" svg:x="335.91pt" svg:y="119.99pt"><draw:text-box><text:p>Y</text:p></draw:text-box></draw:frame><draw:frame draw:style-name="gr11" svg:width="17.06pt" svg:height="17.77pt" svg:x="371.91pt" svg:y="59.81pt"><draw:text-box><text:p>N</text:p></draw:text-box></draw:frame><draw:custom-shape draw:style-name="gr5" draw:text-style-name="P29" svg:width="27.38pt" svg:height="28.37pt" svg:x="273.2pt" svg:y="240.2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21" draw:style-name="gr17"><draw:frame draw:style-name="gr71" draw:text-style-name="P41" svg:width="180.68pt" svg:height="165.77pt" svg:x="0pt" svg:y="7.26pt"><draw:text-box><text:p><text:span text:style-name="T7">Fig15</text:span></text:p><text:p><text:span text:style-name="T7">関数名：</text:span><text:span text:style-name="T7">createKeysToTag</text:span></text:p><text:p text:style-name="P64"><text:span text:style-name="T7">概要：スタックからキーのタグ、テキストから編集用のタグを作る。</text:span></text:p><text:p text:style-name="P38"><text:span text:style-name="T7">引数：</text:span><text:span text:style-name="T7">Array curStackKey:</text:span><text:span text:style-name="T7">キー名のスタック。</text:span></text:p><text:p text:style-name="P38"><text:span text:style-name="T7">:String mapNode:JSON</text:span><text:span text:style-name="T7">のテキスト。</text:span></text:p><text:p text:style-name="P38"><text:span text:style-name="T7">:String key:</text:span><text:span text:style-name="T7">カレントのキー。</text:span></text:p><text:p text:style-name="P65"><text:span text:style-name="T7">戻り値：スタックからキーのタグ、テキストから編集用のタグを作る。</text:span></text:p><text:p><text:span text:style-name="T7"/></text:p><text:p text:style-name="P66"><text:span text:style-name="T7">変数</text:span><text:span text:style-name="T7">:var retDom:</text:span><text:span text:style-name="T7">返却する編集用のタグを格納する変数</text:span></text:p><text:p text:style-name="P67"><text:span text:style-name="T7">var keys:</text:span><text:span text:style-name="T7">生成された、クラスが</text:span><text:span text:style-name="T7">key</text:span><text:span text:style-name="T7">のタグをまとめる変数</text:span></text:p><text:p text:style-name="P67"><text:span text:style-name="T7">var connectedKey:curStackKey</text:span><text:span text:style-name="T7">に格納されたキーの文字列を</text:span><text:span text:style-name="T7">_</text:span><text:span text:style-name="T7">を区切り文字にして連結して格納する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51" svg:width="172.91pt" svg:height="24.38pt" svg:x="202.31pt" svg:y="56.69pt"><text:p text:style-name="P49"><text:span text:style-name="T12">retDom</text:span><text:span text:style-name="T12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4" svg:width="182.61pt" svg:height="50.43pt" svg:x="197.94pt" svg:y="109.36pt"><text:p text:style-name="P28"><text:span text:style-name="T7">this.createKeyTags()</text:span></text:p><text:p text:style-name="P28"><text:span text:style-name="T7"/></text:p><text:p text:style-name="P28"><text:span text:style-name="T7"/></text:p><text:p text:style-name="P28"><text:span text:style-name="T7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219.03pt" svg:y1="132.58pt" svg:x2="358.64pt" svg:y2="132.58pt"><text:p/></draw:line><draw:frame draw:style-name="gr67" draw:text-style-name="P36" svg:width="28.63pt" svg:height="9.07pt" svg:x="353.34pt" svg:y="163.11pt"><draw:text-box><text:p><text:span text:style-name="T6">fig17</text:span></text:p></draw:text-box></draw:frame></draw:g><draw:line draw:style-name="gr3" draw:text-style-name="P27" svg:x1="289.93pt" svg:y1="159.7pt" svg:x2="289.93pt" svg:y2="179.91pt"><text:p/></draw:line></draw:g><draw:line draw:style-name="gr3" draw:text-style-name="P27" svg:x1="286.81pt" svg:y1="81.07pt" svg:x2="286.81pt" svg:y2="109.36pt"><text:p/></draw:line><draw:g draw:style-name="gr7"><draw:custom-shape draw:style-name="gr39" draw:text-style-name="P51" svg:width="169.43pt" svg:height="32.63pt" svg:x="205.4pt" svg:y="179.35pt"><text:p text:style-name="P49"><text:span text:style-name="T12">キーのタグ群を、</text:span><text:span text:style-name="T12">retDom</text:span><text:span text:style-name="T12">のキーのタグ群</text:span></text:p><text:p text:style-name="P49"><text:span text:style-name="T12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211.95pt" svg:x2="289.9pt" svg:y2="240.24pt"><text:p/></draw:line></draw:g><draw:g draw:style-name="gr7"><draw:custom-shape draw:style-name="gr39" draw:text-style-name="P51" svg:width="169.43pt" svg:height="32.63pt" svg:x="205.4pt" svg:y="239.47pt"><text:p text:style-name="P49"><text:span text:style-name="T12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272.01pt" svg:x2="289.9pt" svg:y2="300.3pt"><text:p/></draw:line></draw:g><draw:g draw:style-name="gr7"><draw:custom-shape draw:style-name="gr39" draw:text-style-name="P51" svg:width="169.43pt" svg:height="32.63pt" svg:x="205.4pt" svg:y="296.84pt"><text:p text:style-name="P49"><text:span text:style-name="T12">スタックの文字列を</text:span><text:span text:style-name="T12">_</text:span><text:span text:style-name="T12">を区切り文字</text:span></text:p><text:p text:style-name="P49"><text:span text:style-name="T12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29.47pt" svg:x2="289.9pt" svg:y2="357.76pt"><text:p/></draw:line></draw:g><draw:g draw:style-name="gr7"><draw:custom-shape draw:style-name="gr39" draw:text-style-name="P51" svg:width="169.43pt" svg:height="32.63pt" svg:x="205.4pt" svg:y="356.94pt"><text:p text:style-name="P49"><text:span text:style-name="T12">編集用テキストエリアのラベ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89.51pt" svg:x2="289.9pt" svg:y2="417.8pt"><text:p/></draw:line></draw:g><draw:g draw:style-name="gr7"><draw:custom-shape draw:style-name="gr39" draw:text-style-name="P51" svg:width="169.43pt" svg:height="32.63pt" svg:x="205.4pt" svg:y="416.35pt"><text:p text:style-name="P49"><text:span text:style-name="T12">編集用テキストエリアを追加する。</text:span></text:p><text:p text:style-name="P49"><text:span text:style-name="T12">name</text:span><text:span text:style-name="T12">属性には</text:span><text:span text:style-name="T12">_</text:span><text:span text:style-name="T12">で区切ったスタックの</text:span></text:p><text:p text:style-name="P49"><text:span text:style-name="T12">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448.95pt" svg:x2="289.9pt" svg:y2="477.24pt"><text:p/></draw:line></draw:g><draw:g draw:style-name="gr7"><draw:custom-shape draw:style-name="gr74" draw:text-style-name="P51" svg:width="169.43pt" svg:height="23.16pt" svg:x="205.4pt" svg:y="476.5pt"><text:p text:style-name="P49"><text:span text:style-name="T12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499.63pt" svg:x2="289.9pt" svg:y2="519.7pt"><text:p/></draw:line></draw:g><draw:g draw:style-name="gr7"><draw:custom-shape draw:style-name="gr74" draw:text-style-name="P51" svg:width="169.43pt" svg:height="23.16pt" svg:x="205.4pt" svg:y="518.94pt"><text:p text:style-name="P49"><text:span text:style-name="T12">作成した</text:span><text:span text:style-name="T12">DOM</text:span><text:span text:style-name="T12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542.01pt" svg:x2="289.9pt" svg:y2="562.08pt"><text:p/></draw:line></draw:g><draw:custom-shape draw:style-name="gr5" draw:text-style-name="P29" svg:width="27.38pt" svg:height="28.37pt" svg:x="275.75pt" svg:y="562.1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5" draw:text-style-name="P41" svg:width="180.28pt" svg:height="159.17pt" svg:x="0pt" svg:y="183.66pt"><draw:text-box><text:p><text:span text:style-name="T7">retDom</text:span><text:span text:style-name="T7">に格納される、外枠となるタグの構成</text:span></text:p><text:p><text:span text:style-name="T7">サンプル</text:span></text:p><text:p><text:span text:style-name="T7"/></text:p><text:p><text:span text:style-name="T7">&lt;div class="keyAndValue"&gt;</text:span></text:p><text:p><text:span text:style-name="T7">　</text:span><text:span text:style-name="T7">&lt;span class="keys"&gt;</text:span></text:p><text:p><text:span text:style-name="T7">　　</text:span><text:span text:style-name="T7">&lt;span class="key"&gt;guides&lt;/span&gt;</text:span></text:p><text:p><text:span text:style-name="T7">　　</text:span><text:span text:style-name="T7">&lt;span class="key"&gt;guideFASchool&lt;/span&gt;</text:span></text:p><text:p><text:span text:style-name="T7">　　</text:span><text:span text:style-name="T7">&lt;span class="key"&gt;toppageLink&lt;/span&gt;</text:span></text:p><text:p><text:span text:style-name="T7">　　</text:span><text:span text:style-name="T7">&lt;span class="key currentKey"&gt;</text:span></text:p><text:p><text:span text:style-name="T7">　　　</text:span><text:span text:style-name="T7">sideText</text:span></text:p><text:p><text:span text:style-name="T7">　　</text:span><text:span text:style-name="T7">&lt;/span&gt;</text:span></text:p><text:p><text:span text:style-name="T7">　</text:span><text:span text:style-name="T7">&lt;/span&gt;</text:span></text:p><text:p><text:span text:style-name="T7">　</text:span><text:span text:style-name="T7">&lt;span class="values"&gt;&lt;/span&gt;</text:span></text:p><text:p><text:span text:style-name="T7">&lt;/div&gt;</text:span></text:p></draw:text-box></draw:frame></draw:g></text:p>
      <text:p text:style-name="P9"><draw:g text:anchor-type="as-char" draw:z-index="23" draw:style-name="gr17"><draw:frame draw:style-name="gr2" draw:text-style-name="P41" svg:width="169.43pt" svg:height="257.41pt" svg:x="0pt" svg:y="7.26pt"><draw:text-box><text:p><text:span text:style-name="T7">Fig16</text:span></text:p><text:p><text:span text:style-name="T7">関数名：</text:span><text:span text:style-name="T7">createKeysToTagArray</text:span></text:p><text:p text:style-name="P37"><text:span text:style-name="T7">概要：スタックからキーのタグ、テキストから編集用のタグを複数作る。</text:span></text:p><text:p text:style-name="P38"><text:span text:style-name="T7">引数：</text:span><text:span text:style-name="T7">curStackKey:</text:span><text:span text:style-name="T7">キー名のスタック。</text:span></text:p><text:p text:style-name="P68"><text:span text:style-name="T7">:String mapNode:JSON</text:span><text:span text:style-name="T7">の文字列配列。</text:span></text:p><text:p text:style-name="P68"><text:span text:style-name="T7">:String key:</text:span><text:span text:style-name="T7">カレントのキー。</text:span></text:p><text:p><text:span text:style-name="T7">戻り値：なし</text:span></text:p><text:p><text:span text:style-name="T7"/></text:p><text:p text:style-name="P66"><text:span text:style-name="T7">変数</text:span><text:span text:style-name="T7">:var retDom:</text:span><text:span text:style-name="T7">返却する編集用のタグを格納する変数</text:span></text:p><text:p text:style-name="P67"><text:span text:style-name="T7">var keys:</text:span><text:span text:style-name="T7">生成された、クラスが</text:span><text:span text:style-name="T7">key</text:span><text:span text:style-name="T7">のタグをまとめる変数</text:span></text:p><text:p text:style-name="P67"><text:span text:style-name="T7">var connectedKey:curStackKey</text:span><text:span text:style-name="T7">に格納されたキーの文字列を</text:span><text:span text:style-name="T7">_</text:span><text:span text:style-name="T7">を区切り文字にして連結して格納するための変数</text:span></text:p><text:p text:style-name="P67"><text:span text:style-name="T7">var $values:</text:span><text:span text:style-name="T7">クラスが</text:span><text:span text:style-name="T7">values</text:span><text:span text:style-name="T7">のタグの</text:span><text:span text:style-name="T7">jQuery</text:span><text:span text:style-name="T7">オブジェクトを格納する変数</text:span></text:p><text:p text:style-name="P67"><text:span text:style-name="T7">var mapNodeLength:mapNode</text:span><text:span text:style-name="T7">の要素数</text:span></text:p><text:p text:style-name="P67"><text:span text:style-name="T7"/></text:p></draw:text-box></draw:frame><draw:line draw:style-name="gr4" draw:text-style-name="P28" svg:x1="184.2pt" svg:y1="0.03pt" svg:x2="184.2pt" svg:y2="727.29pt"><text:p/></draw:line><draw:g draw:style-name="gr7"><draw:g draw:style-name="gr7"><draw:custom-shape draw:style-name="gr60" svg:width="170.62pt" svg:height="36.77pt" svg:x="205pt" svg:y="454.25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61" svg:width="85.01pt" svg:height="37.67pt" svg:x="247.69pt" svg:y="453.71pt"><draw:text-box><text:p><text:span text:style-name="T4">mapNode</text:span><text:span text:style-name="T4">を走査する</text:span></text:p><text:p><text:span text:style-name="T4">i = 0; i &lt; mapNodeLength; i++</text:span></text:p></draw:text-box></draw:frame></draw:g><draw:line draw:style-name="gr3" draw:text-style-name="P27" svg:x1="290.15pt" svg:y1="491.36pt" svg:x2="290.15pt" svg:y2="519.65pt"><text:p/></draw:line></draw:g><draw:line draw:style-name="gr3" draw:text-style-name="P27" svg:x1="286.81pt" svg:y1="28.4pt" svg:x2="286.81pt" svg:y2="56.69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51" svg:width="172.91pt" svg:height="24.38pt" svg:x="202.31pt" svg:y="56.69pt"><text:p text:style-name="P49"><text:span text:style-name="T12">retDom</text:span><text:span text:style-name="T12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4" svg:width="182.61pt" svg:height="50.43pt" svg:x="197.94pt" svg:y="169.46pt"><text:p text:style-name="P28"><text:span text:style-name="T7">this.createKeyTags()</text:span></text:p><text:p text:style-name="P28"><text:span text:style-name="T7"/></text:p><text:p text:style-name="P28"><text:span text:style-name="T7"/></text:p><text:p text:style-name="P28"><text:span text:style-name="T7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219.03pt" svg:y1="192.67pt" svg:x2="358.64pt" svg:y2="192.67pt"><text:p/></draw:line><draw:frame draw:style-name="gr67" draw:text-style-name="P36" svg:width="28.63pt" svg:height="9.07pt" svg:x="353.34pt" svg:y="223.2pt"><draw:text-box><text:p><text:span text:style-name="T6">fig17</text:span></text:p></draw:text-box></draw:frame></draw:g><draw:line draw:style-name="gr3" draw:text-style-name="P27" svg:x1="289.93pt" svg:y1="219.8pt" svg:x2="289.93pt" svg:y2="240.01pt"><text:p/></draw:line></draw:g><draw:line draw:style-name="gr3" draw:text-style-name="P27" svg:x1="286.81pt" svg:y1="81.04pt" svg:x2="286.81pt" svg:y2="109.33pt"><text:p/></draw:line><draw:g draw:style-name="gr7"><draw:custom-shape draw:style-name="gr39" draw:text-style-name="P51" svg:width="169.43pt" svg:height="32.63pt" svg:x="205.4pt" svg:y="239.44pt"><text:p text:style-name="P49"><text:span text:style-name="T12">キーのタグ群を、</text:span><text:span text:style-name="T12">retDom</text:span><text:span text:style-name="T12">のキーのタグ群</text:span></text:p><text:p text:style-name="P49"><text:span text:style-name="T12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272.04pt" svg:x2="289.9pt" svg:y2="300.33pt"><text:p/></draw:line></draw:g><draw:g draw:style-name="gr7"><draw:custom-shape draw:style-name="gr39" draw:text-style-name="P51" svg:width="169.43pt" svg:height="32.63pt" svg:x="201.91pt" svg:y="109.3pt"><text:p text:style-name="P49"><text:span text:style-name="T12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6.41pt" svg:y1="141.9pt" svg:x2="286.41pt" svg:y2="170.19pt"><text:p/></draw:line></draw:g><draw:g draw:style-name="gr7"><draw:custom-shape draw:style-name="gr39" draw:text-style-name="P51" svg:width="169.43pt" svg:height="32.63pt" svg:x="205.4pt" svg:y="296.84pt"><text:p text:style-name="P49"><text:span text:style-name="T12">スタックの文字列を</text:span><text:span text:style-name="T12">_</text:span><text:span text:style-name="T12">を区切り文字</text:span></text:p><text:p text:style-name="P49"><text:span text:style-name="T12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29.44pt" svg:x2="289.9pt" svg:y2="357.73pt"><text:p/></draw:line></draw:g><draw:g draw:style-name="gr7"><draw:custom-shape draw:style-name="gr39" draw:text-style-name="P51" svg:width="169.43pt" svg:height="32.63pt" svg:x="205.4pt" svg:y="355.44pt"><text:p text:style-name="P49"><text:span text:style-name="T12">テキスト編集用のタグを入れるタグの</text:span></text:p><text:p text:style-name="P49"><text:span text:style-name="T12">jQuery</text:span><text:span text:style-name="T12">オブジェクトを生成し、</text:span><text:span text:style-name="T12">$values</text:span><text:span text:style-name="T12">に</text:span></text:p><text:p text:style-name="P49"><text:span text:style-name="T12">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88.09pt" svg:x2="289.9pt" svg:y2="416.38pt"><text:p/></draw:line></draw:g><draw:g draw:style-name="gr7"><draw:custom-shape draw:style-name="gr74" draw:text-style-name="P51" svg:width="169.43pt" svg:height="23.16pt" svg:x="205.4pt" svg:y="615.2pt"><text:p text:style-name="P49"><text:span text:style-name="T12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638.39pt" svg:x2="289.9pt" svg:y2="658.46pt"><text:p/></draw:line></draw:g><draw:g draw:style-name="gr7"><draw:custom-shape draw:style-name="gr74" draw:text-style-name="P51" svg:width="169.43pt" svg:height="23.16pt" svg:x="205.4pt" svg:y="660.39pt"><text:p text:style-name="P49"><text:span text:style-name="T12">作成した</text:span><text:span text:style-name="T12">DOM</text:span><text:span text:style-name="T12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683.52pt" svg:x2="289.9pt" svg:y2="703.59pt"><text:p/></draw:line></draw:g><draw:custom-shape draw:style-name="gr5" draw:text-style-name="P29" svg:width="27.38pt" svg:height="28.37pt" svg:x="275.75pt" svg:y="700.0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76" draw:text-style-name="P51" svg:width="169.43pt" svg:height="21.69pt" svg:x="205.4pt" svg:y="415.59pt"><text:p text:style-name="P49"><text:span text:style-name="T12">mapNode</text:span><text:span text:style-name="T12">の要素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437.22pt" svg:x2="289.9pt" svg:y2="455.98pt"><text:p/></draw:line></draw:g><draw:g draw:style-name="gr7"><draw:custom-shape draw:style-name="gr77" draw:text-style-name="P51" svg:width="169.43pt" svg:height="26.56pt" svg:x="205.4pt" svg:y="519.65pt"><text:p text:style-name="P49"><text:span text:style-name="T12">編集用テキストエリアを追加する。</text:span><text:span text:style-name="T12">name</text:span><text:span text:style-name="T12">属性</text:span></text:p><text:p text:style-name="P49"><text:span text:style-name="T12">には</text:span><text:span text:style-name="T12">_</text:span><text:span text:style-name="T12">で区切った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546.18pt" svg:x2="289.9pt" svg:y2="569.2pt"><text:p/></draw:line></draw:g><draw:g draw:style-name="gr7"><draw:custom-shape draw:style-name="gr78" draw:text-style-name="P56" svg:width="169.82pt" svg:height="23.92pt" svg:x="205.4pt" svg:y="569.2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90.3pt" svg:y1="593.09pt" svg:x2="290.3pt" svg:y2="615.2pt"><text:p/></draw:line></draw:g></draw:g></text:p>
      <text:p text:style-name="P11"><draw:g text:anchor-type="as-char" svg:y="-363.66pt" draw:z-index="26" draw:style-name="gr1"><draw:frame draw:style-name="gr2" draw:text-style-name="P41" svg:width="180.68pt" svg:height="257.41pt" svg:x="0pt" svg:y="7.26pt"><draw:text-box><text:p><text:span text:style-name="T7">Fig17</text:span></text:p><text:p><text:span text:style-name="T7">関数名：</text:span><text:span text:style-name="T7">createKeyTags</text:span></text:p><text:p text:style-name="P69"><text:span text:style-name="T7">概要：キーのタグ群を作る。</text:span></text:p><text:p text:style-name="P70"><text:span text:style-name="T7">引数：</text:span><text:span text:style-name="T7">Array curStackKey:</text:span><text:span text:style-name="T7">キーのスタック。</text:span></text:p><text:p><text:span text:style-name="T7">戻り値：</text:span><text:span text:style-name="T7">Element:</text:span><text:span text:style-name="T7">作成した</text:span><text:span text:style-name="T7">DOM</text:span><text:span text:style-name="T7">を返す</text:span></text:p><text:p><text:span text:style-name="T7"/></text:p><text:p text:style-name="P71"><text:span text:style-name="T7">変数</text:span><text:span text:style-name="T7">:var retDom:</text:span><text:span text:style-name="T7">返却する、キーのタグ群を格納する変数</text:span></text:p><text:p text:style-name="P71"><text:span text:style-name="T7">var stackLength:</text:span><text:span text:style-name="T7">スタックの要素数</text:span></text:p><text:p text:style-name="P71"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28.26pt" svg:height="109.64pt" svg:x="371.31pt" svg:y="293.27pt" svg:viewBox="0 0 998 3869" draw:points="0,0 998,0 998,3869"><text:p/></draw:polyline><draw:polyline draw:style-name="gr10" draw:text-style-name="P28" svg:width="17.66pt" svg:height="113.19pt" draw:transform="rotate (-1.5707963267949) translate (403.099999999999pt 431.226771653538pt)" svg:viewBox="0 0 624 3994" draw:points="0,0 624,0 624,3994"><text:p/></draw:polyline><draw:custom-shape draw:style-name="gr29" draw:text-style-name="P51" svg:width="172.91pt" svg:height="32.63pt" svg:x="202.31pt" svg:y="56.69pt"><text:p text:style-name="P49"><text:span text:style-name="T12">返却用の変数</text:span><text:span text:style-name="T12">retDom</text:span><text:span text:style-name="T12">を宣言し</text:span></text:p><text:p text:style-name="P49"><text:span text:style-name="T12">仮の枠となる</text:span><text:span text:style-name="T12">div</text:span><text:span text:style-name="T12">タグを生成して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1" svg:width="164.83pt" svg:height="71.18pt" svg:x="206.5pt" svg:y="257.84pt"><text:p text:style-name="P30"><text:span text:style-name="T3">最後の要素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9.96pt" svg:y1="328.96pt" svg:x2="289.96pt" svg:y2="357.25pt"><text:p/></draw:line></draw:g><draw:g draw:style-name="gr7"><draw:custom-shape draw:style-name="gr35" draw:text-style-name="P56" svg:width="169.82pt" svg:height="30.61pt" svg:x="205pt" svg:y="477.21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89.9pt" svg:y1="507.8pt" svg:x2="289.9pt" svg:y2="536.09pt"><text:p/></draw:line></draw:g><draw:g draw:style-name="gr7"><draw:g draw:style-name="gr7"><draw:custom-shape draw:style-name="gr84" svg:width="170.62pt" svg:height="45.38pt" svg:x="204.21pt" svg:y="177.14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5" draw:text-style-name="P61" svg:width="85.01pt" svg:height="55.56pt" svg:x="246.9pt" svg:y="176.51pt"><draw:text-box><text:p><text:span text:style-name="T4">curStackKey</text:span><text:span text:style-name="T4">を走査する</text:span></text:p><text:p><text:span text:style-name="T4">i = 0; i &lt; stackLength; i++</text:span></text:p></draw:text-box></draw:frame></draw:g><draw:line draw:style-name="gr3" draw:text-style-name="P27" svg:x1="289.36pt" svg:y1="222.94pt" svg:x2="289.36pt" svg:y2="257.84pt"><text:p/></draw:line></draw:g><draw:frame draw:style-name="gr11" svg:width="17.06pt" svg:height="17.77pt" svg:x="301.15pt" svg:y="328.99pt"><draw:text-box><text:p>Y</text:p></draw:text-box></draw:frame><draw:frame draw:style-name="gr11" svg:width="17.06pt" svg:height="17.77pt" svg:x="389.59pt" svg:y="268.5pt"><draw:text-box><text:p>N</text:p></draw:text-box></draw:frame><draw:g draw:style-name="gr7"><draw:custom-shape draw:style-name="gr39" draw:text-style-name="P51" svg:width="169.43pt" svg:height="32.63pt" svg:x="201.49pt" svg:y="115.6pt"><text:p text:style-name="P49"><text:span text:style-name="T12">スタック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99pt" svg:y1="148.2pt" svg:x2="285.99pt" svg:y2="176.49pt"><text:p/></draw:line></draw:g><draw:line draw:style-name="gr3" draw:text-style-name="P27" svg:x1="286.81pt" svg:y1="89.26pt" svg:x2="286.81pt" svg:y2="117.55pt"><text:p/></draw:line><draw:custom-shape draw:style-name="gr39" draw:text-style-name="P51" svg:width="169.43pt" svg:height="32.63pt" svg:x="205.4pt" svg:y="356.91pt"><text:p text:style-name="P49"><text:span text:style-name="T12">キーのタグを</text:span><text:span text:style-name="T12">retDom</text:span><text:span text:style-name="T12">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89.51pt" svg:x2="289.9pt" svg:y2="477.21pt"><text:p/></draw:line><draw:custom-shape draw:style-name="gr86" draw:text-style-name="P51" svg:width="109.67pt" svg:height="29.08pt" svg:x="346.51pt" svg:y="402.15pt"><text:p text:style-name="P49"><text:span text:style-name="T12">カレントのキーのタグを</text:span></text:p><text:p text:style-name="P49"><text:span text:style-name="T12">retDom</text:span><text:span text:style-name="T12">に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51" svg:width="169.51pt" svg:height="32.68pt" svg:x="205pt" svg:y="536.8pt"><text:p text:style-name="P49"><text:span text:style-name="T12">作成した</text:span><text:span text:style-name="T12">DOM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3pt" svg:y1="569.42pt" svg:x2="289.53pt" svg:y2="597.71pt"><text:p/></draw:line></draw:g><draw:custom-shape draw:style-name="gr5" draw:text-style-name="P29" svg:width="27.38pt" svg:height="28.37pt" svg:x="273.2pt" svg:y="596.89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><draw:g text:anchor-type="as-char" draw:z-index="24" draw:style-name="gr17"><draw:g draw:style-name="gr7"><draw:frame draw:style-name="gr2" draw:text-style-name="P41" svg:width="180.68pt" svg:height="257.41pt" svg:x="0pt" svg:y="7.26pt"><draw:text-box><text:p><text:span text:style-name="T7">Fig18</text:span></text:p><text:p><text:span text:style-name="T7">関数名：</text:span><text:span text:style-name="T7">updateElementJson</text:span></text:p><text:p text:style-name="P37"><text:span text:style-name="T7">概要：タグの内容を</text:span><text:span text:style-name="T7">JSON</text:span><text:span text:style-name="T7">に反映させる。</text:span></text:p><text:p text:style-name="P46"><text:span text:style-name="T7">引数：</text:span><text:span text:style-name="T7">Object topMapNode:</text:span><text:span text:style-name="T7">更新対象の</text:span><text:span text:style-name="T7">JSON</text:span><text:span text:style-name="T7">の先頭のノード</text:span></text:p><text:p text:style-name="P68"><text:span text:style-name="T7">:Element topDomNode:</text:span><text:span text:style-name="T7">先頭の</text:span><text:span text:style-name="T7">DOM</text:span></text:p><text:p><text:span text:style-name="T7">戻り値：なし</text:span></text:p><text:p><text:span text:style-name="T7"/></text:p><text:p text:style-name="P47"><text:span text:style-name="T7">変数</text:span><text:span text:style-name="T7">:var prevName:1</text:span><text:span text:style-name="T7">回前の走査した要素の</text:span><text:span text:style-name="T7">name</text:span><text:span text:style-name="T7">属性を保存する変数</text:span></text:p><text:p text:style-name="P47"><text:span text:style-name="T7">var thisName:</text:span><text:span text:style-name="T7">現在の</text:span><text:span text:style-name="T7">DOM</text:span><text:span text:style-name="T7">の</text:span><text:span text:style-name="T7">name</text:span><text:span text:style-name="T7">属性</text:span></text:p><text:p text:style-name="P47"><text:span text:style-name="T7">var stackKey:</text:span><text:span text:style-name="T7">キーのスタック。</text:span></text:p><text:p text:style-name="P47"><text:span text:style-name="T7">var key:</text:span><text:span text:style-name="T7">カレントのキー</text:span></text:p><text:p text:style-name="P47"><text:span text:style-name="T7">var mapNode:</text:span><text:span text:style-name="T7">スタックキーに一致する</text:span><text:span text:style-name="T7">JSON</text:span><text:span text:style-name="T7">ノード</text:span></text:p><text:p text:style-name="P47"><text:span text:style-name="T7">var $targetArray:</text:span><text:span text:style-name="T7">配列に対応する</text:span><text:span text:style-name="T7">DOM</text:span><text:span text:style-name="T7">の</text:span><text:span text:style-name="T7">jQuery</text:span><text:span text:style-name="T7">オブジェクト</text:span></text:p><text:p text:style-name="P47"><text:span text:style-name="T7">var arrayLength:$targetArray</text:span><text:span text:style-name="T7">の要素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84.84pt" svg:height="247.61pt" svg:x="371.31pt" svg:y="286.19pt" svg:viewBox="0 0 2994 8736" draw:points="0,0 2994,0 2994,8736"><text:p/></draw:polyline><draw:g draw:style-name="gr7"><draw:custom-shape draw:style-name="gr34" draw:text-style-name="P31" svg:width="164.83pt" svg:height="71.18pt" svg:x="206.5pt" svg:y="250.75pt"><text:p text:style-name="P30"><text:span text:style-name="T3">今回の走査が配列ノードの</text:span><text:span text:style-name="T3">2</text:span><text:span text:style-name="T3">番目</text:span></text:p><text:p text:style-name="P30"><text:span text:style-name="T3">以降であればスキップする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9.96pt" svg:y1="321.9pt" svg:x2="289.96pt" svg:y2="350.19pt"><text:p/></draw:line></draw:g><draw:g draw:style-name="gr7"><draw:custom-shape draw:style-name="gr39" draw:text-style-name="P51" svg:width="169.43pt" svg:height="32.63pt" svg:x="205pt" svg:y="55.45pt"><text:p text:style-name="P49"><text:span text:style-name="T12">1</text:span><text:span text:style-name="T12">回前の走査した要素の</text:span><text:span text:style-name="T12">name</text:span><text:span text:style-name="T12">属性</text:span></text:p><text:p text:style-name="P49"><text:span text:style-name="T12">を保存する変数</text:span><text:span text:style-name="T12">prevName</text:span><text:span text:style-name="T12">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5pt" svg:y1="88.04pt" svg:x2="289.5pt" svg:y2="116.33pt"><text:p/></draw:line></draw:g><draw:g draw:style-name="gr7"><draw:custom-shape draw:style-name="gr39" draw:text-style-name="P51" svg:width="169.43pt" svg:height="32.63pt" svg:x="205.4pt" svg:y="189.84pt"><text:p text:style-name="P49"><text:span text:style-name="T12">現在の捜査対象の</text:span><text:span text:style-name="T12">DOM</text:span><text:span text:style-name="T12">の</text:span></text:p><text:p text:style-name="P49"><text:span text:style-name="T12">name</text:span><text:span text:style-name="T12">属性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222.46pt" svg:x2="289.9pt" svg:y2="250.75pt"><text:p/></draw:line></draw:g><draw:g draw:style-name="gr7"><draw:custom-shape draw:style-name="gr39" draw:text-style-name="P51" svg:width="169.43pt" svg:height="32.63pt" svg:x="205.4pt" svg:y="349.8pt"><text:p text:style-name="P49"><text:span text:style-name="T12">テキストエリアの</text:span><text:span text:style-name="T12">name</text:span><text:span text:style-name="T12">属性から</text:span></text:p><text:p text:style-name="P49"><text:span text:style-name="T12">スタックキー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382.39pt" svg:x2="289.9pt" svg:y2="410.68pt"><text:p/></draw:line></draw:g><draw:g draw:style-name="gr7"><draw:custom-shape draw:style-name="gr39" draw:text-style-name="P51" svg:width="169.43pt" svg:height="32.63pt" svg:x="205.4pt" svg:y="409.21pt"><text:p text:style-name="P49"><text:span text:style-name="T12">スタックキーからカレントのキーを取り出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9.9pt" svg:y1="441.81pt" svg:x2="289.9pt" svg:y2="470.1pt"><text:p/></draw:line></draw:g><draw:custom-shape draw:style-name="gr5" draw:text-style-name="P29" svg:width="27.38pt" svg:height="28.37pt" svg:x="275.75pt" svg:y="533.76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79" draw:text-style-name="P34" svg:width="182.66pt" svg:height="47.82pt" svg:x="197.94pt" svg:y="466.81pt"><text:p text:style-name="P28"><text:span text:style-name="T7">findMapNode()</text:span></text:p><text:p text:style-name="P28"><text:span text:style-name="T7"/></text:p><text:p text:style-name="P28"><text:span text:style-name="T7"/></text:p><text:p text:style-name="P28"><text:span text:style-name="T7">スタック</text:span><text:span text:style-name="T7">key</text:span><text:span text:style-name="T7">に一致するノードを返す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7" svg:x1="219pt" svg:y1="488.86pt" svg:x2="358.64pt" svg:y2="488.86pt"><text:p/></draw:line><draw:frame draw:style-name="gr67" draw:text-style-name="P36" svg:width="28.63pt" svg:height="9.07pt" svg:x="353.34pt" svg:y="517.8pt"><draw:text-box><text:p><text:span text:style-name="T6">fig19</text:span></text:p></draw:text-box></draw:frame></draw:g><draw:line draw:style-name="gr3" draw:text-style-name="P27" svg:x1="289.9pt" svg:y1="514.57pt" svg:x2="289.9pt" svg:y2="533.76pt"><text:p/></draw:line></draw:g><draw:custom-shape draw:style-name="gr5" draw:text-style-name="P29" svg:width="27.38pt" svg:height="28.37pt" svg:x="442.06pt" svg:y="533.76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frame draw:style-name="gr11" svg:width="17.06pt" svg:height="17.77pt" svg:x="322.3pt" svg:y="318.3pt"><draw:text-box><text:p>Y</text:p></draw:text-box></draw:frame><draw:frame draw:style-name="gr11" svg:width="17.06pt" svg:height="17.77pt" svg:x="393.65pt" svg:y="258.24pt"><draw:text-box><text:p>N</text:p></draw:text-box></draw:frame><draw:g draw:style-name="gr7"><draw:g draw:style-name="gr7"><draw:custom-shape draw:style-name="gr80" svg:width="170.62pt" svg:height="41.78pt" svg:x="212.6pt" svg:y="117.41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1" draw:text-style-name="P31" svg:width="85.01pt" svg:height="51.11pt" svg:x="255.29pt" svg:y="116.76pt"><draw:text-box><text:p text:style-name="P30"><text:span text:style-name="T4">編集用テキストエリア</text:span><text:span text:style-name="T3">がある限りループする</text:span></text:p></draw:text-box></draw:frame></draw:g><draw:line draw:style-name="gr3" draw:text-style-name="P27" svg:x1="297.75pt" svg:y1="159.48pt" svg:x2="297.75pt" svg:y2="191.59pt"><text:p/></draw:line></draw:g></draw:g></draw:g></text:p>
      <text:p text:style-name="P2"><draw:g text:anchor-type="as-char" draw:z-index="29" draw:style-name="gr17"><draw:custom-shape draw:style-name="gr5" draw:text-style-name="P29" svg:width="27.38pt" svg:height="28.37pt" svg:x="51.65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40.37pt" svg:height="24.72pt" svg:x="124.55pt" svg:y="95.5pt" svg:viewBox="0 0 1425 873" draw:points="0,0 1425,0 1425,873"><text:p/></draw:polyline><draw:polyline draw:style-name="gr10" draw:text-style-name="P28" svg:width="95.47pt" svg:height="403.23pt" svg:x="265.35pt" svg:y="211.41pt" svg:viewBox="0 0 3369 14226" draw:points="2078,0 3369,0 3369,14226 0,14226"><text:p/></draw:polyline><draw:custom-shape draw:style-name="gr62" draw:text-style-name="P31" svg:width="123.82pt" svg:height="76.22pt" svg:x="1.59pt" svg:y="56.21pt"><text:p text:style-name="P30"><text:span text:style-name="T3">ノードが</text:span><text:span text:style-name="T3">text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64.29pt" svg:y1="132.41pt" svg:x2="64.29pt" svg:y2="200.86pt"><text:p/></draw:line><draw:line draw:style-name="gr3" draw:text-style-name="P27" svg:x1="64.86pt" svg:y1="28.35pt" svg:x2="64.86pt" svg:y2="56.64pt"><text:p/></draw:line><draw:custom-shape draw:style-name="gr62" draw:text-style-name="P31" svg:width="123.82pt" svg:height="76.22pt" svg:x="101.31pt" svg:y="116.7pt"><text:p text:style-name="P30"><text:span text:style-name="T3">html</text:span><text:span text:style-name="T3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164.01pt" svg:y1="192.9pt" svg:x2="165.06pt" svg:y2="264.5pt"><text:p/></draw:line><draw:custom-shape draw:style-name="gr62" draw:text-style-name="P31" svg:width="123.82pt" svg:height="76.22pt" svg:x="200.35pt" svg:y="173.31pt"><text:p text:style-name="P30"><text:span text:style-name="T3">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63.06pt" svg:y1="249.51pt" svg:x2="263.06pt" svg:y2="306.91pt"><text:p/></draw:line><draw:polyline draw:style-name="gr10" draw:text-style-name="P28" svg:width="40.37pt" svg:height="17.63pt" svg:x="223.6pt" svg:y="155.65pt" svg:viewBox="0 0 1425 623" draw:points="0,0 1425,0 1425,623"><text:p/></draw:polyline><draw:frame draw:style-name="gr11" svg:width="17.06pt" svg:height="17.77pt" svg:x="87.14pt" svg:y="127.36pt"><draw:text-box><text:p>Y</text:p></draw:text-box></draw:frame><draw:frame draw:style-name="gr11" svg:width="17.06pt" svg:height="17.77pt" svg:x="176.2pt" svg:y="198pt"><draw:text-box><text:p>Y</text:p></draw:text-box></draw:frame><draw:frame draw:style-name="gr11" svg:width="17.06pt" svg:height="17.77pt" svg:x="281.71pt" svg:y="244.06pt"><draw:text-box><text:p>Y</text:p></draw:text-box></draw:frame><draw:frame draw:style-name="gr11" svg:width="17.06pt" svg:height="17.77pt" svg:x="136.66pt" svg:y="70.64pt"><draw:text-box><text:p>N</text:p></draw:text-box></draw:frame><draw:frame draw:style-name="gr11" svg:width="17.06pt" svg:height="17.77pt" svg:x="239.9pt" svg:y="127.25pt"><draw:text-box><text:p>N</text:p></draw:text-box></draw:frame><draw:frame draw:style-name="gr11" svg:width="17.06pt" svg:height="17.77pt" svg:x="331.85pt" svg:y="176.85pt"><draw:text-box><text:p>N</text:p></draw:text-box></draw:frame><draw:line draw:style-name="gr3" draw:text-style-name="P27" svg:x1="65.91pt" svg:y1="227.76pt" svg:x2="65.91pt" svg:y2="696.93pt"><text:p/></draw:line><draw:polyline draw:style-name="gr10" draw:text-style-name="P28" svg:width="361.67pt" svg:height="99.01pt" draw:transform="rotate (-1.5707963267949) translate (164.95pt 289.166929133859pt)" svg:viewBox="0 0 12760 3494" draw:points="0,0 12760,0 12760,3494"><text:p/></draw:polyline><draw:polyline draw:style-name="gr10" draw:text-style-name="P28" svg:width="23.22pt" svg:height="100.37pt" draw:transform="rotate (-1.5707963267949) translate (265.35pt 604.073622047244pt)" svg:viewBox="0 0 820 3542" draw:points="0,0 820,0 820,3542"><text:p/></draw:polyline><draw:custom-shape draw:style-name="gr5" draw:text-style-name="P29" svg:width="27.38pt" svg:height="28.37pt" svg:x="51.65pt" svg:y="696.84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41" svg:width="180.68pt" svg:height="91.16pt" svg:x="285pt" svg:y="0.85pt"><draw:text-box><text:p><text:span text:style-name="T7">Fig18 2</text:span><text:span text:style-name="T7">ページ目</text:span></text:p><text:p><text:span text:style-name="T7"/></text:p></draw:text-box></draw:frame><draw:custom-shape draw:style-name="gr63" draw:text-style-name="P51" svg:width="127.36pt" svg:height="26.99pt" svg:x="0pt" svg:y="200.81pt"><text:p text:style-name="P49"><text:span text:style-name="T12">タグの文字列を</text:span><text:span text:style-name="T12">JSON</text:span><text:span text:style-name="T12">ノードに</text:span></text:p><text:p text:style-name="P49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1" svg:width="127.36pt" svg:height="26.99pt" svg:x="99.04pt" svg:y="262.26pt"><text:p text:style-name="P49"><text:span text:style-name="T12">タグの文字列を</text:span><text:span text:style-name="T12">JSON</text:span><text:span text:style-name="T12">ノードに</text:span></text:p><text:p text:style-name="P49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1" svg:width="127.36pt" svg:height="26.99pt" svg:x="201.66pt" svg:y="306.91pt"><text:p text:style-name="P49"><text:span text:style-name="T12">処理対象となる</text:span><text:span text:style-name="T12">DOM</text:span><text:span text:style-name="T12">を</text:span></text:p><text:p text:style-name="P49"><text:span text:style-name="T12">全て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1" svg:width="127.36pt" svg:height="26.99pt" svg:x="201.66pt" svg:y="356.4pt"><text:p text:style-name="P49"><text:span text:style-name="T12">DOM</text:span><text:span text:style-name="T12">の配列の要素数を</text:span></text:p><text:p text:style-name="P49"><text:span text:style-name="T12">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63.06pt" svg:y1="333.95pt" svg:x2="263.06pt" svg:y2="356.4pt"><text:p/></draw:line><draw:custom-shape draw:style-name="gr95" draw:text-style-name="P51" svg:width="127.36pt" svg:height="41.13pt" svg:x="201.66pt" svg:y="405.95pt"><text:p text:style-name="P49"><text:span text:style-name="T12">JSON</text:span><text:span text:style-name="T12">の配列にリサイズが必要</text:span></text:p><text:p text:style-name="P49"><text:span text:style-name="T12">であれば、</text:span><text:span text:style-name="T12">DOM</text:span><text:span text:style-name="T12">配列の要素数</text:span></text:p><text:p text:style-name="P49"><text:span text:style-name="T12">と一致させる</text:span><text:span text:style-name="T12">(</text:span><text:span text:style-name="T12">リサイズする</text:span><text:span text:style-name="T12">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63.06pt" svg:y1="383.36pt" svg:x2="263.06pt" svg:y2="405.81pt"><text:p/></draw:line><draw:custom-shape draw:style-name="gr63" draw:text-style-name="P51" svg:width="127.36pt" svg:height="26.99pt" svg:x="197.69pt" svg:y="522.71pt"><text:p text:style-name="P49"><text:span text:style-name="T12">JSON</text:span><text:span text:style-name="T12">側の文字列配列に</text:span><text:span text:style-name="T12">DOM</text:span></text:p><text:p text:style-name="P49"><text:span text:style-name="T12">配列の文字列をコピー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29" svg:width="27.38pt" svg:height="28.37pt" svg:x="403.31pt" svg:y="0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643.78pt" svg:height="350.62pt" draw:transform="rotate (-1.5707963267949) translate (416.999999999999pt 27.4169291338595pt)" svg:viewBox="0 0 22712 12370" draw:points="0,0 22712,0 22712,12370"><text:p/></draw:polyline><draw:g draw:style-name="gr7"><draw:custom-shape draw:style-name="gr96" draw:text-style-name="P73" svg:width="145.08pt" svg:height="35.57pt" svg:x="190.6pt" svg:y="466.55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7" draw:text-style-name="P61" svg:width="72.31pt" svg:height="27.07pt" svg:x="226.91pt" svg:y="466.1pt"><draw:text-box><text:p><text:span text:style-name="T4">配列の要素数分ループする</text:span></text:p></draw:text-box></draw:frame></draw:g><draw:line draw:style-name="gr3" draw:text-style-name="P27" svg:x1="265.35pt" svg:y1="502.41pt" svg:x2="265.35pt" svg:y2="522.65pt"><text:p/></draw:line><draw:custom-shape draw:style-name="gr98" draw:text-style-name="P56" svg:width="145.08pt" svg:height="30.61pt" svg:x="190.6pt" svg:y="573.45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7" svg:x1="263.06pt" svg:y1="447.05pt" svg:x2="263.06pt" svg:y2="466.1pt"><text:p/></draw:line><draw:line draw:style-name="gr3" draw:text-style-name="P27" svg:x1="265.35pt" svg:y1="548.36pt" svg:x2="265.35pt" svg:y2="573.42pt"><text:p/></draw:line></draw:g></text:p>
      <text:p text:style-name="P4"><draw:g text:anchor-type="as-char" draw:z-index="22" draw:style-name="gr17"><draw:frame draw:style-name="gr2" draw:text-style-name="P41" svg:width="180.68pt" svg:height="257.41pt" svg:x="0pt" svg:y="7.26pt"><draw:text-box><text:p><text:span text:style-name="T7">Fig18 3</text:span><text:span text:style-name="T7">枚目</text:span></text:p><text:p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58" draw:text-style-name="P51" svg:width="169.51pt" svg:height="32.68pt" svg:x="200.61pt" svg:y="56.15pt"><text:p text:style-name="P49"><text:span text:style-name="T12">前回の</text:span><text:span text:style-name="T12">name</text:span><text:span text:style-name="T12">属性を更新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14pt" svg:y1="88.78pt" svg:x2="285.14pt" svg:y2="117.07pt"><text:p/></draw:line></draw:g><draw:custom-shape draw:style-name="gr5" draw:text-style-name="P29" svg:width="27.38pt" svg:height="28.37pt" svg:x="273.2pt" svg:y="116.3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0"><draw:g text:anchor-type="as-char" draw:z-index="28" draw:style-name="gr17"><draw:frame draw:style-name="gr90" draw:text-style-name="P41" svg:width="180.68pt" svg:height="204.58pt" svg:x="0pt" svg:y="7.26pt"><draw:text-box><text:p><text:span text:style-name="T7">Fig19</text:span></text:p><text:p><text:span text:style-name="T7">関数名：</text:span><text:span text:style-name="T7">findMapNode</text:span></text:p><text:p text:style-name="P72"><text:span text:style-name="T7">概要：トークン文字列に該当する</text:span><text:span text:style-name="T7">JSON</text:span><text:span text:style-name="T7">ノードを探し返す</text:span></text:p><text:p text:style-name="P65"><text:span text:style-name="T7">引数：</text:span><text:span text:style-name="T7">Array curStackKey:</text:span><text:span text:style-name="T7">スタックされたキーの配列</text:span></text:p><text:p text:style-name="P68"><text:span text:style-name="T7">Object curMapNode:</text:span><text:span text:style-name="T7">カレントの連想配列のノード</text:span></text:p><text:p text:style-name="P65"><text:span text:style-name="T7">戻り値：</text:span><text:span text:style-name="T7">Object:</text:span><text:span text:style-name="T7">連想配列を返す。</text:span></text:p><text:p><text:span text:style-name="T7"/></text:p><text:p text:style-name="P46"><text:span text:style-name="T7">変数</text:span><text:span text:style-name="T7">:var returnMapNode:</text:span><text:span text:style-name="T7">連想配列を返すための変数</text:span></text:p><text:p text:style-name="P39"><text:span text:style-name="T7">var key:</text:span><text:span text:style-name="T7">スタックの先頭のキーを格納する</text:span></text:p></draw:text-box></draw:frame><draw:line draw:style-name="gr3" draw:text-style-name="P27" svg:x1="285.51pt" svg:y1="28.35pt" svg:x2="285.51pt" svg:y2="46.6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24.72pt" svg:height="60.07pt" svg:x="374.46pt" svg:y="494.76pt" svg:viewBox="0 0 873 2120" draw:points="0,0 873,0 873,2120"><text:p/></draw:polyline><draw:polyline draw:style-name="gr10" draw:text-style-name="P28" svg:width="15.56pt" svg:height="104.49pt" draw:transform="rotate (-1.5707963267949) translate (398.7pt 584.076771653538pt)" svg:viewBox="0 0 550 3687" draw:points="0,0 550,0 550,3687"><text:p/></draw:polyline><draw:g draw:style-name="gr7"><draw:custom-shape draw:style-name="gr39" draw:text-style-name="P51" svg:width="169.43pt" svg:height="32.63pt" svg:x="204.09pt" svg:y="44.76pt"><text:p text:style-name="P49"><text:span text:style-name="T12">連想配列のノードを返却するための変数</text:span></text:p><text:p text:style-name="P49"><text:span text:style-name="T12">retMapNode</text:span><text:span text:style-name="T12">を宣言、</text:span><text:span text:style-name="T12">null</text:span><text:span text:style-name="T12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8.6pt" svg:y1="77.36pt" svg:x2="288.6pt" svg:y2="105.65pt"><text:p/></draw:line></draw:g><draw:custom-shape draw:style-name="gr34" draw:text-style-name="P31" svg:width="164.83pt" svg:height="71.18pt" svg:x="207.64pt" svg:y="102.1pt"><text:p text:style-name="P30"><text:span text:style-name="T3">引数に</text:span><text:span text:style-name="T3">null</text:span><text:span text:style-name="T3">が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91.09pt" svg:y1="173.25pt" svg:x2="291.09pt" svg:y2="194.12pt"><text:p/></draw:line><draw:polyline draw:style-name="gr10" draw:text-style-name="P28" svg:width="54.51pt" svg:height="56.58pt" svg:x="368.9pt" svg:y="137.51pt" svg:viewBox="0 0 1924 1997" draw:points="0,0 1924,0 1924,1997"><text:p/></draw:polyline><draw:g draw:style-name="gr7"><draw:custom-shape draw:style-name="gr91" draw:text-style-name="P51" svg:width="77.87pt" svg:height="32.63pt" svg:x="384.49pt" svg:y="193.35pt"><text:p text:style-name="P49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423.33pt" svg:y1="225.95pt" svg:x2="423.33pt" svg:y2="254.24pt"><text:p/></draw:line></draw:g><draw:custom-shape draw:style-name="gr5" draw:text-style-name="P29" svg:width="27.38pt" svg:height="28.37pt" svg:x="409.29pt" svg:y="254.2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92" draw:text-style-name="P51" svg:width="159.17pt" svg:height="32.68pt" svg:x="214.75pt" svg:y="194.09pt"><text:p text:style-name="P49"><text:span text:style-name="T12">先頭のトークン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4.12pt" svg:y1="226.66pt" svg:x2="294.12pt" svg:y2="254.95pt"><text:p/></draw:line></draw:g><draw:custom-shape draw:style-name="gr93" draw:text-style-name="P31" svg:width="164.92pt" svg:height="71.26pt" svg:x="209pt" svg:y="253.76pt"><text:p text:style-name="P30"><text:span text:style-name="T3">key</text:span><text:span text:style-name="T3">に一致した</text:span><text:span text:style-name="T3">Node</text:span><text:span text:style-name="T3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91.09pt" svg:y1="325.05pt" svg:x2="291.09pt" svg:y2="342.71pt"><text:p/></draw:line><draw:g draw:style-name="gr7"><draw:custom-shape draw:style-name="gr92" draw:text-style-name="P51" svg:width="159.17pt" svg:height="32.68pt" svg:x="214.75pt" svg:y="342.65pt"><text:p text:style-name="P49"><text:span text:style-name="T12">curStackKey</text:span><text:span text:style-name="T12">から先頭トークンを取り除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4.12pt" svg:y1="375.28pt" svg:x2="294.12pt" svg:y2="403.57pt"><text:p/></draw:line></draw:g><draw:g draw:style-name="gr7"><draw:custom-shape draw:style-name="gr92" draw:text-style-name="P51" svg:width="159.17pt" svg:height="32.68pt" svg:x="214.75pt" svg:y="402.8pt"><text:p text:style-name="P49"><text:span text:style-name="T12">key</text:span><text:span text:style-name="T12">に該当する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4.12pt" svg:y1="435.43pt" svg:x2="294.12pt" svg:y2="463.72pt"><text:p/></draw:line></draw:g><draw:custom-shape draw:style-name="gr34" draw:text-style-name="P31" svg:width="164.83pt" svg:height="71.18pt" svg:x="213.19pt" svg:y="459.41pt"><text:p text:style-name="P30"><text:span text:style-name="T3">curStackKey</text:span><text:span text:style-name="T3">のキーが残り</text:span></text:p><text:p text:style-name="P30"><text:span text:style-name="T3">ひとつ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96.65pt" svg:y1="530.56pt" svg:x2="296.65pt" svg:y2="551.42pt"><text:p/></draw:line><draw:custom-shape draw:style-name="gr94" draw:text-style-name="P51" svg:width="88.47pt" svg:height="32.68pt" svg:x="250.64pt" svg:y="551.4pt"><text:p text:style-name="P49"><text:span text:style-name="T12">現在のノードを返却用</text:span></text:p><text:p text:style-name="P49"><text:span text:style-name="T12">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4.21pt" svg:y1="584.05pt" svg:x2="294.21pt" svg:y2="629.21pt"><text:p/></draw:line><draw:custom-shape draw:style-name="gr94" draw:text-style-name="P51" svg:width="88.47pt" svg:height="32.68pt" svg:x="352.69pt" svg:y="551.4pt"><text:p text:style-name="P49"><text:span text:style-name="T12">再帰して階層を潜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4" draw:text-style-name="P51" svg:width="88.47pt" svg:height="32.68pt" svg:x="250.1pt" svg:y="629.21pt"><text:p text:style-name="P49"><text:span text:style-name="T12">ノード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96.11pt" svg:y1="661.01pt" svg:x2="296.11pt" svg:y2="689.36pt"><text:p/></draw:line><draw:custom-shape draw:style-name="gr5" draw:text-style-name="P29" svg:width="27.38pt" svg:height="28.37pt" svg:x="281.96pt" svg:y="685.81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><draw:g text:anchor-type="as-char" draw:z-index="27" draw:style-name="gr17"><draw:frame draw:style-name="gr87" draw:text-style-name="P41" svg:width="180.68pt" svg:height="183.32pt" svg:x="0pt" svg:y="7.26pt"><draw:text-box><text:p><text:span text:style-name="T7">Fig20</text:span></text:p><text:p><text:span text:style-name="T7">関数名：</text:span><text:span text:style-name="T7">getJsonForCustomize</text:span></text:p><text:p text:style-name="P69"><text:span text:style-name="T7">概要：編集用に</text:span><text:span text:style-name="T7">JSON</text:span><text:span text:style-name="T7">を取得する</text:span></text:p><text:p text:style-name="P70"><text:span text:style-name="T7">引数：</text:span><text:span text:style-name="T7">String rootName:JSON</text:span><text:span text:style-name="T7">を格納するキー</text:span></text:p><text:p text:style-name="P68"><text:span text:style-name="T7">:String jsonPath:JSON</text:span><text:span text:style-name="T7">ファイルの</text:span><text:span text:style-name="T7">URL</text:span></text:p><text:p><text:span text:style-name="T7">戻り値：なし</text:span></text:p><text:p><text:span text:style-name="T7"/></text:p><text:p text:style-name="P71"><text:span text:style-name="T7">変数</text:span><text:span text:style-name="T7">:var tmp:</text:span><text:span text:style-name="T7">取得した</text:span><text:span text:style-name="T7">JSON</text:span><text:span text:style-name="T7">の連想配列を一時格納しておく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8" svg:width="15.56pt" svg:height="128.18pt" draw:transform="rotate (-1.5707963267949) translate (413.500000000002pt 305.826771653538pt)" svg:viewBox="0 0 550 4523" draw:points="0,0 550,0 550,4523"><text:p/></draw:polyline><draw:g draw:style-name="gr7"><draw:custom-shape draw:style-name="gr39" draw:text-style-name="P51" svg:width="169.43pt" svg:height="32.63pt" svg:x="201.09pt" svg:y="55.36pt"><text:p text:style-name="P49"><text:span text:style-name="T12">一時的に値を保存する変数</text:span><text:span text:style-name="T12">tmp</text:span><text:span text:style-name="T12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62pt" svg:y1="87.96pt" svg:x2="285.62pt" svg:y2="116.25pt"><text:p/></draw:line></draw:g><draw:g draw:style-name="gr7"><draw:custom-shape draw:style-name="gr39" draw:text-style-name="P51" svg:width="169.43pt" svg:height="32.63pt" svg:x="201.09pt" svg:y="115.51pt"><text:p text:style-name="P49"><text:span text:style-name="T12">Ajax</text:span><text:span text:style-name="T12">通信で</text:span><text:span text:style-name="T12">json</text:span><text:span text:style-name="T12">ファイル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62pt" svg:y1="148.11pt" svg:x2="285.62pt" svg:y2="176.4pt"><text:p/></draw:line></draw:g><draw:g draw:style-name="gr7"><draw:custom-shape draw:style-name="gr34" draw:text-style-name="P31" svg:width="164.83pt" svg:height="71.18pt" svg:x="201.09pt" svg:y="172.86pt"><text:p text:style-name="P30"><text:span text:style-name="T3">通信に成功した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4.57pt" svg:y1="244.01pt" svg:x2="284.57pt" svg:y2="272.3pt"><text:p/></draw:line></draw:g><draw:polyline draw:style-name="gr10" draw:text-style-name="P28" svg:width="47.42pt" svg:height="67.18pt" svg:x="362.35pt" svg:y="208.2pt" svg:viewBox="0 0 1674 2371" draw:points="0,0 1674,0 1674,2371"><text:p/></draw:polyline><draw:custom-shape draw:style-name="gr88" draw:text-style-name="P51" svg:width="102.73pt" svg:height="32.77pt" svg:x="234.11pt" svg:y="271.16pt"><text:p text:style-name="P49"><text:span text:style-name="T12">tmp</text:span><text:span text:style-name="T12">に取得した</text:span><text:span text:style-name="T12">JSON</text:span><text:span text:style-name="T12">の</text:span></text:p><text:p text:style-name="P49"><text:span text:style-name="T12">データを一時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5.31pt" svg:y1="303.76pt" svg:x2="285.31pt" svg:y2="370.97pt"><text:p/></draw:line><draw:custom-shape draw:style-name="gr89" draw:text-style-name="P51" svg:width="102.61pt" svg:height="32.63pt" svg:x="356.74pt" svg:y="271.16pt"><text:p text:style-name="P49"><text:span text:style-name="T12">エラーのダイアログを</text:span></text:p><text:p text:style-name="P49"><text:span text:style-name="T12">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1" svg:width="164.83pt" svg:height="71.18pt" svg:x="201.09pt" svg:y="367.4pt"><text:p text:style-name="P30"><text:span text:style-name="T3">JSON</text:span><text:span text:style-name="T3">が取得できてい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4.57pt" svg:y1="438.55pt" svg:x2="284.57pt" svg:y2="466.84pt"><text:p/></draw:line></draw:g><draw:custom-shape draw:style-name="gr39" draw:text-style-name="P51" svg:width="169.43pt" svg:height="32.63pt" svg:x="198.11pt" svg:y="465.7pt"><text:p text:style-name="P49"><text:span text:style-name="T12">クラスのメンバ</text:span><text:span text:style-name="T12">json</text:span><text:span text:style-name="T12">に</text:span><text:span text:style-name="T12">tmp</text:span><text:span text:style-name="T12">の</text:span></text:p><text:p text:style-name="P49"><text:span text:style-name="T12">連想配列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7" svg:x1="282.61pt" svg:y1="498.3pt" svg:x2="282.61pt" svg:y2="565.51pt"><text:p/></draw:line><draw:custom-shape draw:style-name="gr5" draw:text-style-name="P29" svg:width="27.38pt" svg:height="28.37pt" svg:x="269.4pt" svg:y="561.9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/>
      <text:p text:style-name="P12"><draw:custom-shape text:anchor-type="paragraph" draw:z-index="47" draw:style-name="gr117" draw:text-style-name="P31" svg:width="164.83pt" svg:height="71.18pt" svg:x="203.05pt" svg:y="237.09pt"><text:p text:style-name="P30"><text:span text:style-name="T3">テーブルの作成に成功した</text:span></text:p><text:list text:style-name=""><text:list-item><text:p text:style-name="P30">tag != null</text:p></text:list-item></text:list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text:anchor-type="paragraph" draw:z-index="48" draw:style-name="gr118" draw:text-style-name="P28" svg:width="142.47pt" svg:height="34.78pt" svg:x="367.85pt" svg:y="272.1pt" svg:viewBox="0 0 5027 1228" draw:points="0,0 5027,0 5027,1228"><text:p/></draw:polyline><draw:polyline text:anchor-type="paragraph" draw:z-index="49" draw:style-name="gr118" draw:text-style-name="P28" svg:width="198.11pt" svg:height="225.35pt" draw:transform="rotate (-1.5707963267949) translate (511.000000000003pt 350.690155942203pt)" svg:viewBox="0 0 6990 7951" draw:points="0,0 6990,0 6990,7951"><text:p/></draw:polyline><draw:line text:anchor-type="paragraph" draw:z-index="52" draw:style-name="gr125" draw:text-style-name="P27" svg:x1="285.7pt" svg:y1="308.24pt" svg:x2="285.7pt" svg:y2="335.54pt"><text:p/></draw:line><draw:custom-shape text:anchor-type="paragraph" draw:z-index="53" draw:style-name="gr117" draw:text-style-name="P31" svg:width="164.83pt" svg:height="71.18pt" svg:x="203.05pt" svg:y="333.3pt"><text:p text:style-name="P30"><text:span text:style-name="T3">appendTo</text:span><text:span text:style-name="T3">が入力されて</text:span></text:p><text:p text:style-name="P30"><text:span text:style-name="T3">いれば</text:span></text:p><text:p text:style-name="P30"><text:span text:style-name="T3">appendTo !== void(0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54" draw:style-name="gr125" draw:text-style-name="P27" svg:x1="285.65pt" svg:y1="404.45pt" svg:x2="285.65pt" svg:y2="431.74pt"><text:p/></draw:line><draw:polyline text:anchor-type="paragraph" draw:z-index="55" draw:style-name="gr118" draw:text-style-name="P28" svg:width="57.97pt" svg:height="63.47pt" svg:x="367.85pt" svg:y="369.67pt" svg:viewBox="0 0 2046 2240" draw:points="0,0 2046,0 2046,2240"><text:p/></draw:polyline><draw:line text:anchor-type="paragraph" draw:z-index="58" draw:style-name="gr125" draw:text-style-name="P27" svg:x1="285.65pt" svg:y1="490.51pt" svg:x2="285.65pt" svg:y2="605.25pt"><text:p/></draw:line><draw:polyline text:anchor-type="paragraph" draw:z-index="59" draw:style-name="gr118" draw:text-style-name="P28" svg:width="61.23pt" svg:height="141.14pt" draw:transform="rotate (-1.5707963267949) translate (426.800000000002pt 475.896957110567pt)" svg:viewBox="0 0 2161 4980" draw:points="0,0 2161,0 2161,4980"><text:p/></draw:polyline></text:p>
      <text:p text:style-name="P13"><draw:g text:anchor-type="as-char" draw:z-index="60" draw:style-name="gr17"><draw:frame draw:style-name="gr128" draw:text-style-name="P41" svg:width="180.68pt" svg:height="261.07pt" svg:x="0pt" svg:y="7.26pt"><draw:text-box><text:p><text:span text:style-name="T7">Fig23</text:span></text:p><text:p><text:span text:style-name="T7">関数名：</text:span><text:span text:style-name="T7">createTagTable</text:span></text:p><text:p text:style-name="P75"><text:span text:style-name="T7">概要：配列と、その配列に格納された行に相当するオブジェクト群からレコード数可変のテーブルを作る</text:span></text:p><text:p text:style-name="P38"><text:span text:style-name="T7">引数 <text:s/></text:span><text:span text:style-name="T7">:Object mapNode:</text:span><text:span text:style-name="T7">テーブルのデータの配列を格納したオブジェクト</text:span></text:p><text:p text:style-name="P38"><text:span text:style-name="T7">　　　　</text:span><text:span text:style-name="T7">:Element domNode:</text:span><text:span text:style-name="T7">テーブルの</text:span><text:span text:style-name="T7">HTML</text:span></text:p><text:p text:style-name="P38"><text:span text:style-name="T7">戻り値：</text:span><text:span text:style-name="T7">Element:</text:span><text:span text:style-name="T7">作成したテーブルの</text:span><text:span text:style-name="T7">DOM</text:span><text:span text:style-name="T7">を返す</text:span></text:p><text:p text:style-name="P82"><text:span text:style-name="T7">変数　</text:span><text:span text:style-name="T7">:Array mapNodeArray:mapNode</text:span><text:span text:style-name="T7">に格納されたテーブル用の配列を格納する変数</text:span></text:p><text:p text:style-name="P39"><text:span text:style-name="T7">Element colNameNode:</text:span><text:span text:style-name="T7">見出し行の</text:span><text:span text:style-name="T7">DOM</text:span><text:span text:style-name="T7">を格納する変数</text:span></text:p><text:p text:style-name="P39"><text:span text:style-name="T7">Element $table:</text:span><text:span text:style-name="T7">作成するテーブルの元となるテーブルの</text:span><text:span text:style-name="T7">DOM</text:span><text:span text:style-name="T7">を格納する変数</text:span></text:p><text:p text:style-name="P39"><text:span text:style-name="T7">int mapNodeArrayLength:mapNodeArray</text:span><text:span text:style-name="T7">の要素数を格納する変数</text:span></text:p><text:p text:style-name="P39"><text:span text:style-name="T7">int mapObjectLength:</text:span><text:span text:style-name="T7">テーブルの列数を格納する変数</text:span></text:p><text:p text:style-name="P39"><text:span text:style-name="T7">Object config:</text:span><text:span text:style-name="T7">設定データのオブジェクトを格納するための変数</text:span></text:p><text:p text:style-name="P39"><text:span text:style-name="T7">Element firstRow:</text:span><text:span text:style-name="T7">テーブルの</text:span><text:span text:style-name="T7">1</text:span><text:span text:style-name="T7">行目の</text:span><text:span text:style-name="T7">DOM</text:span><text:span text:style-name="T7">を格納する変数</text:span></text:p><text:p text:style-name="P39"><text:span text:style-name="T7">int objectCounter:</text:span><text:span text:style-name="T7">行のオブジェクトを走査するためのカウンター変数</text:span></text:p><text:p text:style-name="P39"><text:span text:style-name="T7"/></text:p><text:p text:style-name="P39"><text:span text:style-name="T7"/></text:p><text:p text:style-name="P39"><text:span text:style-name="T7">　　　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01pt" svg:y="658.4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31" svg:width="164.83pt" svg:height="71.18pt" svg:x="204.46pt" svg:y="480.7pt"><text:p text:style-name="P30"><text:span text:style-name="T3">設定データが存在すれば</text:span></text:p><text:p text:style-name="P30"><text:span text:style-name="T3">maNode.config !== void(0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7" svg:x1="285.7pt" svg:y1="97.91pt" svg:x2="285.7pt" svg:y2="125.21pt"><text:p/></draw:line><draw:g draw:style-name="gr7"><draw:custom-shape draw:style-name="gr129" draw:text-style-name="P76" svg:width="108.82pt" svg:height="19.36pt" svg:x="230.51pt" svg:y="581.64pt"><text:p text:style-name="P28"><text:span text:style-name="T12">config = mapNode.config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0" draw:text-style-name="P77" svg:width="108.82pt" svg:height="19.28pt" svg:x="230.51pt" svg:y="600.94pt"><text:p text:style-name="P28"><text:span text:style-name="T12">列設定データ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23" draw:text-style-name="P76" svg:width="129.32pt" svg:height="21.91pt" svg:x="219.66pt" svg:y="54.31pt"><text:p text:style-name="P28"><text:span text:style-name="T12">var mapNodeArray</text:span></text:p><text:p text:style-name="P28"><text:span text:style-name="T12"><text:s/></text:span><text:span text:style-name="T12">= mapNode.table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76.14pt"><text:p text:style-name="P28"><text:span text:style-name="T12">mapNode</text:span><text:span text:style-name="T12">からテーブル用の</text:span></text:p><text:p text:style-name="P28"><text:span text:style-name="T12">データを取り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23" draw:text-style-name="P76" svg:width="129.32pt" svg:height="21.91pt" svg:x="219.66pt" svg:y="124.21pt"><text:p text:style-name="P28"><text:span text:style-name="T12">var colNameNode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146.04pt"><text:p text:style-name="P28"><text:span text:style-name="T12">見出し行用の</text:span><text:span text:style-name="T12">DOM</text:span><text:span text:style-name="T12">を格納する</text:span></text:p><text:p text:style-name="P28"><text:span text:style-name="T12">変数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31" draw:text-style-name="P76" svg:width="129.32pt" svg:height="20.01pt" svg:x="219.66pt" svg:y="193.44pt"><text:p text:style-name="P28"><text:span text:style-name="T12">var table = $(domNod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2" draw:text-style-name="P77" svg:width="129.32pt" svg:height="26.48pt" svg:x="219.66pt" svg:y="213.45pt"><text:p text:style-name="P28"><text:span text:style-name="T12">何度も使うため、テーブルの</text:span></text:p><text:p text:style-name="P28"><text:span text:style-name="T12">jQuery</text:span><text:span text:style-name="T12">オブジェクトを生成して</text:span></text:p><text:p text:style-name="P28"><text:span text:style-name="T12">変数に格納してお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4.74pt" svg:y1="551.85pt" svg:x2="284.74pt" svg:y2="581.19pt"><text:p/></draw:line><draw:line draw:style-name="gr3" draw:text-style-name="P27" svg:x1="285.7pt" svg:y1="167.81pt" svg:x2="285.7pt" svg:y2="195.11pt"><text:p/></draw:line><draw:g draw:style-name="gr7"><draw:custom-shape draw:style-name="gr123" draw:text-style-name="P76" svg:width="129.32pt" svg:height="21.91pt" svg:x="219.66pt" svg:y="269.01pt"><text:p text:style-name="P28"><text:span text:style-name="T12">var mapNodeArrayLength = </text:span></text:p><text:p text:style-name="P28"><text:span text:style-name="T12">mapNodeArray.length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290.86pt"><text:p text:style-name="P28"><text:span text:style-name="T12">mapNode</text:span><text:span text:style-name="T12">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241.71pt" svg:x2="285.7pt" svg:y2="269.01pt"><text:p/></draw:line><draw:g draw:style-name="gr7"><draw:custom-shape draw:style-name="gr133" draw:text-style-name="P76" svg:width="129.32pt" svg:height="30.73pt" svg:x="219.66pt" svg:y="339.96pt"><text:p text:style-name="P28"><text:span text:style-name="T12">var mapObjectLength = </text:span></text:p><text:p text:style-name="P28"><text:span text:style-name="T12">Object.keys</text:span></text:p><text:p text:style-name="P28"><text:span text:style-name="T12">(mapNodeArray[0]).length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4" draw:text-style-name="P77" svg:width="129.32pt" svg:height="12.98pt" svg:x="219.66pt" svg:y="370.66pt"><text:p text:style-name="P28"><text:span text:style-name="T12">レコードの列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12.66pt" svg:x2="285.7pt" svg:y2="339.96pt"><text:p/></draw:line><draw:g draw:style-name="gr7"><draw:custom-shape draw:style-name="gr123" draw:text-style-name="P76" svg:width="129.32pt" svg:height="21.91pt" svg:x="219.66pt" svg:y="410.91pt"><text:p text:style-name="P28"><text:span text:style-name="T12">var config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432.74pt"><text:p text:style-name="P28"><text:span text:style-name="T12">設定データを格納するための</text:span></text:p><text:p text:style-name="P28"><text:span text:style-name="T12">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83.61pt" svg:x2="285.7pt" svg:y2="410.91pt"><text:p/></draw:line><draw:line draw:style-name="gr3" draw:text-style-name="P27" svg:x1="285.7pt" svg:y1="454.56pt" svg:x2="285.7pt" svg:y2="481.86pt"><text:p/></draw:line><draw:line draw:style-name="gr3" draw:text-style-name="P27" svg:x1="284.74pt" svg:y1="620.16pt" svg:x2="284.74pt" svg:y2="660.81pt"><text:p/></draw:line><draw:polyline draw:style-name="gr135" draw:text-style-name="P28" svg:width="146.86pt" svg:height="117.52pt" svg:x="284.74pt" svg:y="516.1pt" svg:viewBox="0 0 5182 4147" draw:points="2981,0 5182,0 5182,4147 0,4147"><text:p/></draw:polyline><draw:frame draw:style-name="gr11" svg:width="17.06pt" svg:height="17.77pt" svg:x="333.41pt" svg:y="537.7pt"><draw:text-box><text:p>Y</text:p></draw:text-box></draw:frame><draw:frame draw:style-name="gr11" svg:width="17.06pt" svg:height="17.77pt" svg:x="380.1pt" svg:y="491.36pt"><draw:text-box><text:p>N</text:p></draw:text-box></draw:frame></draw:g></text:p>
      <text:p text:style-name="P13"><draw:g text:anchor-type="as-char" draw:z-index="61" draw:style-name="gr17"><draw:line draw:style-name="gr4" draw:text-style-name="P28" svg:x1="184.2pt" svg:y1="0pt" svg:x2="184.2pt" svg:y2="727.26pt"><text:p/></draw:line><draw:frame draw:style-name="gr2" draw:text-style-name="P41" svg:width="180.68pt" svg:height="257.41pt" svg:x="0pt" svg:y="4.05pt"><draw:text-box><text:p><text:span text:style-name="T7">Fig23 </text:span><text:span text:style-name="T7">続き</text:span></text:p><text:p text:style-name="P39"><text:span text:style-name="T7">　　　</text:span></text:p></draw:text-box></draw:frame><draw:line draw:style-name="gr3" draw:text-style-name="P27" svg:x1="286.81pt" svg:y1="29.31pt" svg:x2="286.81pt" svg:y2="57.6pt"><text:p/></draw:line><draw:custom-shape draw:style-name="gr5" draw:text-style-name="P29" svg:width="27.38pt" svg:height="28.37pt" svg:x="273.2pt" svg:y="0.96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01pt" svg:y="637.26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8.9pt" svg:x2="285.7pt" svg:y2="126.2pt"><text:p/></draw:line><draw:g draw:style-name="gr7"><draw:custom-shape draw:style-name="gr136" draw:text-style-name="P76" svg:width="129.32pt" svg:height="22.88pt" svg:x="219.66pt" svg:y="55.25pt"><text:p text:style-name="P28"><text:span text:style-name="T12">var $firstRow = $table.children()</text:span></text:p><text:p text:style-name="P28"><text:span text:style-name="T12">.eq(0).children().eq(0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7" draw:text-style-name="P77" svg:width="129.32pt" svg:height="28.43pt" svg:x="219.66pt" svg:y="78.09pt"><text:p text:style-name="P28"><text:span text:style-name="T12">テーブルの</text:span><text:span text:style-name="T12">1</text:span><text:span text:style-name="T12">行目の</text:span><text:span text:style-name="T12">jQuery</text:span></text:p><text:p text:style-name="P28"><text:span text:style-name="T12">オブジェクトを生成し、</text:span></text:p><text:p text:style-name="P28"><text:span text:style-name="T12">変数に保存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4.74pt" svg:y1="552.81pt" svg:x2="284.74pt" svg:y2="582.15pt"><text:p/></draw:line><draw:g draw:style-name="gr7"><draw:custom-shape draw:style-name="gr138" draw:text-style-name="P76" svg:width="129.32pt" svg:height="28.97pt" svg:x="219.66pt" svg:y="207.75pt"><text:p text:style-name="P28"><text:span text:style-name="T12">$firstRow.append</text:span></text:p><text:p text:style-name="P28"><text:span text:style-name="T12">($firstRow.children().eq(0)</text:span></text:p><text:p text:style-name="P28"><text:span text:style-name="T12">.clone(false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9" draw:text-style-name="P77" svg:width="129.32pt" svg:height="23.02pt" svg:x="219.66pt" svg:y="236.69pt"><text:p text:style-name="P28"><text:span text:style-name="T12">1</text:span><text:span text:style-name="T12">行目の行の最初の子供</text:span><text:span text:style-name="T12">(td</text:span><text:span text:style-name="T12">タグ</text:span><text:span text:style-name="T12">)</text:span></text:p><text:p text:style-name="P28"><text:span text:style-name="T12">を必要なだけ増や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259.71pt" svg:x2="285.7pt" svg:y2="283.52pt"><text:p/></draw:line><draw:line draw:style-name="gr3" draw:text-style-name="P27" svg:x1="285.7pt" svg:y1="313.6pt" svg:x2="285.7pt" svg:y2="340.89pt"><text:p/></draw:line><draw:g draw:style-name="gr7"><draw:custom-shape draw:style-name="gr123" draw:text-style-name="P76" svg:width="129.32pt" svg:height="21.91pt" svg:x="219.66pt" svg:y="341.26pt"><text:p text:style-name="P28"><text:span text:style-name="T12">var objectCounter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363.09pt"><text:p text:style-name="P28"><text:span text:style-name="T12">行のオブジェクトを操作するため</text:span></text:p><text:p text:style-name="P28"><text:span text:style-name="T12">のカウンター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84.55pt" svg:x2="285.7pt" svg:y2="411.85pt"><text:p/></draw:line><draw:line draw:style-name="gr3" draw:text-style-name="P27" svg:x1="284.74pt" svg:y1="612.96pt" svg:x2="284.74pt" svg:y2="638.05pt"><text:p/></draw:line><draw:g draw:style-name="gr7"><draw:g draw:style-name="gr7"><draw:custom-shape draw:style-name="gr140" svg:width="170.62pt" svg:height="63.21pt" svg:x="201.91pt" svg:y="124.81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1" draw:text-style-name="P61" svg:width="85.01pt" svg:height="58.56pt" svg:x="244.6pt" svg:y="123.99pt"><draw:text-box><text:p><text:span text:style-name="T4">配列のオブジェクト数分の</text:span><text:span text:style-name="T4">domNode</text:span><text:span text:style-name="T4">を作成する</text:span></text:p><text:p><text:span text:style-name="T4"><text:s/></text:span><text:span text:style-name="T4">j = 1; j &lt; mapObjectLength; j++</text:span></text:p></draw:text-box></draw:frame></draw:g><draw:line draw:style-name="gr3" draw:text-style-name="P27" svg:x1="287.04pt" svg:y1="187.99pt" svg:x2="287.04pt" svg:y2="211.55pt"><text:p/></draw:line></draw:g><draw:custom-shape draw:style-name="gr142" draw:text-style-name="P56" svg:width="166.48pt" svg:height="30.61pt" svg:x="204.21pt" svg:y="283.1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g draw:style-name="gr7"><draw:custom-shape draw:style-name="gr140" svg:width="170.62pt" svg:height="63.21pt" svg:x="201.91pt" svg:y="410.09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1" draw:text-style-name="P61" svg:width="85.01pt" svg:height="58.56pt" svg:x="244.6pt" svg:y="409.29pt"><draw:text-box><text:p><text:span text:style-name="T4">複製した</text:span><text:span text:style-name="T4">domNode</text:span><text:span text:style-name="T4">に属性の値を指定していくループ</text:span></text:p><text:p><text:span text:style-name="T4">column in mapNodeArray[0]</text:span></text:p></draw:text-box></draw:frame></draw:g><draw:line draw:style-name="gr3" draw:text-style-name="P27" svg:x1="287.04pt" svg:y1="473.3pt" svg:x2="287.04pt" svg:y2="496.86pt"><text:p/></draw:line></draw:g><draw:g draw:style-name="gr7"><draw:custom-shape draw:style-name="gr143" draw:text-style-name="P76" svg:width="138.87pt" svg:height="45.47pt" svg:x="216.45pt" svg:y="494.5pt"><text:p text:style-name="P28"><text:span text:style-name="T12">$firstRow.children().</text:span></text:p><text:p text:style-name="P28"><text:span text:style-name="T12">eq(objectCounter++).addClass</text:span></text:p><text:p text:style-name="P28"><text:span text:style-name="T12">(this.getClassName(config, column))</text:span></text:p><text:p text:style-name="P28"><text:span text:style-name="T12">.attr(STR_STYLE, this.getStyle</text:span></text:p><text:p text:style-name="P28"><text:span text:style-name="T12">(config, column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44" draw:text-style-name="P77" svg:width="138.87pt" svg:height="22.96pt" svg:x="216.45pt" svg:y="539.94pt"><text:p text:style-name="P28"><text:span text:style-name="T12">各</text:span><text:span text:style-name="T12">domNode</text:span><text:span text:style-name="T12">に属性の</text:span></text:p><text:p text:style-name="P28"><text:span text:style-name="T12">値を指定してい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ustom-shape draw:style-name="gr142" draw:text-style-name="P56" svg:width="166.48pt" svg:height="30.61pt" svg:x="204.21pt" svg:y="582.35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text:p>
      <text:p text:style-name="P13"><draw:g text:anchor-type="as-char" draw:z-index="66" draw:style-name="gr17"><draw:line draw:style-name="gr4" draw:text-style-name="P28" svg:x1="184.2pt" svg:y1="0pt" svg:x2="184.2pt" svg:y2="727.26pt"><text:p/></draw:line><draw:frame draw:style-name="gr2" draw:text-style-name="P41" svg:width="180.68pt" svg:height="257.41pt" svg:x="0pt" svg:y="4.05pt"><draw:text-box><text:p><text:span text:style-name="T7">Fig23 </text:span><text:span text:style-name="T7">続き</text:span></text:p><text:p text:style-name="P39"><text:span text:style-name="T7">　　　</text:span></text:p></draw:text-box></draw:frame><draw:line draw:style-name="gr3" draw:text-style-name="P27" svg:x1="286.81pt" svg:y1="29.31pt" svg:x2="286.81pt" svg:y2="57.6pt"><text:p/></draw:line><draw:custom-shape draw:style-name="gr5" draw:text-style-name="P29" svg:width="27.38pt" svg:height="28.37pt" svg:x="273.2pt" svg:y="0.96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1.3pt" svg:y="675.16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8.9pt" svg:x2="285.7pt" svg:y2="126.2pt"><text:p/></draw:line><draw:g draw:style-name="gr7"><draw:custom-shape draw:style-name="gr136" draw:text-style-name="P76" svg:width="129.32pt" svg:height="22.88pt" svg:x="219.66pt" svg:y="55.25pt"><text:p text:style-name="P28"><text:span text:style-name="T12">var $firstRow = $table.children()</text:span></text:p><text:p text:style-name="P28"><text:span text:style-name="T12">.eq(0).children().eq(0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7" draw:text-style-name="P77" svg:width="129.32pt" svg:height="28.43pt" svg:x="219.66pt" svg:y="78.09pt"><text:p text:style-name="P28"><text:span text:style-name="T12">テーブルの</text:span><text:span text:style-name="T12">1</text:span><text:span text:style-name="T12">行目の</text:span><text:span text:style-name="T12">jQuery</text:span></text:p><text:p text:style-name="P28"><text:span text:style-name="T12">オブジェクトを生成し、</text:span></text:p><text:p text:style-name="P28"><text:span text:style-name="T12">変数に保存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4.74pt" svg:y1="524.41pt" svg:x2="284.74pt" svg:y2="544.96pt"><text:p/></draw:line><draw:line draw:style-name="gr3" draw:text-style-name="P27" svg:x1="285.7pt" svg:y1="262.74pt" svg:x2="285.7pt" svg:y2="286.55pt"><text:p/></draw:line><draw:line draw:style-name="gr3" draw:text-style-name="P27" svg:x1="285.7pt" svg:y1="313.6pt" svg:x2="285.7pt" svg:y2="340.89pt"><text:p/></draw:line><draw:g draw:style-name="gr7"><draw:custom-shape draw:style-name="gr123" draw:text-style-name="P76" svg:width="129.32pt" svg:height="21.91pt" svg:x="219.66pt" svg:y="220.45pt"><text:p text:style-name="P28"><text:span text:style-name="T12">$table.append</text:span></text:p><text:p text:style-name="P28"><text:span text:style-name="T12">($firstRow.clone(false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242.31pt"><text:p text:style-name="P28"><text:span text:style-name="T12">テーブルに必要なだけの</text:span></text:p><text:p text:style-name="P28"><text:span text:style-name="T12">行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84.55pt" svg:x2="285.7pt" svg:y2="411.85pt"><text:p/></draw:line><draw:line draw:style-name="gr3" draw:text-style-name="P27" svg:x1="284.74pt" svg:y1="582.21pt" svg:x2="284.74pt" svg:y2="607.29pt"><text:p/></draw:line><draw:g draw:style-name="gr7"><draw:g draw:style-name="gr7"><draw:custom-shape draw:style-name="gr146" svg:width="170.62pt" svg:height="72.57pt" svg:x="201.91pt" svg:y="124.67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7" draw:text-style-name="P61" svg:width="112.11pt" svg:height="72.09pt" svg:x="233.86pt" svg:y="129.49pt"><draw:text-box><text:p><text:span text:style-name="T7">配列のオブジェクト数分の</text:span><text:span text:style-name="T7">domNode</text:span><text:span text:style-name="T7">を作成する。最初から</text:span><text:span text:style-name="T7">1</text:span><text:span text:style-name="T7">行分の</text:span><text:span text:style-name="T7">DOM</text:span><text:span text:style-name="T7">が用意されているので、カウンターを</text:span><text:span text:style-name="T7">1</text:span><text:span text:style-name="T7">から開始する</text:span></text:p><text:p><text:span text:style-name="T4"><text:s/></text:span><text:span text:style-name="T4">var i = 1; i &lt; mapNodeArrayLength; i++</text:span></text:p></draw:text-box></draw:frame></draw:g><draw:line draw:style-name="gr3" draw:text-style-name="P27" svg:x1="287.04pt" svg:y1="197.35pt" svg:x2="287.04pt" svg:y2="220.9pt"><text:p/></draw:line></draw:g><draw:custom-shape draw:style-name="gr142" draw:text-style-name="P56" svg:width="166.48pt" svg:height="30.61pt" svg:x="204.21pt" svg:y="286.1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g draw:style-name="gr7"><draw:custom-shape draw:style-name="gr148" svg:width="170.62pt" svg:height="46.23pt" svg:x="201.91pt" svg:y="409.89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9" draw:text-style-name="P41" svg:width="85.01pt" svg:height="45.07pt" svg:x="244.6pt" svg:y="409.29pt"><draw:text-box><text:p><text:span text:style-name="T7">mapNode</text:span><text:span text:style-name="T7">の要素数分ループする</text:span></text:p><text:p><text:span text:style-name="T7">var i = 0; i &lt; mapNodeArrayLength; i+</text:span></text:p></draw:text-box></draw:frame></draw:g><draw:line draw:style-name="gr3" draw:text-style-name="P27" svg:x1="287.04pt" svg:y1="456.09pt" svg:x2="287.04pt" svg:y2="473.3pt"><text:p/></draw:line></draw:g><draw:g draw:style-name="gr7"><draw:custom-shape draw:style-name="gr123" draw:text-style-name="P76" svg:width="129.32pt" svg:height="21.91pt" svg:x="219.66pt" svg:y="339.65pt"><text:p text:style-name="P28"><text:span text:style-name="T12">colNameNode </text:span></text:p><text:p text:style-name="P28"><text:span text:style-name="T12">= $firstRow.clone(fals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361.5pt"><text:p text:style-name="P28"><text:span text:style-name="T12">見出し行にセ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0" draw:text-style-name="P76" svg:width="129.32pt" svg:height="23.41pt" svg:x="223.14pt" svg:y="471.26pt"><text:p text:style-name="P28"><text:span text:style-name="T12">var $row = $table.children().</text:span></text:p><text:p text:style-name="P28"><text:span text:style-name="T12">eq(0).children().eq(i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1" draw:text-style-name="P77" svg:width="129.32pt" svg:height="29.82pt" svg:x="223.14pt" svg:y="494.65pt"><text:p text:style-name="P28"><text:span text:style-name="T12">i</text:span><text:span text:style-name="T12">番目の行を取得して</text:span><text:span text:style-name="T12">jQuery</text:span></text:p><text:p text:style-name="P28"><text:span text:style-name="T12">オブジェクトに変換し、</text:span></text:p><text:p text:style-name="P28"><text:span text:style-name="T12">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2" draw:text-style-name="P76" svg:width="129.32pt" svg:height="15.22pt" svg:x="219.66pt" svg:y="545.24pt"><text:p text:style-name="P28"><text:span text:style-name="T12">var j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560.44pt"><text:p text:style-name="P28"><text:span text:style-name="T12">オブジェクト用ループ内</text:span></text:p><text:p text:style-name="P28"><text:span text:style-name="T12">でのカウンター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3" draw:text-style-name="P76" svg:width="137.57pt" svg:height="15.22pt" svg:x="215.4pt" svg:y="605.59pt"><text:p text:style-name="P28"><text:span text:style-name="T12">var mapObject = mapNodeArray[i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4" draw:text-style-name="P77" svg:width="137.57pt" svg:height="32.43pt" svg:x="215.4pt" svg:y="620.79pt"><text:p text:style-name="P28"><text:span text:style-name="T12">テーブルの行に相当する</text:span></text:p><text:p text:style-name="P28"><text:span text:style-name="T12">オブジェクトを、テーブルに相当</text:span></text:p><text:p text:style-name="P28"><text:span text:style-name="T12">する配列から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4.74pt" svg:y1="653.16pt" svg:x2="284.74pt" svg:y2="678.25pt"><text:p/></draw:line></draw:g></text:p>
      <text:p text:style-name="P2"><draw:g text:anchor-type="as-char" svg:y="-363.66pt" draw:z-index="67" draw:style-name="gr1"><draw:line draw:style-name="gr4" draw:text-style-name="P28" svg:x1="184.2pt" svg:y1="0pt" svg:x2="184.2pt" svg:y2="727.26pt"><text:p/></draw:line><draw:frame draw:style-name="gr2" draw:text-style-name="P41" svg:width="180.68pt" svg:height="257.41pt" svg:x="0pt" svg:y="4.05pt"><draw:text-box><text:p><text:span text:style-name="T7">Fig23 </text:span><text:span text:style-name="T7">続き</text:span></text:p><text:p text:style-name="P39"><text:span text:style-name="T7">　　　</text:span></text:p></draw:text-box></draw:frame><draw:line draw:style-name="gr3" draw:text-style-name="P27" svg:x1="286.81pt" svg:y1="29.31pt" svg:x2="286.81pt" svg:y2="57.6pt"><text:p/></draw:line><draw:custom-shape draw:style-name="gr5" draw:text-style-name="P29" svg:width="27.38pt" svg:height="28.37pt" svg:x="273.2pt" svg:y="0.96pt"><text:p text:style-name="P2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1.3pt" svg:y="632.8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7.01pt" svg:y1="486pt" svg:x2="287.01pt" svg:y2="506.55pt"><text:p/></draw:line><draw:line draw:style-name="gr3" draw:text-style-name="P27" svg:x1="285.7pt" svg:y1="205.85pt" svg:x2="285.7pt" svg:y2="229.66pt"><text:p/></draw:line><draw:line draw:style-name="gr3" draw:text-style-name="P27" svg:x1="285.7pt" svg:y1="371.59pt" svg:x2="285.7pt" svg:y2="398.89pt"><text:p/></draw:line><draw:line draw:style-name="gr3" draw:text-style-name="P27" svg:x1="284.74pt" svg:y1="548.76pt" svg:x2="284.74pt" svg:y2="573.85pt"><text:p/></draw:line><draw:g draw:style-name="gr7"><draw:g draw:style-name="gr7"><draw:custom-shape draw:style-name="gr155" svg:width="170.62pt" svg:height="56.83pt" svg:x="201.91pt" svg:y="57.26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56" draw:text-style-name="P61" svg:width="112.11pt" svg:height="36.09pt" svg:x="233.86pt" svg:y="68.91pt"><draw:text-box><text:p><text:span text:style-name="T7">テーブルの行に相当するオ</text:span></text:p><text:p><text:span text:style-name="T7">ブジェクトの要素分ループする</text:span></text:p><text:p><text:span text:style-name="T4">key in mapObject</text:span></text:p></draw:text-box></draw:frame></draw:g><draw:line draw:style-name="gr3" draw:text-style-name="P27" svg:x1="287.04pt" svg:y1="114.01pt" svg:x2="287.04pt" svg:y2="137.57pt"><text:p/></draw:line></draw:g><draw:custom-shape draw:style-name="gr142" draw:text-style-name="P56" svg:width="166.48pt" svg:height="30.61pt" svg:x="203.95pt" svg:y="398.49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142" draw:text-style-name="P56" svg:width="166.48pt" svg:height="30.61pt" svg:x="205.85pt" svg:y="455.41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123" draw:text-style-name="P76" svg:width="129.32pt" svg:height="21.91pt" svg:x="219.66pt" svg:y="327.94pt"><text:p text:style-name="P28"><text:span text:style-name="T12">$row.children().eq(j++)</text:span></text:p><text:p text:style-name="P28"><text:span text:style-name="T12">.text(mapObject[key]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349.8pt"><text:p text:style-name="P28"><text:span text:style-name="T12">セルにクラスとテキスト</text:span></text:p><text:p text:style-name="P28"><text:span text:style-name="T12">を追加してい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2" draw:text-style-name="P76" svg:width="129.32pt" svg:height="15.22pt" svg:x="216.71pt" svg:y="570.84pt"><text:p text:style-name="P28"><text:span text:style-name="T12">return $table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6.71pt" svg:y="586.06pt"><text:p text:style-name="P28"><text:span text:style-name="T12">作成したテーブル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7" draw:text-style-name="P76" svg:width="137.57pt" svg:height="20.47pt" svg:x="215.4pt" svg:y="505.3pt"><text:p text:style-name="P28"><text:span text:style-name="T12">$table.prepend(colNameNod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8" draw:text-style-name="P77" svg:width="137.57pt" svg:height="23.07pt" svg:x="215.4pt" svg:y="525.74pt"><text:p text:style-name="P28"><text:span text:style-name="T12">olNameNode</text:span><text:span text:style-name="T12">を行の</text:span></text:p><text:p text:style-name="P28"><text:span text:style-name="T12">先頭に配置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4.74pt" svg:y1="607.86pt" svg:x2="284.74pt" svg:y2="632.95pt"><text:p/></draw:line><draw:custom-shape draw:style-name="gr34" draw:text-style-name="P31" svg:width="164.83pt" svg:height="71.18pt" svg:x="204.46pt" svg:y="134.7pt"><text:p text:style-name="P30"><text:span text:style-name="T3">1</text:span><text:span text:style-name="T3">行目</text:span><text:span text:style-name="T3">(</text:span><text:span text:style-name="T3">見出し行</text:span><text:span text:style-name="T3">)</text:span><text:span text:style-name="T3">の</text:span></text:p><text:p text:style-name="P30"><text:span text:style-name="T3">走査であれば</text:span></text:p><text:p text:style-name="P30"><text:span text:style-name="T3">i =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1" svg:width="17.06pt" svg:height="17.77pt" svg:x="339.31pt" svg:y="199.25pt"><draw:text-box><text:p>Y</text:p></draw:text-box></draw:frame><draw:frame draw:style-name="gr11" svg:width="17.06pt" svg:height="17.77pt" svg:x="390.19pt" svg:y="146.15pt"><draw:text-box><text:p>N</text:p></draw:text-box></draw:frame><draw:polyline draw:style-name="gr135" draw:text-style-name="P28" svg:width="139.58pt" svg:height="132.77pt" svg:x="287.09pt" svg:y="168.6pt" svg:viewBox="0 0 4925 4685" draw:points="2833,0 4925,0 4925,4685 0,4685"><text:p/></draw:polyline><draw:g draw:style-name="gr7"><draw:custom-shape draw:style-name="gr159" draw:text-style-name="P76" svg:width="129.32pt" svg:height="35.32pt" svg:x="219.66pt" svg:y="229.04pt"><text:p text:style-name="P28"><text:span text:style-name="T12">$(colNameNode).children()</text:span></text:p><text:p text:style-name="P28"><text:span text:style-name="T12">.eq(j).text</text:span></text:p><text:p text:style-name="P28"><text:span text:style-name="T12">(this.getColumnName(config, key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264.36pt"><text:p text:style-name="P28"><text:span text:style-name="T12">見出し行のセルに値を入れ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286.3pt" svg:x2="285.7pt" svg:y2="328.34pt"><text:p/></draw:line><draw:line draw:style-name="gr3" draw:text-style-name="P27" svg:x1="285.7pt" svg:y1="429.11pt" svg:x2="285.7pt" svg:y2="456.41pt"><text:p/></draw:line></draw:g></text:p>
      <text:p text:style-name="P2"><draw:g text:anchor-type="as-char" draw:z-index="77" draw:style-name="gr186"><draw:g draw:style-name="gr7"><draw:frame draw:style-name="gr2" draw:text-style-name="P41" svg:width="180.68pt" svg:height="257.41pt" svg:x="0pt" svg:y="7.26pt"><draw:text-box><text:p><text:span text:style-name="T7">Fig24</text:span></text:p><text:p><text:span text:style-name="T7">関数名：</text:span><text:span text:style-name="T7">getColumnName</text:span></text:p><text:p text:style-name="P75"><text:span text:style-name="T7">概要：列設定の</text:span><text:span text:style-name="T7">JSON</text:span><text:span text:style-name="T7">から列のカラム名を取得する。見出し行に日本語の列名を設定するために使う</text:span></text:p><text:p text:style-name="P83"><text:span text:style-name="T7">引数 <text:s/></text:span><text:span text:style-name="T7">:Object configNode:</text:span><text:span text:style-name="T7">設定データを定義したオブジェクト</text:span></text:p><text:p text:style-name="P62"><text:span text:style-name="T7">String key:</text:span><text:span text:style-name="T7">列名</text:span></text:p><text:p text:style-name="P38"><text:span text:style-name="T7">戻り値：</text:span><text:span text:style-name="T7">String:</text:span><text:span text:style-name="T7">取得した列名を返す。取得できなければ</text:span><text:span text:style-name="T7">key</text:span><text:span text:style-name="T7">を返す</text:span></text:p><text:p text:style-name="P82"><text:span text:style-name="T7">変数　</text:span><text:span text:style-name="T7">String ret:</text:span><text:span text:style-name="T7">取得した列名を格納する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01pt" svg:y="203.6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9.66pt" svg:y="54.31pt"><text:p text:style-name="P28"><text:span text:style-name="T12">var ret = this.getConfigColumn</text:span></text:p><text:p text:style-name="P28"><text:span text:style-name="T12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76.14pt"><text:p text:style-name="P28"><text:span text:style-name="T12">key</text:span><text:span text:style-name="T12">で指定された</text:span></text:p><text:p text:style-name="P28"><text:span text:style-name="T12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7" draw:text-style-name="P76" svg:width="129.32pt" svg:height="31.32pt" svg:x="219.66pt" svg:y="124.21pt"><text:p text:style-name="P28"><text:span text:style-name="T12">return ret['columnName'] </text:span></text:p><text:p text:style-name="P28"><text:span text:style-name="T12">!== void(0)? </text:span></text:p><text:p text:style-name="P28"><text:span text:style-name="T12">ret['columnName']: key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155.51pt"><text:p text:style-name="P28"><text:span text:style-name="T12">列名を取得して返す。</text:span></text:p><text:p text:style-name="P28"><text:span text:style-name="T12">取得できなければ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77.31pt" svg:x2="285.7pt" svg:y2="204.6pt"><text:p/></draw:line></draw:g><draw:frame draw:style-name="gr190" draw:text-style-name="P85" svg:width="31.97pt" svg:height="20.07pt" svg:x="341.21pt" svg:y="104.14pt"><draw:text-box><text:p><text:span text:style-name="T15">Fig.27</text:span></text:p></draw:text-box></draw:frame></draw:g></text:p>
      <text:p text:style-name="P2"><draw:g text:anchor-type="as-char" draw:z-index="76" draw:style-name="gr186"><draw:g draw:style-name="gr7"><draw:frame draw:style-name="gr2" draw:text-style-name="P41" svg:width="180.68pt" svg:height="257.41pt" svg:x="0pt" svg:y="7.26pt"><draw:text-box><text:p><text:span text:style-name="T7">Fig25</text:span></text:p><text:p><text:span text:style-name="T7">関数名：</text:span><text:span text:style-name="T7">getClassName</text:span></text:p><text:p text:style-name="P75"><text:span text:style-name="T7">概要：列設定の</text:span><text:span text:style-name="T7">JSON</text:span><text:span text:style-name="T7">からセルに設定するクラス名を取得する</text:span></text:p><text:p text:style-name="P83"><text:span text:style-name="T7">引数 <text:s/></text:span><text:span text:style-name="T7">:Object configNode:</text:span><text:span text:style-name="T7">設定データを定義したオブジェクト</text:span></text:p><text:p text:style-name="P62"><text:span text:style-name="T7">String key:</text:span><text:span text:style-name="T7">列名</text:span></text:p><text:p text:style-name="P38"><text:span text:style-name="T7">戻り値：</text:span><text:span text:style-name="T7">String:</text:span><text:span text:style-name="T7">取得したクラス名を返す。取得できなけれ空文字を出す</text:span></text:p><text:p text:style-name="P82"><text:span text:style-name="T7">変数　</text:span><text:span text:style-name="T7">String ret:</text:span><text:span text:style-name="T7">取得した列名を格納する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01pt" svg:y="203.6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9.66pt" svg:y="54.31pt"><text:p text:style-name="P28"><text:span text:style-name="T12">var ret = this.getConfigColumn</text:span></text:p><text:p text:style-name="P28"><text:span text:style-name="T12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76.14pt"><text:p text:style-name="P28"><text:span text:style-name="T12">key</text:span><text:span text:style-name="T12">で指定された</text:span></text:p><text:p text:style-name="P28"><text:span text:style-name="T12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7" draw:text-style-name="P76" svg:width="129.32pt" svg:height="31.32pt" svg:x="219.66pt" svg:y="124.21pt"><text:p text:style-name="P28"><text:span text:style-name="T12">return ret['className'] </text:span></text:p><text:p text:style-name="P28"><text:span text:style-name="T12">!== void(0)? </text:span></text:p><text:p text:style-name="P28"><text:span text:style-name="T12">ret['className']: key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155.51pt"><text:p text:style-name="P28"><text:span text:style-name="T12">クラス名を取得して返す。</text:span></text:p><text:p text:style-name="P28"><text:span text:style-name="T12">取得できなければ空文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77.31pt" svg:x2="285.7pt" svg:y2="204.6pt"><text:p/></draw:line></draw:g><draw:frame draw:style-name="gr189" draw:text-style-name="P85" svg:width="31.97pt" svg:height="10.43pt" svg:x="344.21pt" svg:y="103.41pt"><draw:text-box><text:p><text:span text:style-name="T15">Fig.27</text:span></text:p></draw:text-box></draw:frame></draw:g></text:p>
      <text:p text:style-name="P2"><draw:g text:anchor-type="as-char" draw:z-index="75" draw:style-name="gr186"><draw:g draw:style-name="gr7"><draw:frame draw:style-name="gr2" draw:text-style-name="P41" svg:width="180.68pt" svg:height="257.41pt" svg:x="0pt" svg:y="7.26pt"><draw:text-box><text:p><text:span text:style-name="T7">Fig26</text:span></text:p><text:p><text:span text:style-name="T7">関数名：</text:span><text:span text:style-name="T7">getStyle</text:span></text:p><text:p text:style-name="P75"><text:span text:style-name="T7">概要：列設定の</text:span><text:span text:style-name="T7">JSON</text:span><text:span text:style-name="T7">からセルに設定するスタイルの文字列を取得する</text:span></text:p><text:p text:style-name="P83"><text:span text:style-name="T7">引数 <text:s/></text:span><text:span text:style-name="T7">:Object configNode:</text:span><text:span text:style-name="T7">設定データを定義したオブジェクト</text:span></text:p><text:p text:style-name="P62"><text:span text:style-name="T7">String key:</text:span><text:span text:style-name="T7">列名</text:span></text:p><text:p text:style-name="P38"><text:span text:style-name="T7">戻り値：</text:span><text:span text:style-name="T7">String:</text:span><text:span text:style-name="T7">取得したスタイルの文字列を返す。取得できなけれ空文字を出す</text:span></text:p><text:p text:style-name="P82"><text:span text:style-name="T7">変数　</text:span><text:span text:style-name="T7">String ret:</text:span><text:span text:style-name="T7">取得したスタイルを格納するための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01pt" svg:y="203.6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9.66pt" svg:y="54.31pt"><text:p text:style-name="P28"><text:span text:style-name="T12">var ret = this.getConfigColumn</text:span></text:p><text:p text:style-name="P28"><text:span text:style-name="T12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76.14pt"><text:p text:style-name="P28"><text:span text:style-name="T12">key</text:span><text:span text:style-name="T12">で指定された</text:span></text:p><text:p text:style-name="P28"><text:span text:style-name="T12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7" draw:text-style-name="P76" svg:width="129.32pt" svg:height="31.32pt" svg:x="219.66pt" svg:y="124.21pt"><text:p text:style-name="P28"><text:span text:style-name="T12">return ret['style'] </text:span></text:p><text:p text:style-name="P28"><text:span text:style-name="T12">!== void(0)? </text:span></text:p><text:p text:style-name="P28"><text:span text:style-name="T12">ret['style']: key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155.51pt"><text:p text:style-name="P28"><text:span text:style-name="T12">スタイルの文字列を取得して返す。</text:span></text:p><text:p text:style-name="P28"><text:span text:style-name="T12">取得できなければ空文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77.31pt" svg:x2="285.7pt" svg:y2="204.6pt"><text:p/></draw:line></draw:g><draw:frame draw:style-name="gr188" draw:text-style-name="P85" svg:width="31.97pt" svg:height="10.43pt" svg:x="339.25pt" svg:y="103.41pt"><draw:text-box><text:p><text:span text:style-name="T15">Fig.27</text:span></text:p></draw:text-box></draw:frame></draw:g></text:p>
      <text:p text:style-name="P2"><draw:frame text:anchor-type="paragraph" draw:z-index="69" draw:style-name="gr165" svg:width="23.16pt" svg:height="20.01pt" svg:x="323.6pt" svg:y="248.94pt"><draw:text-box><text:p>Y</text:p></draw:text-box></draw:frame><draw:frame text:anchor-type="paragraph" draw:z-index="70" draw:style-name="gr166" svg:width="18.96pt" svg:height="13.86pt" svg:x="353.06pt" svg:y="185.81pt"><draw:text-box><text:p>N</text:p></draw:text-box></draw:frame><draw:g text:anchor-type="as-char" draw:z-index="68" draw:style-name="gr17"><draw:frame draw:style-name="gr2" draw:text-style-name="P41" svg:width="180.43pt" svg:height="257.41pt" svg:x="0pt" svg:y="7.26pt"><draw:text-box><text:p><text:span text:style-name="T7">Fig27</text:span></text:p><text:p><text:span text:style-name="T7">関数名：</text:span><text:span text:style-name="T7">getConfigColumn</text:span></text:p><text:p text:style-name="P75"><text:span text:style-name="T7">概要：設定の</text:span><text:span text:style-name="T7">JSON</text:span><text:span text:style-name="T7">から行のオブジェクトを取得して返す</text:span></text:p><text:p text:style-name="P83"><text:span text:style-name="T7">引数 <text:s/></text:span><text:span text:style-name="T7">:Object configNode:</text:span><text:span text:style-name="T7">設定データを定義したオブジェクト</text:span></text:p><text:p text:style-name="P62"><text:span text:style-name="T7">String key:</text:span><text:span text:style-name="T7">列名</text:span></text:p><text:p text:style-name="P38"><text:span text:style-name="T7">戻り値：</text:span><text:span text:style-name="T7">Object:</text:span><text:span text:style-name="T7">取得した列のオブジェクトを返す。取得できなければ空オブジェクトを返す</text:span></text:p><text:p text:style-name="P82"><text:span text:style-name="T7">変数　</text:span><text:span text:style-name="T7">Object ret:</text:span><text:span text:style-name="T7">取得したスタイルを格納するための変数</text:span></text:p><text:p text:style-name="P39"><text:span text:style-name="T7">Object oneColumn:configNode</text:span><text:span text:style-name="T7">から取り出した要素を一時格納する変数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2.3pt" svg:y="449.26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8.95pt" svg:y="57.09pt"><text:p text:style-name="P28"><text:span text:style-name="T12">var ret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8.95pt" svg:y="78.94pt"><text:p text:style-name="P28"><text:span text:style-name="T12">返却する値を持つオブジェクトを</text:span></text:p><text:p text:style-name="P28"><text:span text:style-name="T12">格納する変数を準備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60" draw:text-style-name="P76" svg:width="129.32pt" svg:height="20.21pt" svg:x="219.66pt" svg:y="124.21pt"><text:p text:style-name="P28"><text:span text:style-name="T12">var oneColumn </text:span></text:p><text:p text:style-name="P28"><text:span text:style-name="T12">= configNode.columns[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144.4pt"><text:p text:style-name="P28"><text:span text:style-name="T12">key</text:span><text:span text:style-name="T12">に該当する列のオブジェクトを</text:span></text:p><text:p text:style-name="P28"><text:span text:style-name="T12">引数のオブジェクトから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66.2pt" svg:x2="285.7pt" svg:y2="193.49pt"><text:p/></draw:line><draw:g draw:style-name="gr7"><draw:custom-shape draw:style-name="gr161" svg:width="156.22pt" svg:height="64.52pt" svg:x="206.36pt" svg:y="191.76pt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62" draw:text-style-name="P84" svg:width="79.82pt" svg:height="30.59pt" svg:x="246.19pt" svg:y="209.71pt"><draw:text-box><text:p><text:span text:style-name="T13">値の取得に成功した</text:span></text:p><text:p><text:span text:style-name="T7">oneColumn !== void(0)</text:span></text:p></draw:text-box></draw:frame></draw:g><draw:line draw:style-name="gr3" draw:text-style-name="P27" svg:x1="285.7pt" svg:y1="256.25pt" svg:x2="285.7pt" svg:y2="283.55pt"><text:p/></draw:line><draw:g draw:style-name="gr7"><draw:custom-shape draw:style-name="gr163" draw:text-style-name="P76" svg:width="129.32pt" svg:height="14.51pt" svg:x="219.66pt" svg:y="282.7pt"><text:p text:style-name="P28"><text:span text:style-name="T12">ret = one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297.21pt"><text:p text:style-name="P28"><text:span text:style-name="T12">列のオブジェクトを</text:span></text:p><text:p text:style-name="P28"><text:span text:style-name="T12">返却用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19.01pt" svg:x2="285.7pt" svg:y2="388.4pt"><text:p/></draw:line><draw:polyline draw:style-name="gr164" draw:text-style-name="P28" svg:width="120.81pt" svg:height="132.18pt" svg:x="285.7pt" svg:y="223.85pt" svg:viewBox="0 0 4263 4664" draw:points="2711,0 4263,0 4263,4664 0,4664"><text:p/></draw:polyline><draw:g draw:style-name="gr7"><draw:custom-shape draw:style-name="gr163" draw:text-style-name="P76" svg:width="129.32pt" svg:height="14.51pt" svg:x="219.66pt" svg:y="386.19pt"><text:p text:style-name="P28"><text:span text:style-name="T12">ret = one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9.66pt" svg:y="400.71pt"><text:p text:style-name="P28"><text:span text:style-name="T12">列のオブジェクトを</text:span></text:p><text:p text:style-name="P28"><text:span text:style-name="T12">返却用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422.5pt" svg:x2="285.7pt" svg:y2="449.8pt"><text:p/></draw:line></draw:g></text:p>
      <text:p text:style-name="P2"><draw:g text:anchor-type="as-char" draw:z-index="71" draw:style-name="gr17"><draw:frame draw:style-name="gr2" draw:text-style-name="P41" svg:width="180.43pt" svg:height="257.41pt" svg:x="0pt" svg:y="7.26pt"><draw:text-box><text:p><text:span text:style-name="T7">Fig28</text:span></text:p><text:p><text:span text:style-name="T7">関数名：</text:span><text:span text:style-name="T7">replaceData</text:span></text:p><text:p text:style-name="P75"><text:span text:style-name="T7">概要：オブジェクトからオブジェクトへデータを追加、または置き換える</text:span></text:p><text:p text:style-name="P83"><text:span text:style-name="T7">引数 <text:s/></text:span><text:span text:style-name="T7">:int process:</text:span><text:span text:style-name="T7">オブジェクトへデータを追加するか、置き換えを行うかを判断する</text:span></text:p><text:p text:style-name="P62"><text:span text:style-name="T7">Object baseObject:</text:span><text:span text:style-name="T7">追加先となるオブジェクト</text:span></text:p><text:p text:style-name="P62"><text:span text:style-name="T7">Object appendObject:</text:span><text:span text:style-name="T7">追加元となるオブジェクト</text:span></text:p><text:p text:style-name="P62"><text:span text:style-name="T7">key:</text:span><text:span text:style-name="T7">追加指定するオブジェクトのキー</text:span></text:p><text:p text:style-name="P38"><text:span text:style-name="T7">戻り値：</text:span><text:span text:style-name="T7">Object:</text:span><text:span text:style-name="T7">データの追加・置き換えを行ったオブジェクトを返す</text:span></text:p><text:p text:style-name="P82"><text:span text:style-name="T7">変数　</text:span><text:span text:style-name="T7">Object retObject:</text:span><text:span text:style-name="T7">作成したオブジェクトを一時保存する変数</text:span></text:p><text:p text:style-name="P39"><text:span text:style-name="T7">Object append:</text:span><text:span text:style-name="T7">追加するオブジェクトを格納しておく変数。</text:span><text:span text:style-name="T7">$.extend</text:span><text:span text:style-name="T7">関数は引数のオブジェクトを書き換える場合があるため、コピーしたオブジェクトを利用する</text:span></text:p><text:p text:style-name="P39"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3.15pt" svg:y="663.11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8.95pt" svg:y="57.09pt"><text:p text:style-name="P28"><text:span text:style-name="T12">var retObject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8.95pt" svg:y="78.94pt"><text:p text:style-name="P28"><text:span text:style-name="T12">返すオブジェクトを入れる</text:span></text:p><text:p text:style-name="P28"><text:span text:style-name="T12">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67" draw:text-style-name="P76" svg:width="129.32pt" svg:height="13.72pt" svg:x="219.66pt" svg:y="123.99pt"><text:p text:style-name="P28"><text:span text:style-name="T12">var append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68" draw:text-style-name="P77" svg:width="129.32pt" svg:height="31.83pt" svg:x="219.66pt" svg:y="137.71pt"><text:p text:style-name="P28"><text:span text:style-name="T12">追加するオブジェクトを格納する</text:span></text:p><text:p text:style-name="P28"><text:span text:style-name="T12">変数を用意する。まずは空の</text:span></text:p><text:p text:style-name="P28"><text:span text:style-name="T12">オブジェクト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69.51pt" svg:x2="285.7pt" svg:y2="193.52pt"><text:p/></draw:line><draw:g draw:style-name="gr7"><draw:custom-shape draw:style-name="gr169" svg:width="156.22pt" svg:height="78.01pt" svg:x="206.36pt" svg:y="191.76pt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70" draw:text-style-name="P84" svg:width="79.82pt" svg:height="56.13pt" svg:x="246.19pt" svg:y="213.45pt"><draw:text-box><text:p><text:span text:style-name="T13">key</text:span><text:span text:style-name="T13">が入力されていれば</text:span></text:p><text:p><text:span text:style-name="T7">key !== void(0) &amp;&amp; key != null &amp;&amp; key != ''</text:span></text:p></draw:text-box></draw:frame></draw:g><draw:line draw:style-name="gr3" draw:text-style-name="P27" svg:x1="285.7pt" svg:y1="269.55pt" svg:x2="285.7pt" svg:y2="296.84pt"><text:p/></draw:line><draw:g draw:style-name="gr7"><draw:custom-shape draw:style-name="gr163" draw:text-style-name="P76" svg:width="129.32pt" svg:height="14.51pt" svg:x="220.65pt" svg:y="296.31pt"><text:p text:style-name="P28"><text:span text:style-name="T12">append[key] = appendObject[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20.65pt" svg:y="310.79pt"><text:p text:style-name="P28"><text:span text:style-name="T12">key</text:span><text:span text:style-name="T12">に該当する要素だけを</text:span></text:p><text:p text:style-name="P28"><text:span text:style-name="T12">追加するよう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332.56pt" svg:x2="285.7pt" svg:y2="366.35pt"><text:p/></draw:line><draw:frame draw:style-name="gr171" svg:width="23.16pt" svg:height="20.01pt" svg:x="261.1pt" svg:y="212.26pt"><draw:text-box><text:p>Y</text:p></draw:text-box></draw:frame><draw:frame draw:style-name="gr172" svg:width="18.96pt" svg:height="13.86pt" svg:x="296.59pt" svg:y="145.19pt"><draw:text-box><text:p>N</text:p></draw:text-box></draw:frame><draw:g draw:style-name="gr7"><draw:custom-shape draw:style-name="gr163" draw:text-style-name="P76" svg:width="129.32pt" svg:height="14.51pt" svg:x="377.04pt" svg:y="296.31pt"><text:p text:style-name="P28"><text:span text:style-name="T12">append = appendObjec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377.04pt" svg:y="310.79pt"><text:p text:style-name="P28"><text:span text:style-name="T12">引数の追加元オブジェクトを</text:span></text:p><text:p text:style-name="P28"><text:span text:style-name="T12">丸まる追加するよう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173" draw:text-style-name="P28" svg:width="77.47pt" svg:height="66.33pt" svg:x="362.55pt" svg:y="229.95pt" svg:viewBox="0 0 2734 2341" draw:points="0,0 2734,0 2734,2341 2708,2341"><text:p/></draw:polyline><draw:g draw:style-name="gr7"><draw:custom-shape draw:style-name="gr174" svg:width="156.22pt" svg:height="65.93pt" svg:x="206.36pt" svg:y="364.14pt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75" draw:text-style-name="P84" svg:width="79.82pt" svg:height="47.42pt" svg:x="246.19pt" svg:y="382.51pt"><draw:text-box><text:p><text:span text:style-name="T13">新規作成するなら</text:span></text:p><text:p><text:span text:style-name="T7">process == 1</text:span></text:p></draw:text-box></draw:frame></draw:g><draw:polyline draw:style-name="gr173" draw:text-style-name="P28" svg:width="14.77pt" svg:height="155.08pt" draw:transform="rotate (-1.5707963267949) translate (440.8pt 332.556692913385pt)" svg:viewBox="0 0 522 5472" draw:points="0,0 522,0 522,5472"><text:p/></draw:polyline><draw:line draw:style-name="gr3" draw:text-style-name="P27" svg:x1="285.7pt" svg:y1="430.04pt" svg:x2="285.7pt" svg:y2="463.83pt"><text:p/></draw:line><draw:g draw:style-name="gr7"><draw:g draw:style-name="gr7"><draw:custom-shape draw:style-name="gr176" svg:width="170.62pt" svg:height="46.18pt" svg:x="202.71pt" svg:y="461.57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7" draw:text-style-name="P61" svg:width="112.11pt" svg:height="27.07pt" svg:x="234.65pt" svg:y="471.15pt"><draw:text-box><text:p><text:span text:style-name="T7">追加先のオブジェクトを走査する</text:span></text:p><text:p><text:span text:style-name="T4">objKey in baseObject</text:span></text:p></draw:text-box></draw:frame></draw:g><draw:line draw:style-name="gr3" draw:text-style-name="P27" svg:x1="287.86pt" svg:y1="507.83pt" svg:x2="287.86pt" svg:y2="526.96pt"><text:p/></draw:line></draw:g><draw:g draw:style-name="gr7"><draw:custom-shape draw:style-name="gr177" draw:text-style-name="P76" svg:width="129.32pt" svg:height="17.32pt" svg:x="225.5pt" svg:y="601pt"><text:p text:style-name="P28"><text:span text:style-name="T12">delete baseObject[obj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78" draw:text-style-name="P77" svg:width="129.32pt" svg:height="17.26pt" svg:x="225.5pt" svg:y="618.24pt"><text:p text:style-name="P28"><text:span text:style-name="T12">該当する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ustom-shape draw:style-name="gr179" draw:text-style-name="P31" svg:width="164.83pt" svg:height="56.92pt" svg:x="205.26pt" svg:y="525.66pt"><text:p text:style-name="P30"><text:span text:style-name="T3">キーに被りがあったら</text:span></text:p><text:p text:style-name="P30"><text:span text:style-name="T3">objKey in append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35" draw:text-style-name="P28" svg:width="139.58pt" svg:height="97.03pt" svg:x="287.89pt" svg:y="553.66pt" svg:viewBox="0 0 4925 3424" draw:points="2833,0 4925,0 4925,3424 0,3424"><text:p/></draw:polyline><draw:line draw:style-name="gr3" draw:text-style-name="P27" svg:x1="287.89pt" svg:y1="582.55pt" svg:x2="287.89pt" svg:y2="602.76pt"><text:p/></draw:line><draw:line draw:style-name="gr3" draw:text-style-name="P27" svg:x1="287.89pt" svg:y1="635.5pt" svg:x2="287.89pt" svg:y2="663.14pt"><text:p/></draw:line><draw:custom-shape draw:style-name="gr5" draw:text-style-name="P29" svg:width="27.38pt" svg:height="28.37pt" svg:x="443.31pt" svg:y="663.11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73" draw:text-style-name="P28" svg:width="97.11pt" svg:height="265.01pt" svg:x="362.55pt" svg:y="398.01pt" svg:viewBox="0 0 3427 9350" draw:points="0,0 3427,0 3427,9350"><text:p/></draw:polyline></draw:g></text:p>
      <text:p text:style-name="P2"><draw:g text:anchor-type="as-char" svg:y="-363.66pt" draw:z-index="72" draw:style-name="gr1"><draw:custom-shape draw:style-name="gr142" draw:text-style-name="P56" svg:width="166.48pt" svg:height="30.61pt" svg:x="210.61pt" svg:y="55.45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" draw:text-style-name="P41" svg:width="180.43pt" svg:height="257.41pt" svg:x="0pt" svg:y="7.26pt"><draw:text-box><text:p><text:span text:style-name="T7">Fig28 </text:span><text:span text:style-name="T7">続き</text:span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86.06pt" svg:x2="285.7pt" svg:y2="143.01pt"><text:p/></draw:line><draw:g draw:style-name="gr7"><draw:custom-shape draw:style-name="gr180" draw:text-style-name="P76" svg:width="129.32pt" svg:height="23.78pt" svg:x="222.94pt" svg:y="143.01pt"><text:p text:style-name="P28"><text:span text:style-name="T12">return $.extend</text:span></text:p><text:p text:style-name="P28"><text:span text:style-name="T12">(true, baseObject, append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22.94pt" svg:y="166.76pt"><text:p text:style-name="P28"><text:span text:style-name="T12">2</text:span><text:span text:style-name="T12">つのオブジェクトを統合した</text:span></text:p><text:p text:style-name="P28"><text:span text:style-name="T12">オブジェクトを作って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5.7pt" svg:y1="187.4pt" svg:x2="285.7pt" svg:y2="211.41pt"><text:p/></draw:line><draw:custom-shape draw:style-name="gr5" draw:text-style-name="P29" svg:width="27.38pt" svg:height="28.37pt" svg:x="273.2pt" svg:y="211.4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440.39pt" svg:y="0pt"><text:p text:style-name="P2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73" draw:text-style-name="P28" svg:width="77.61pt" svg:height="168.97pt" draw:transform="rotate (-1.5707963267949) translate (454.7pt 28.36338582677pt)" svg:viewBox="0 0 2739 5962" draw:points="0,0 2739,0 2739,5962"><text:p/></draw:polyline></draw:g></text:p>
      <text:p text:style-name="P14"><draw:g text:anchor-type="as-char" draw:z-index="73" draw:style-name="gr17"><draw:frame draw:style-name="gr2" draw:text-style-name="P41" svg:width="180.43pt" svg:height="257.41pt" svg:x="0pt" svg:y="7.26pt"><draw:text-box><text:p><text:span text:style-name="T7">Fig29</text:span></text:p><text:p><text:span text:style-name="T7">関数名：</text:span><text:span text:style-name="T7">removeDomNode</text:span></text:p><text:p text:style-name="P75"><text:span text:style-name="T7">概要：引数で指定された要素を削除する</text:span></text:p><text:p text:style-name="P83"><text:span text:style-name="T7">引数 <text:s/></text:span><text:span text:style-name="T7">:iElement element:</text:span><text:span text:style-name="T7">削除する要素</text:span></text:p><text:p text:style-name="P38"><text:span text:style-name="T7">戻り値：</text:span><text:span text:style-name="T7">boolean:</text:span><text:span text:style-name="T7">削除できたかどうかを返す</text:span></text:p><text:p text:style-name="P82"><text:span text:style-name="T7"/></text:p></draw:text-box></draw:frame><draw:line draw:style-name="gr3" draw:text-style-name="P27" svg:x1="286.81pt" svg:y1="28.4pt" svg:x2="286.81pt" svg:y2="56.69pt"><text:p/></draw:lin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3.15pt" svg:y="125.01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97.91pt" svg:x2="285.7pt" svg:y2="125.21pt"><text:p/></draw:line><draw:g draw:style-name="gr7"><draw:custom-shape draw:style-name="gr123" draw:text-style-name="P76" svg:width="129.32pt" svg:height="21.91pt" svg:x="218.95pt" svg:y="57.09pt"><text:p text:style-name="P28"><text:span text:style-name="T12">element !== void(0)? </text:span></text:p><text:p text:style-name="P28"><text:span text:style-name="T12">$(element).remove():console.log(""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7" svg:width="129.32pt" svg:height="21.83pt" svg:x="218.95pt" svg:y="78.94pt"><text:p text:style-name="P28"><text:span text:style-name="T12">指定された要素が存在</text:span></text:p><text:p text:style-name="P28"><text:span text:style-name="T12">していたら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draw:g></text:p>
      <text:p text:style-name="P15"><draw:g text:anchor-type="as-char" draw:z-index="74" draw:style-name="gr17"><draw:frame draw:style-name="gr2" draw:text-style-name="P41" svg:width="180.43pt" svg:height="257.41pt" svg:x="0pt" svg:y="7.26pt"><draw:text-box><text:p><text:span text:style-name="T7">Fig30</text:span></text:p><text:p><text:span text:style-name="T7">関数名：</text:span><text:span text:style-name="T7">replaceValueNode</text:span></text:p><text:p text:style-name="P75"><text:span text:style-name="T7">概要：引数で指定されたオブジェクトのルートのキーの値を、新たなオブジェクトの</text:span><text:span text:style-name="T7">value</text:span><text:span text:style-name="T7">キーの</text:span><text:span text:style-name="T7">value</text:span><text:span text:style-name="T7">にセットして元のキーにセットする</text:span></text:p><text:p text:style-name="P83"><text:span text:style-name="T7">引数 <text:s/></text:span><text:span text:style-name="T7">:Object object:</text:span><text:span text:style-name="T7">処理対象のオブジェクト</text:span></text:p><text:p text:style-name="P82"><text:span text:style-name="T7">戻り値：</text:span><text:span text:style-name="T7">Object:</text:span><text:span text:style-name="T7">処理を終えたオブジェクトを返す</text:span></text:p></draw:text-box></draw:frame><draw:line draw:style-name="gr4" draw:text-style-name="P28" svg:x1="184.2pt" svg:y1="0.06pt" svg:x2="184.2pt" svg:y2="727.31pt"><text:p/></draw:line><draw:custom-shape draw:style-name="gr5" draw:text-style-name="P29" svg:width="27.38pt" svg:height="28.37pt" svg:x="273.2pt" svg:y="0pt"><text:p text:style-name="P2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svg:width="27.38pt" svg:height="28.37pt" svg:x="273.15pt" svg:y="298.74pt"><text:p text:style-name="P2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7" svg:x1="285.7pt" svg:y1="28.35pt" svg:x2="285.7pt" svg:y2="62.14pt"><text:p/></draw:line><draw:g draw:style-name="gr7"><draw:g draw:style-name="gr7"><draw:custom-shape draw:style-name="gr181" svg:width="170.62pt" svg:height="36.43pt" svg:x="202.71pt" svg:y="59.5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82" draw:text-style-name="P61" svg:width="112.11pt" svg:height="26.99pt" svg:x="234.65pt" svg:y="68.94pt"><draw:text-box><text:p><text:span text:style-name="T7">オブジェクトを走査する</text:span></text:p><text:p><text:span text:style-name="T4">key in object</text:span></text:p></draw:text-box></draw:frame></draw:g><draw:line draw:style-name="gr3" draw:text-style-name="P27" svg:x1="287.86pt" svg:y1="95.9pt" svg:x2="287.86pt" svg:y2="115.03pt"><text:p/></draw:line></draw:g><draw:g draw:style-name="gr7"><draw:custom-shape draw:style-name="gr183" draw:text-style-name="P76" svg:width="129.32pt" svg:height="15.11pt" svg:x="225.5pt" svg:y="114.24pt"><text:p text:style-name="P28"><text:span text:style-name="T12">object[key] = {value:object[key]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4" draw:text-style-name="P77" svg:width="129.32pt" svg:height="31.12pt" svg:x="225.5pt" svg:y="129.34pt"><text:p text:style-name="P28"><text:span text:style-name="T12">key</text:span><text:span text:style-name="T12">の</text:span><text:span text:style-name="T12">value</text:span><text:span text:style-name="T12">を、新たに生成した</text:span></text:p><text:p text:style-name="P28"><text:span text:style-name="T12">オブジェクトの</text:span><text:span text:style-name="T12">value</text:span><text:span text:style-name="T12">の</text:span><text:span text:style-name="T12">key</text:span><text:span text:style-name="T12">に</text:span></text:p><text:p text:style-name="P28"><text:span text:style-name="T12">セットし、元の</text:span><text:span text:style-name="T12">key</text:span><text:span text:style-name="T12">に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7.89pt" svg:y1="160.41pt" svg:x2="287.89pt" svg:y2="180.62pt"><text:p/></draw:line><draw:line draw:style-name="gr3" draw:text-style-name="P27" svg:x1="287.89pt" svg:y1="211.15pt" svg:x2="287.89pt" svg:y2="238.79pt"><text:p/></draw:line><draw:custom-shape draw:style-name="gr142" draw:text-style-name="P56" svg:width="166.48pt" svg:height="30.61pt" svg:x="204.04pt" svg:y="180.54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183" draw:text-style-name="P76" svg:width="129.32pt" svg:height="15.11pt" svg:x="225.5pt" svg:y="238.65pt"><text:p text:style-name="P28"><text:span text:style-name="T12">return objec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5" draw:text-style-name="P77" svg:width="129.32pt" svg:height="20.38pt" svg:x="225.5pt" svg:y="253.76pt"><text:p text:style-name="P28"><text:span text:style-name="T12">処理を終えた</text:span><text:span text:style-name="T12">object</text:span><text:span text:style-name="T12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287.89pt" svg:y1="274.11pt" svg:x2="287.89pt" svg:y2="298.77pt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Liberation Serif2" svg:font-family="'Liberation Serif'" style:font-pitch="variable"/>
    <style:font-face style:name="Mangal2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3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" draw:display-name="Dashed (var) 2" draw:style="rect" draw:dots1="1" draw:dots1-length="0.31pt" draw:dots2="1" draw:dots2-length="0.31pt" draw:distance="0.31pt"/>
    <draw:stroke-dash draw:name="Dashed_20__28_var_29__20_3" draw:display-name="Dashed (var) 3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17.01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align="center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pt" fo:margin-right="5.64pt" fo:margin-top="2.86pt" fo:margin-bottom="2.86pt" loext:contextual-spacing="false" style:line-height-at-least="10.01pt" fo:text-align="center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pt" fo:margin-bottom="14.14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pt" fo:margin-bottom="11.3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pt" fo:margin-bottom="8.5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pt" fo:margin-bottom="5.6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pt" fo:margin-right="0pt" fo:text-align="center" style:justify-single-word="false" fo:orphans="2" fo:widows="2" fo:text-indent="0pt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pt" fo:margin-bottom="14.14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pt" fo:margin-bottom="11.3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pt" fo:margin-bottom="8.5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pt" fo:margin-bottom="5.6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Foot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25.06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svg:height="31.61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3.2.2$MacOSX_X86_64 LibreOffice_project/edfb5295ba211bd31ad47d0bad0118690f76407d</meta:generator>
    <dc:date>2015-07-05T23:23:45.767577000</dc:date>
    <meta:editing-duration>P1DT4M26S</meta:editing-duration>
    <meta:editing-cycles>342</meta:editing-cycles>
    <meta:document-statistic meta:table-count="0" meta:image-count="0" meta:object-count="0" meta:page-count="48" meta:paragraph-count="47" meta:word-count="36" meta:character-count="45" meta:non-whitespace-character-count="44"/>
  </office:meta>
</office:document-meta>
</file>